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Jomolhari" svg:font-family="Jomolha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744in"/>
    </style:style>
    <style:style style:name="co2" style:family="table-column">
      <style:table-column-properties fo:break-before="auto" style:column-width="1.7366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631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Jomolhari" fo:font-size="18pt" style:font-size-asian="18pt" style:font-name-complex="Jomolhari" style:font-size-complex="18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54" table:default-cell-style-name="ce1"/>
        <table:table-row table:style-name="ro1">
          <table:table-cell office:value-type="string">
            <text:p>ལ།</text:p>
          </table:table-cell>
          <table:table-cell office:value-type="string">
            <text:p>/la/</text:p>
          </table:table-cell>
          <table:table-cell office:value-type="string">
            <text:p>(མིང་)</text:p>
          </table:table-cell>
          <table:table-cell office:value-type="string">
            <text:p>༡གསལ་བྱེད་ཉེར་དྲུག་པ་ལ།མིང་གཞིའི་ཡི་གུ་ལས་མོ་གཤམ་གྱི་ཡི་གུ་དང་རྗེས་འཇུག་ལས་མ་ནིང་གི་ཡི་གུ།་༢ས་ཁ་མཐོ་ས་ལས་མི་ཚུ་འགྱོ་བཏུབ་པའི་ལམ་ཡོད་མི་ལུ་ལ་ཟེར་སླབ་ཨིན།དཔལ་ལི་ལ་རྡོ་ལྕོག་ལ་ཡོ་མཐོ་ལ་སྐྱིད་སྐྱིད་ལ་ཚུ།</text:p>
          </table:table-cell>
          <table:table-cell table:number-columns-repeated="252"/>
        </table:table-row>
        <table:table-row table:style-name="ro1">
          <table:table-cell office:value-type="string">
            <text:p>ལ་ཁ།</text:p>
          </table:table-cell>
          <table:table-cell office:value-type="string">
            <text:p>/la kha/</text:p>
          </table:table-cell>
          <table:table-cell office:value-type="string">
            <text:p>(མིང་)</text:p>
          </table:table-cell>
          <table:table-cell office:value-type="string">
            <text:p>ལ་ཁ་ལུ་ཁཝ་འོང་ལ་ཁ་མཐོ་ལ་ཁ་དམའ་ཟེར་མི་ཚུ།</text:p>
          </table:table-cell>
          <table:table-cell table:number-columns-repeated="252"/>
        </table:table-row>
        <table:table-row table:style-name="ro1">
          <table:table-cell office:value-type="string">
            <text:p>ལ་ཁ་པ།</text:p>
          </table:table-cell>
          <table:table-cell office:value-type="string">
            <text:p>/la kha pa/</text:p>
          </table:table-cell>
          <table:table-cell office:value-type="string">
            <text:p>(མིང་)</text:p>
          </table:table-cell>
          <table:table-cell office:value-type="string">
            <text:p>ལ་ཁ་ལུ་སྡོད་མི་གི་རིགས།ལ་ཁ་ལུ་ལོ་ཐོག་ལེ་ཤ་མ་འཚོ་ནི་འདི་གིས་འཚོ་བ་ནོར་དང་ཚར་ལཱ་ལུ་བརྟེན་ཏེ་སྡོདཔ་ཨིན།</text:p>
          </table:table-cell>
          <table:table-cell table:number-columns-repeated="252"/>
        </table:table-row>
        <table:table-row table:style-name="ro1">
          <table:table-cell office:value-type="string">
            <text:p>ལ་ཁར།</text:p>
          </table:table-cell>
          <table:table-cell office:value-type="string">
            <text:p>/la khar/</text:p>
          </table:table-cell>
          <table:table-cell office:value-type="string">
            <text:p>(མིང་)</text:p>
          </table:table-cell>
          <table:table-cell office:value-type="string">
            <text:p>ལ་དོན་གྱི་སྦྱོར་ཚུལ་དཔེར་ན་ལ་ཁར་ལྷོདཔ་ད་གྱང་ལ་ཁར་འཛེགས་ཉིམ་ལ་ཁར་དཔག་ཆི་ནུག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ལ་དགུ་ལུང་དགུ</text:p>
          </table:table-cell>
          <table:table-cell office:value-type="string">
            <text:p>/la gu lung gu/</text:p>
          </table:table-cell>
          <table:table-cell office:value-type="string">
            <text:p>(མིང་)</text:p>
          </table:table-cell>
          <table:table-cell office:value-type="string">
            <text:p>༡ལ་དགུ་ལུང་དགུ་བརྒལ་ཡི་ཟེར་ཐག་རིང་ས་ལས་འོང་བའི་དཔྱེ།༢ལྟོ་བཅོས་འབདཝ་ད་ལ་དགུ་ལུང་དགུ་གི་དཔེ་ཙམ་བཟོ་ནི་ཡོད་མི་ཚུ།</text:p>
          </table:table-cell>
          <table:table-cell table:number-columns-repeated="252"/>
        </table:table-row>
        <table:table-row table:style-name="ro1">
          <table:table-cell office:value-type="string">
            <text:p>ལ་མགོ</text:p>
          </table:table-cell>
          <table:table-cell office:value-type="string">
            <text:p>/la go/</text:p>
          </table:table-cell>
          <table:table-cell office:value-type="string">
            <text:p>(མིང་)</text:p>
          </table:table-cell>
          <table:table-cell office:value-type="string">
            <text:p>༡ལ་གི་མགུ་ལ་གི་རྩེ་༢ལྐ་ལྒ་ལྕ་ལྗ་ལྟ་ལྡ་ལྤ་ལྦ་བཟུམ་ལ་མགོ་ཅན་གྱི་ཡི་གུ།</text:p>
          </table:table-cell>
          <table:table-cell table:number-columns-repeated="252"/>
        </table:table-row>
        <table:table-row table:style-name="ro1">
          <table:table-cell office:value-type="string">
            <text:p>ལ་རྒྱ།</text:p>
          </table:table-cell>
          <table:table-cell office:value-type="string">
            <text:p>/la ja/</text:p>
          </table:table-cell>
          <table:table-cell office:value-type="string">
            <text:p>(མིང་)</text:p>
          </table:table-cell>
          <table:table-cell office:value-type="string">
            <text:p>ཆོས་སྐད་ལས་རང་གི་རིགས་ལུ་ཤ་ཞེན་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ལ་སྒྲ།</text:p>
          </table:table-cell>
          <table:table-cell office:value-type="string">
            <text:p>/la dra/</text:p>
          </table:table-cell>
          <table:table-cell office:value-type="string">
            <text:p>(མིང་)</text:p>
          </table:table-cell>
          <table:table-cell office:value-type="string">
            <text:p>ཤར་ཕྱོགས་མཐོ་ལ་ལྷོ་ཕྱོགས་དམའ།།མེ་ནི་ཚ་ལ་རླུང་ནི་བསིལ།།ཟེར་དོ་བཟུམ་ཚིག་ཕྲད་ལ་གིས་མཚམས་སྦྱོར་ཚུལ།</text:p>
          </table:table-cell>
          <table:table-cell table:number-columns-repeated="252"/>
        </table:table-row>
        <table:table-row table:style-name="ro1">
          <table:table-cell office:value-type="string">
            <text:p>ལ་བརྒལ།</text:p>
          </table:table-cell>
          <table:table-cell office:value-type="string">
            <text:p>/la gel/</text:p>
          </table:table-cell>
          <table:table-cell office:value-type="string">
            <text:p>(བྱ་ཚིག་)</text:p>
          </table:table-cell>
          <table:table-cell office:value-type="string">
            <text:p>ལ་བརྒལ་བའི་བྱ་འདས།</text:p>
          </table:table-cell>
          <table:table-cell table:number-columns-repeated="252"/>
        </table:table-row>
        <table:table-row table:style-name="ro1">
          <table:table-cell office:value-type="string">
            <text:p>ལ་རྒྱབ།</text:p>
          </table:table-cell>
          <table:table-cell office:value-type="string">
            <text:p>/la jab/</text:p>
          </table:table-cell>
          <table:table-cell office:value-type="string">
            <text:p>(མིང་)</text:p>
          </table:table-cell>
          <table:table-cell office:value-type="string">
            <text:p>ལ་ཡི་རྒྱབ་ཁ་ལ་ཡི་རྒྱབ་ལས་ཉིམ་འཐོན།</text:p>
          </table:table-cell>
          <table:table-cell table:number-columns-repeated="252"/>
        </table:table-row>
        <table:table-row table:style-name="ro1">
          <table:table-cell office:value-type="string">
            <text:p>ལ་གཅན་པ།</text:p>
          </table:table-cell>
          <table:table-cell office:value-type="string">
            <text:p>/la cen pa/</text:p>
          </table:table-cell>
          <table:table-cell office:value-type="string">
            <text:p>(མིང་)</text:p>
          </table:table-cell>
          <table:table-cell office:value-type="string">
            <text:p>ལ་སྲུང་པ།</text:p>
          </table:table-cell>
          <table:table-cell table:number-columns-repeated="252"/>
        </table:table-row>
        <table:table-row table:style-name="ro1">
          <table:table-cell office:value-type="string">
            <text:p>ལ་ཆ།</text:p>
          </table:table-cell>
          <table:table-cell office:value-type="string">
            <text:p>/la cha/</text:p>
          </table:table-cell>
          <table:table-cell office:value-type="string">
            <text:p>(མིང་)</text:p>
          </table:table-cell>
          <table:table-cell office:value-type="string">
            <text:p>རྒྱ་ཚོས་ཀྱི་ཨ་རོག་ལ་ཆུ།</text:p>
          </table:table-cell>
          <table:table-cell table:number-columns-repeated="252"/>
        </table:table-row>
        <table:table-row table:style-name="ro1">
          <table:table-cell office:value-type="string">
            <text:p>ལ་ཆུ།</text:p>
          </table:table-cell>
          <table:table-cell office:value-type="string">
            <text:p>/la chu/</text:p>
          </table:table-cell>
          <table:table-cell office:value-type="string">
            <text:p>(མིང་)</text:p>
          </table:table-cell>
          <table:table-cell office:value-type="string">
            <text:p>༡ལ་ཁ་ལུ་ཡོད་པའི་ཆུ་ལ་ཆུ་ལུང་ཆུ་ཁ་འཐབ་ཟེར་བ་ཅིན་ཆུ་གིས་ནད་གཞི་ལྷོང་བའི་དོན་ཨིན།༢རྒྱ་ཚོས་ཀྱི་ཚིགས་རོག་ལུ་ཡང་ལ་ཆུ་ཟེར་སླབ་ཨིན་ལ་ཆུ་དབུར་ཏེ་ཐིའུ་བརྐྱབ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ལ་ཆུང༌།</text:p>
          </table:table-cell>
          <table:table-cell office:value-type="string">
            <text:p>/la chung/</text:p>
          </table:table-cell>
          <table:table-cell office:value-type="string">
            <text:p>(མིང་)</text:p>
          </table:table-cell>
          <table:table-cell office:value-type="string">
            <text:p>ལ་ཆུང་ཀུ</text:p>
          </table:table-cell>
          <table:table-cell table:number-columns-repeated="252"/>
        </table:table-row>
        <table:table-row table:style-name="ro1">
          <table:table-cell office:value-type="string">
            <text:p>ལ་ཆེན།</text:p>
          </table:table-cell>
          <table:table-cell office:value-type="string">
            <text:p>/la chen/</text:p>
          </table:table-cell>
          <table:table-cell office:value-type="string">
            <text:p>(མིང་ཁྱད་)</text:p>
          </table:table-cell>
          <table:table-cell office:value-type="string">
            <text:p>ལ་སྦོམ།</text:p>
          </table:table-cell>
          <table:table-cell table:number-columns-repeated="252"/>
        </table:table-row>
        <table:table-row table:style-name="ro1">
          <table:table-cell office:value-type="string">
            <text:p>ལ་བཏགས།</text:p>
          </table:table-cell>
          <table:table-cell office:value-type="string">
            <text:p>/la tag/</text:p>
          </table:table-cell>
          <table:table-cell office:value-type="string">
            <text:p>(མིང་)</text:p>
          </table:table-cell>
          <table:table-cell office:value-type="string">
            <text:p>གསལ་བྱེད་ཚུ་ལུ་འདོགས་ཅན་ལ་བཏགས་བཏགསཔ།དཔེར་ན་ཀླུ་ས་བདག་གླུ་གཞས་བླ་མ་སློོབ་མ་ཚུ།</text:p>
          </table:table-cell>
          <table:table-cell table:number-columns-repeated="252"/>
        </table:table-row>
        <table:table-row table:style-name="ro1">
          <table:table-cell office:value-type="string">
            <text:p>ལ་ལྟོང༌།</text:p>
          </table:table-cell>
          <table:table-cell office:value-type="string">
            <text:p>/la tong/</text:p>
          </table:table-cell>
          <table:table-cell office:value-type="string">
            <text:p>(མིང་)</text:p>
          </table:table-cell>
          <table:table-cell office:value-type="string">
            <text:p>༡ལ་གི་མགུ་ཏོག་མདའི་ལྟོང་བཟུམ་ཡོད་མི་ལུ་ལ་ལྟོང་ཟེར་སླབ་འོང༌།</text:p>
          </table:table-cell>
          <table:table-cell office:value-type="string">
            <text:p>༢ས་ལིང་དང་སེང་སྒོར་བར་ན་གི་ལ་ལྟོང་ལ་ཡང་དེ་སྦེ་འབྲི་འོང༌།</text:p>
          </table:table-cell>
          <table:table-cell table:number-columns-repeated="251"/>
        </table:table-row>
        <table:table-row table:style-name="ro1">
          <table:table-cell office:value-type="string">
            <text:p>ལ་སྟོད།</text:p>
          </table:table-cell>
          <table:table-cell office:value-type="string">
            <text:p>/la toe/</text:p>
          </table:table-cell>
          <table:table-cell office:value-type="string">
            <text:p>(མིང་)</text:p>
          </table:table-cell>
          <table:table-cell office:value-type="string">
            <text:p>ལ་འདི་བཀྲ་ཤིས་ལ་མོའི་ལ་སྟོད་ན།ཟེར་དོ་བཟུམ་ལ་གི་སྟོད།</text:p>
          </table:table-cell>
          <table:table-cell table:number-columns-repeated="252"/>
        </table:table-row>
        <table:table-row table:style-name="ro1">
          <table:table-cell office:value-type="string">
            <text:p>ལ་ཐག</text:p>
          </table:table-cell>
          <table:table-cell office:value-type="string">
            <text:p>/la tha/</text:p>
          </table:table-cell>
          <table:table-cell office:value-type="string">
            <text:p>(མིང་)</text:p>
          </table:table-cell>
          <table:table-cell office:value-type="string">
            <text:p>ལ་ཐག་རིངམ་ལ་ཐག་ཐུངམ་ཟེར་ལ་ཁར་ལྷོད་ལྷོད་བར་ན་གི་ཚད།</text:p>
          </table:table-cell>
          <table:table-cell table:number-columns-repeated="252"/>
        </table:table-row>
        <table:table-row table:style-name="ro1">
          <table:table-cell office:value-type="string">
            <text:p>ལ་ཐང༌།</text:p>
          </table:table-cell>
          <table:table-cell office:value-type="string">
            <text:p>/la thang/</text:p>
          </table:table-cell>
          <table:table-cell office:value-type="string">
            <text:p>(མིང་)</text:p>
          </table:table-cell>
          <table:table-cell office:value-type="string">
            <text:p>ལ་གུ་ལུ་ཐང་ཡོད་མི།</text:p>
          </table:table-cell>
          <table:table-cell table:number-columns-repeated="252"/>
        </table:table-row>
        <table:table-row table:style-name="ro1">
          <table:table-cell office:value-type="string">
            <text:p>ལ་དར།</text:p>
          </table:table-cell>
          <table:table-cell office:value-type="string">
            <text:p>/la da/</text:p>
          </table:table-cell>
          <table:table-cell office:value-type="string">
            <text:p>(མིང་)</text:p>
          </table:table-cell>
          <table:table-cell office:value-type="string">
            <text:p>ལ་ཁར་ལྷོདཔ་ད་ལབ་རྩའི་གུ་འཕྱར་ནིའི་དར།ལ་ལུ་ལ་དར་འཕྱར་རུང་མཉམ་གཅིག་འཕྱར།།ཆུ་ལུ་ཆུ་དར་འཕྱར་རུང་མཉམ་གཅིག་འཕྱར།།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ལ་དུ།</text:p>
          </table:table-cell>
          <table:table-cell office:value-type="string">
            <text:p>/la du/</text:p>
          </table:table-cell>
          <table:table-cell office:value-type="string">
            <text:p>(མིང་)</text:p>
          </table:table-cell>
          <table:table-cell office:value-type="string">
            <text:p>ཁ་ཟས་ལག་ཟས་ཚུ།</text:p>
          </table:table-cell>
          <table:table-cell table:number-columns-repeated="252"/>
        </table:table-row>
        <table:table-row table:style-name="ro1">
          <table:table-cell office:value-type="string">
            <text:p>ལ་དུག</text:p>
          </table:table-cell>
          <table:table-cell office:value-type="string">
            <text:p>/la dug/</text:p>
          </table:table-cell>
          <table:table-cell office:value-type="string">
            <text:p>(མིང་)</text:p>
          </table:table-cell>
          <table:table-cell office:value-type="string">
            <text:p>ལ་ཁར་ལྷོདཔ་ད་དོན་ཧིང་ན་ནི་ཚུ་ལུ་ལ་དུག་ཕོག་སྟེ་ནཝ་ཟེར་སླབ་ནི་ཡོད།</text:p>
          </table:table-cell>
          <table:table-cell table:number-columns-repeated="252"/>
        </table:table-row>
        <table:table-row table:style-name="ro1">
          <table:table-cell office:value-type="string">
            <text:p>ལ་དོན།</text:p>
          </table:table-cell>
          <table:table-cell office:value-type="string">
            <text:p>/la doen/</text:p>
          </table:table-cell>
          <table:table-cell office:value-type="string">
            <text:p>(མིང་)</text:p>
          </table:table-cell>
          <table:table-cell office:value-type="string">
            <text:p>སུམ་ཅུ་པའི་སྐབས་སུ་ལ་དོན་གྱི་རྐྱེན་སུ་ར་རུ་དུ་ཏུ་ན་ལ་ཟེར་བདུན་ཡོད།</text:p>
          </table:table-cell>
          <table:table-cell table:number-columns-repeated="252"/>
        </table:table-row>
        <table:table-row table:style-name="ro1">
          <table:table-cell office:value-type="string">
            <text:p>ལ་དོམ།</text:p>
          </table:table-cell>
          <table:table-cell office:value-type="string">
            <text:p>/la dom/</text:p>
          </table:table-cell>
          <table:table-cell office:value-type="string">
            <text:p>(མིང་)</text:p>
          </table:table-cell>
          <table:table-cell office:value-type="string">
            <text:p>ལ་ཁར་སྡོད་མི་གཅན་གཟན་དོམ།</text:p>
          </table:table-cell>
          <table:table-cell table:number-columns-repeated="252"/>
        </table:table-row>
        <table:table-row table:style-name="ro1">
          <table:table-cell office:value-type="string">
            <text:p>ལ་དྭགས།</text:p>
          </table:table-cell>
          <table:table-cell office:value-type="string">
            <text:p>/la dag/</text:p>
          </table:table-cell>
          <table:table-cell office:value-type="string">
            <text:p>(མིང་)</text:p>
          </table:table-cell>
          <table:table-cell office:value-type="string">
            <text:p>ལ་དྭགས་ཟེར་མི་བོད་དང་རྒྱ་གར་གྱི་ས་མཚམས་ལུ་ཡོད་པའི་ཆོས་ལྡན་གྱི་ལུངཔ་ཅིག།ཧེ་མ་རྒྱལ་ཁབ་རང་དབང་ཡོདཔ་ད་འབྲུག་རྒྱལ་ཁབ་དང་མཐུན་བཤེས་ཅན་གྱི་རྒྱལ་ཁབ་ཅིག།</text:p>
          </table:table-cell>
          <table:table-cell table:number-columns-repeated="252"/>
        </table:table-row>
        <table:table-row table:style-name="ro1">
          <table:table-cell office:value-type="string">
            <text:p>ལ་སྡེ།</text:p>
          </table:table-cell>
          <table:table-cell office:value-type="string">
            <text:p>/la de/</text:p>
          </table:table-cell>
          <table:table-cell office:value-type="string">
            <text:p>(མིང་)</text:p>
          </table:table-cell>
          <table:table-cell office:value-type="string">
            <text:p>ལའི་སྡེ་ཚན་སྡེ་ཚན་ལ་པ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ལ་ནོར།</text:p>
          </table:table-cell>
          <table:table-cell office:value-type="string">
            <text:p>/la nor/</text:p>
          </table:table-cell>
          <table:table-cell office:value-type="string">
            <text:p>(མིང་)</text:p>
          </table:table-cell>
          <table:table-cell office:value-type="string">
            <text:p>ས་ཁ་མཐོ་སའི་སྒོ་ནོར་གཡག་དང་འབྱིམོ་མཛོ་མཛོ་མོ་ཚུ།སྒོ་ནོར་དེ་ཚུ་དུས་ཚོད་མང་ཤོས་རང་ལ་ཁར་སྡོད་ནི་འདི་གིས་ལ་ནོར་ཟེར་སླབ་ཨིན།</text:p>
          </table:table-cell>
          <table:table-cell table:number-columns-repeated="252"/>
        </table:table-row>
        <table:table-row table:style-name="ro1">
          <table:table-cell office:value-type="string">
            <text:p>ལ་པ།</text:p>
          </table:table-cell>
          <table:table-cell office:value-type="string">
            <text:p>/la pa/</text:p>
          </table:table-cell>
          <table:table-cell office:value-type="string">
            <text:p>(མིང་)</text:p>
          </table:table-cell>
          <table:table-cell office:value-type="string">
            <text:p>ཀ་རྟགས་ལ་གི་གོ་རིམ་ཅན།</text:p>
          </table:table-cell>
          <table:table-cell table:number-columns-repeated="252"/>
        </table:table-row>
        <table:table-row table:style-name="ro1">
          <table:table-cell office:value-type="string">
            <text:p>ལ་ཕུག</text:p>
          </table:table-cell>
          <table:table-cell office:value-type="string">
            <text:p>/la phu/</text:p>
          </table:table-cell>
          <table:table-cell office:value-type="string">
            <text:p>(མིང་)</text:p>
          </table:table-cell>
          <table:table-cell office:value-type="string">
            <text:p>ཚོད་བསྲེ་ལ་ཕུག་ལ་ཕུག་དཀརཔོ་ལ་ཕུག་དམརཔོ་ཚུ།</text:p>
          </table:table-cell>
          <table:table-cell table:number-columns-repeated="252"/>
        </table:table-row>
        <table:table-row table:style-name="ro1">
          <table:table-cell office:value-type="string">
            <text:p>ལ་ཕུག་མེ་ཏོག</text:p>
          </table:table-cell>
          <table:table-cell office:value-type="string">
            <text:p>/la phu me to/</text:p>
          </table:table-cell>
          <table:table-cell office:value-type="string">
            <text:p>(མིང་)</text:p>
          </table:table-cell>
          <table:table-cell office:value-type="string">
            <text:p>མེ་ཏོག་གི་ར་ཏོ་ལ་ཕུག་བཟུམ་ཡོད་པའི་མེ་ཏོག།</text:p>
          </table:table-cell>
          <table:table-cell table:number-columns-repeated="252"/>
        </table:table-row>
        <table:table-row table:style-name="ro1">
          <table:table-cell office:value-type="string">
            <text:p>ལ་ཕུག་དམརཔོ།</text:p>
          </table:table-cell>
          <table:table-cell office:value-type="string">
            <text:p>/la phu map/</text:p>
          </table:table-cell>
          <table:table-cell office:value-type="string">
            <text:p>(མིང་)</text:p>
          </table:table-cell>
          <table:table-cell office:value-type="string">
            <text:p>ཚོད་བསྲེ་ཅིག་ག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ལ་ཕྱི་གངས་ཀྱི་ར་བ།</text:p>
          </table:table-cell>
          <table:table-cell office:value-type="string">
            <text:p>/la chi gang ki ra pa/</text:p>
          </table:table-cell>
          <table:table-cell office:value-type="string">
            <text:p>(མིང་)</text:p>
          </table:table-cell>
          <table:table-cell office:value-type="string">
            <text:p>ཧེ་མ་རྗེ་བཙུན་མི་ལ་སྒྲུབ་པ་གནང་སའི་གངས།</text:p>
          </table:table-cell>
          <table:table-cell table:number-columns-repeated="252"/>
        </table:table-row>
        <table:table-row table:style-name="ro1">
          <table:table-cell office:value-type="string">
            <text:p>ལ་བར།</text:p>
          </table:table-cell>
          <table:table-cell office:value-type="string">
            <text:p>/la bar/</text:p>
          </table:table-cell>
          <table:table-cell office:value-type="string">
            <text:p>(མིང་)</text:p>
          </table:table-cell>
          <table:table-cell office:value-type="string">
            <text:p>ལ་གཉིས་ཀྱི་བར་གྱི་ས་གནས།</text:p>
          </table:table-cell>
          <table:table-cell table:number-columns-repeated="252"/>
        </table:table-row>
        <table:table-row table:style-name="ro1">
          <table:table-cell office:value-type="string">
            <text:p>ལ་མར།</text:p>
          </table:table-cell>
          <table:table-cell office:value-type="string">
            <text:p>/la ma</text:p>
          </table:table-cell>
          <table:table-cell office:value-type="string">
            <text:p>(མིང་)</text:p>
          </table:table-cell>
          <table:table-cell office:value-type="string">
            <text:p>འབྱིམོ་དང་མཛོ་མོ་ལས་འཐོན་པའི་མར།</text:p>
          </table:table-cell>
          <table:table-cell table:number-columns-repeated="252"/>
        </table:table-row>
        <table:table-row table:style-name="ro1">
          <table:table-cell office:value-type="string">
            <text:p>ལ་མོ།</text:p>
          </table:table-cell>
          <table:table-cell office:value-type="string">
            <text:p>/la mo/</text:p>
          </table:table-cell>
          <table:table-cell office:value-type="string">
            <text:p>(མིང་)</text:p>
          </table:table-cell>
          <table:table-cell office:value-type="string">
            <text:p>ལ་མོ་དཔལ་ལི་ལ་མོའི་ཕར་རྒྱབ་ན།ཟེར་དོ་བཟུམ་ལ་ག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ལ་སྨན།</text:p>
          </table:table-cell>
          <table:table-cell office:value-type="string">
            <text:p>/la men/</text:p>
          </table:table-cell>
          <table:table-cell office:value-type="string">
            <text:p>(མིང་)</text:p>
          </table:table-cell>
          <table:table-cell office:value-type="string">
            <text:p>རི་ཁར་སྐྱེ་བའི་སྨན།</text:p>
          </table:table-cell>
          <table:table-cell table:number-columns-repeated="252"/>
        </table:table-row>
        <table:table-row table:style-name="ro1">
          <table:table-cell office:value-type="string">
            <text:p>ལ་རྩ།</text:p>
          </table:table-cell>
          <table:table-cell office:value-type="string">
            <text:p>/la tsa/</text:p>
          </table:table-cell>
          <table:table-cell office:value-type="string">
            <text:p>(མིང་)</text:p>
          </table:table-cell>
          <table:table-cell office:value-type="string">
            <text:p>ལ་གི་རྩ་བ།</text:p>
          </table:table-cell>
          <table:table-cell table:number-columns-repeated="252"/>
        </table:table-row>
        <table:table-row table:style-name="ro1">
          <table:table-cell office:value-type="string">
            <text:p>ལ་རྩེ།</text:p>
          </table:table-cell>
          <table:table-cell office:value-type="string">
            <text:p>/la tse/</text:p>
          </table:table-cell>
          <table:table-cell office:value-type="string">
            <text:p>(མིང་)</text:p>
          </table:table-cell>
          <table:table-cell office:value-type="string">
            <text:p>ལ་གི་སྤྱི་ཏོག།</text:p>
          </table:table-cell>
          <table:table-cell table:number-columns-repeated="252"/>
        </table:table-row>
        <table:table-row table:style-name="ro1">
          <table:table-cell office:value-type="string">
            <text:p>ལ་ཝང༌།</text:p>
          </table:table-cell>
          <table:table-cell office:value-type="string">
            <text:p>/la wang/</text:p>
          </table:table-cell>
          <table:table-cell office:value-type="string">
            <text:p>(མིང་)</text:p>
          </table:table-cell>
          <table:table-cell office:value-type="string">
            <text:p>དང་ཕུགས་ནང་ན་ལུ་མར་ཁུ་བླུགས།དེ་ནང་ལས་རས་བཙུགས་ཏེ་མེ་སྤར་ཞིན་ན་ཕྱི་རུ་མེ་བཏེགས་ནི་གི་ལྕགས་ཀྱི་ལ་ཝང་ཟངས་ཀྱི་ལ་ཝང་ས་ཡི་ལ་ཝང་ཚུ།</text:p>
          </table:table-cell>
          <table:table-cell table:number-columns-repeated="252"/>
        </table:table-row>
        <table:table-row table:style-name="ro1">
          <table:table-cell office:value-type="string">
            <text:p>ལ་ཟས།</text:p>
          </table:table-cell>
          <table:table-cell office:value-type="string">
            <text:p>/la ze/</text:p>
          </table:table-cell>
          <table:table-cell office:value-type="string">
            <text:p>(མིང་)</text:p>
          </table:table-cell>
          <table:table-cell office:value-type="string">
            <text:p>ལ་བརྒལ་ཏེ་འགྱོ་དགོཔ་ད་ཁར་ཟ་ནི་གི་ཁ་ཟས་འབད་བཟོ་བའི་ཁ་ཟས་ལག་ཟས།</text:p>
          </table:table-cell>
          <table:table-cell table:number-columns-repeated="252"/>
        </table:table-row>
        <table:table-row table:style-name="ro1">
          <table:table-cell office:value-type="string">
            <text:p>ལ་ཡག</text:p>
          </table:table-cell>
          <table:table-cell office:value-type="string">
            <text:p>/la ya/</text:p>
          </table:table-cell>
          <table:table-cell office:value-type="string">
            <text:p>(མིང་)</text:p>
          </table:table-cell>
          <table:table-cell office:value-type="string">
            <text:p>མགར་ས་ཆ་འོག་བྱང་ཁ་ཐུག་གི་གཡུས་ཚན་ཅིག་གི་མིང༌།ལ་ཡག་ཡོན་རྫོང་དགོན་པ་ལ་ཡག་ལུང་མགོ་ཚུ།</text:p>
          </table:table-cell>
          <table:table-cell table:number-columns-repeated="252"/>
        </table:table-row>
        <table:table-row table:style-name="ro1">
          <table:table-cell office:value-type="string">
            <text:p>ལ་ཡོགས།</text:p>
          </table:table-cell>
          <table:table-cell office:value-type="string">
            <text:p>/la yog/</text:p>
          </table:table-cell>
          <table:table-cell office:value-type="string">
            <text:p>(མིང་)</text:p>
          </table:table-cell>
          <table:table-cell office:value-type="string">
            <text:p>ངན་པ་ཕར་ལུ་འབད་བའི་ལན་ལོགརང་ལུ་འཁོར་ནི།ཕ་མའི་ལ་ཡོགས་གཉེན་དང་གྲོགས་ཀྱི་ལ་ཡོགས་ཟེར་སླབ་ནི་ཡོད།ཁ་གཏམ་ལུ་དང་ཕུགས་ལ་ཡོགས་རི་རབ་བསྐོར།ད་རེས་ལ་ཡོགས་ལག་མཐིལ་བསྐོར་ཟེར་སླབ་མི་འདི་ལན་ལོག་མགྱོགས་པ་འཁོར་འོང་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ལཱ།</text:p>
          </table:table-cell>
          <table:table-cell office:value-type="string">
            <text:p>/la/</text:p>
          </table:table-cell>
          <table:table-cell office:value-type="string">
            <text:p>(མིང་)</text:p>
          </table:table-cell>
          <table:table-cell office:value-type="string">
            <text:p>གཡོག་ལཱ་གི་མིང༌།ལས་དང་དོན་གཅིག།འབད་དགོ་པའི་ལཱ་དང་བྱ་བ་ལཱ་འབད་ལཱ་མ་འབད་དགེ་བའི་ལཱ་སྡིག་པའི་ལཱ།</text:p>
          </table:table-cell>
          <table:table-cell table:number-columns-repeated="252"/>
        </table:table-row>
        <table:table-row table:style-name="ro1">
          <table:table-cell office:value-type="string">
            <text:p>ལཱ་བཀོད།</text:p>
          </table:table-cell>
          <table:table-cell office:value-type="string">
            <text:p>/la koe/</text:p>
          </table:table-cell>
          <table:table-cell office:value-type="string">
            <text:p>(མིང་)</text:p>
          </table:table-cell>
          <table:table-cell office:value-type="string">
            <text:p>ལཱ་འབད་ནི་གི་བཀོད་རྒྱ།</text:p>
          </table:table-cell>
          <table:table-cell table:number-columns-repeated="252"/>
        </table:table-row>
        <table:table-row table:style-name="ro1">
          <table:table-cell office:value-type="string">
            <text:p>ལཱ་བཀོད་པ།</text:p>
          </table:table-cell>
          <table:table-cell office:value-type="string">
            <text:p>/la koe pa/</text:p>
          </table:table-cell>
          <table:table-cell office:value-type="string">
            <text:p>(མིང་)</text:p>
          </table:table-cell>
          <table:table-cell office:value-type="string">
            <text:p>ལཱ་གི་བཀོད་བྱ་བྱིན་མི།</text:p>
          </table:table-cell>
          <table:table-cell table:number-columns-repeated="252"/>
        </table:table-row>
        <table:table-row table:style-name="ro1">
          <table:table-cell office:value-type="string">
            <text:p>ལཱ་བཀོལ།</text:p>
          </table:table-cell>
          <table:table-cell office:value-type="string">
            <text:p>/la koel/</text:p>
          </table:table-cell>
          <table:table-cell office:value-type="string">
            <text:p>(བྱ་ཚིག་)</text:p>
          </table:table-cell>
          <table:table-cell office:value-type="string">
            <text:p>གཡོག་བཀོལ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ལཱ་ཁག</text:p>
          </table:table-cell>
          <table:table-cell office:value-type="string">
            <text:p>/la kha/</text:p>
          </table:table-cell>
          <table:table-cell office:value-type="string">
            <text:p>(མིང་ཁྱད་)</text:p>
          </table:table-cell>
          <table:table-cell office:value-type="string">
            <text:p>ལྟོ་ཟ་ནི་འཇམ་མམ་ལཱ་འབད་ནི་དེ་ལཱ་ཁག་ཨིན་ཟེར་དོ་བཟུམ།དཀའ་ངལ་ཡོད་མི།</text:p>
          </table:table-cell>
          <table:table-cell table:number-columns-repeated="252"/>
        </table:table-row>
        <table:table-row table:style-name="ro1">
          <table:table-cell office:value-type="string">
            <text:p>ལཱ་འགན།</text:p>
          </table:table-cell>
          <table:table-cell office:value-type="string">
            <text:p>/la gen/</text:p>
          </table:table-cell>
          <table:table-cell office:value-type="string">
            <text:p>(མིང་)</text:p>
          </table:table-cell>
          <table:table-cell office:value-type="string">
            <text:p>ལཱ་འབད་དགོ་པའི་འགན་ཁག།</text:p>
          </table:table-cell>
          <table:table-cell table:number-columns-repeated="252"/>
        </table:table-row>
        <table:table-row table:style-name="ro1">
          <table:table-cell office:value-type="string">
            <text:p>ལཱ་གི་འཇོན་སྟངས།</text:p>
          </table:table-cell>
          <table:table-cell office:value-type="string">
            <text:p>/la gi joen tang/</text:p>
          </table:table-cell>
          <table:table-cell office:value-type="string">
            <text:p>(མིང་ཁྱད་)</text:p>
          </table:table-cell>
          <table:table-cell office:value-type="string">
            <text:p>ལཱ་འབད་ནི་ལུ་མཁས་ཧིང་དང་འཇོན་སྟབས།</text:p>
          </table:table-cell>
          <table:table-cell table:number-columns-repeated="252"/>
        </table:table-row>
        <table:table-row table:style-name="ro1">
          <table:table-cell office:value-type="string">
            <text:p>ལཱ་ངན།</text:p>
          </table:table-cell>
          <table:table-cell office:value-type="string">
            <text:p>/la ngen/</text:p>
          </table:table-cell>
          <table:table-cell office:value-type="string">
            <text:p>(མིང་ཁྱད་)</text:p>
          </table:table-cell>
          <table:table-cell office:value-type="string">
            <text:p>༡བྱ་བ་ངན་པ།༢སྡིག་པའི་ལཱ།</text:p>
          </table:table-cell>
          <table:table-cell table:number-columns-repeated="252"/>
        </table:table-row>
        <table:table-row table:style-name="ro1">
          <table:table-cell office:value-type="string">
            <text:p>ལཱ་ཆས།</text:p>
          </table:table-cell>
          <table:table-cell office:value-type="string">
            <text:p>/la che/</text:p>
          </table:table-cell>
          <table:table-cell office:value-type="string">
            <text:p>(མིང་)</text:p>
          </table:table-cell>
          <table:table-cell office:value-type="string">
            <text:p>ལཱ་བཀོལ་ནི་གི་ཅ་ཆས།ལག་ཆས་ཚུ།དཔེར་ན་ཡིག་ཚང་གི་ལཱ་ཆས་པར་འཕྲིན་བརྒྱུད་འཕྲིན་ངོ་བཤུས་འཕྲུལ་པར་ཚུ་བཟུམ།</text:p>
          </table:table-cell>
          <table:table-cell table:number-columns-repeated="252"/>
        </table:table-row>
        <table:table-row table:style-name="ro1">
          <table:table-cell office:value-type="string">
            <text:p>ལཱ་འཇུག</text:p>
          </table:table-cell>
          <table:table-cell office:value-type="string">
            <text:p>/la ju/</text:p>
          </table:table-cell>
          <table:table-cell office:value-type="string">
            <text:p>(མིང་)</text:p>
          </table:table-cell>
          <table:table-cell office:value-type="string">
            <text:p>ལཱ་འགོ་ལཱ་མཇུག་ཟེར་ལཱ་གི་འཕྲོ་མཐུད།</text:p>
          </table:table-cell>
          <table:table-cell table:number-columns-repeated="252"/>
        </table:table-row>
        <table:table-row table:style-name="ro1">
          <table:table-cell office:value-type="string">
            <text:p>ལཱ་ལྟོ་ཆག</text:p>
          </table:table-cell>
          <table:table-cell office:value-type="string">
            <text:p>/la to </text:p>
          </table:table-cell>
          <table:table-cell office:value-type="string">
            <text:p>(བྱ་ཁྱད་)</text:p>
          </table:table-cell>
          <table:table-cell office:value-type="string">
            <text:p>ལཱ་ལུ་བར་ཆད་ཞུགས་པ།དཔེར་ན་ཁྱོད་ཀྱི་བྱེལཝ་འདི་གིས་ང་ཉིནམ་གཅིག་གི་ལཱ་ལྟོ་ཆག་ཅི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ལཱ་འཐུས།</text:p>
          </table:table-cell>
          <table:table-cell office:value-type="string">
            <text:p>/la thue/</text:p>
          </table:table-cell>
          <table:table-cell office:value-type="string">
            <text:p>(མིང་)</text:p>
          </table:table-cell>
          <table:table-cell office:value-type="string">
            <text:p>ལཱ་ཐེབས་འབད་བའི་གླ་ཡོན།</text:p>
          </table:table-cell>
          <table:table-cell table:number-columns-repeated="252"/>
        </table:table-row>
        <table:table-row table:style-name="ro1">
          <table:table-cell office:value-type="string">
            <text:p>ལཱ་དུས།</text:p>
          </table:table-cell>
          <table:table-cell office:value-type="string">
            <text:p>/la due/</text:p>
          </table:table-cell>
          <table:table-cell office:value-type="string">
            <text:p>(མིང་)</text:p>
          </table:table-cell>
          <table:table-cell office:value-type="string">
            <text:p>ལཱ་འབད་དགོ་པའི་དུས་ཚོད།</text:p>
          </table:table-cell>
          <table:table-cell table:number-columns-repeated="252"/>
        </table:table-row>
        <table:table-row table:style-name="ro1">
          <table:table-cell office:value-type="string">
            <text:p>ལཱ་དཔོན།</text:p>
          </table:table-cell>
          <table:table-cell office:value-type="string">
            <text:p>/la poen/</text:p>
          </table:table-cell>
          <table:table-cell office:value-type="string">
            <text:p>(མིང་)</text:p>
          </table:table-cell>
          <table:table-cell office:value-type="string">
            <text:p>ལཱ་རྒྱབ་ཀྱི་ལྟག་ལས་ཁ་བཀོད་རྐྱབ་མི་འགོ་དཔོན།</text:p>
          </table:table-cell>
          <table:table-cell table:number-columns-repeated="252"/>
        </table:table-row>
        <table:table-row table:style-name="ro1">
          <table:table-cell office:value-type="string">
            <text:p>ལཱ་བྱེལ་བཀྲམ།</text:p>
          </table:table-cell>
          <table:table-cell office:value-type="string">
            <text:p>/la jel tram/</text:p>
          </table:table-cell>
          <table:table-cell office:value-type="string">
            <text:p>(བྱ་ཚིག་)</text:p>
          </table:table-cell>
          <table:table-cell office:value-type="string">
            <text:p>འཆར་གཞི་བརྩམ་ནི།</text:p>
          </table:table-cell>
          <table:table-cell table:number-columns-repeated="252"/>
        </table:table-row>
        <table:table-row table:style-name="ro1">
          <table:table-cell office:value-type="string">
            <text:p>ལཱ་གཡོག</text:p>
          </table:table-cell>
          <table:table-cell office:value-type="string">
            <text:p>/la yog/</text:p>
          </table:table-cell>
          <table:table-cell office:value-type="string">
            <text:p>(མིང་)</text:p>
          </table:table-cell>
          <table:table-cell office:value-type="string">
            <text:p>༡ལས་དང་བྱ་བ།ལཱ་དང་གཡོགསྤྱིར་བཏང་གི་མིང༌།༢ལྷག་པར་དུ་ལཱ་ཟེར་མི་སྤངས་ནང་ཐོན་ཏེ་འབད་དགོཔ་ཚུ་དང་གཡོག་ཟེར་མི་འདི་ཁྱིམ་ནང་སྡོད་དེ་གཡོག་རྒྱུག་ནི་ལུ་གོ།</text:p>
          </table:table-cell>
          <table:table-cell table:number-columns-repeated="252"/>
        </table:table-row>
        <table:table-row table:style-name="ro1">
          <table:table-cell office:value-type="string">
            <text:p>ལཱ་ཤུལ།</text:p>
          </table:table-cell>
          <table:table-cell office:value-type="string">
            <text:p>/la shuel/</text:p>
          </table:table-cell>
          <table:table-cell office:value-type="string">
            <text:p>(མིང་)</text:p>
          </table:table-cell>
          <table:table-cell office:value-type="string">
            <text:p>ལཱ་གི་གྲུབ་འབྲས།འབད་དགོ་པའི་ལཱ་དང་རྒྱུག་དགོ་པའི་གཡོག།</text:p>
          </table:table-cell>
          <table:table-cell table:number-columns-repeated="252"/>
        </table:table-row>
        <table:table-row table:style-name="ro1">
          <table:table-cell office:value-type="string">
            <text:p>ལག</text:p>
          </table:table-cell>
          <table:table-cell office:value-type="string">
            <text:p>/lag/</text:p>
          </table:table-cell>
          <table:table-cell office:value-type="string">
            <text:p>(མིང་)</text:p>
          </table:table-cell>
          <table:table-cell office:value-type="string">
            <text:p>༡རྒྱུ་སྐར་ཉི་ཤུ་རྩ་བརྒྱད་ཀྱི་ནང་གསེས་སྐརམ་ལག་པ།༢མི་གཅིག་གིས་རྟ་དྲེལ་བདུན་རེ་བདའ་འགྱོ་མི་ལུ་རྟ་དྲེལ་ལག་གཅིག་བདའ་ནི་འདུག་ཟེར་སླབ་ཨིན།</text:p>
          </table:table-cell>
          <table:table-cell table:number-columns-repeated="252"/>
        </table:table-row>
        <table:table-row table:style-name="ro1">
          <table:table-cell office:value-type="string">
            <text:p>ལག་སྐོར།</text:p>
          </table:table-cell>
          <table:table-cell office:value-type="string">
            <text:p>/lag kor/</text:p>
          </table:table-cell>
          <table:table-cell office:value-type="string">
            <text:p>(མིང་)</text:p>
          </table:table-cell>
          <table:table-cell office:value-type="string">
            <text:p>༡ལག་པ་གིས་སྒྱིར་བའི་མ་ཎི་ལག་སྐོར།༢ཅ་ལ་ལག་སྐོར་རྐྱབ་སྟེ་སག་ནི་ཚུ།</text:p>
          </table:table-cell>
          <table:table-cell table:number-columns-repeated="252"/>
        </table:table-row>
        <table:table-row table:style-name="ro1">
          <table:table-cell office:value-type="string">
            <text:p>ལག་ཁྱུང༌།</text:p>
          </table:table-cell>
          <table:table-cell office:value-type="string">
            <text:p>/lag chung/</text:p>
          </table:table-cell>
          <table:table-cell office:value-type="string">
            <text:p>(མིང་)</text:p>
          </table:table-cell>
          <table:table-cell office:value-type="string">
            <text:p>ལག་པར་འབག་བཏུབ་པའི་ཁྱུང་ཅུ་ལག་ཅུང་དང་འདྲ།</text:p>
          </table:table-cell>
          <table:table-cell table:number-columns-repeated="252"/>
        </table:table-row>
        <table:table-row table:style-name="ro1">
          <table:table-cell office:value-type="string">
            <text:p>ལག་ཁྱེར།</text:p>
          </table:table-cell>
          <table:table-cell office:value-type="string">
            <text:p>/la kher/</text:p>
          </table:table-cell>
          <table:table-cell office:value-type="string">
            <text:p>(མིང་)</text:p>
          </table:table-cell>
          <table:table-cell office:value-type="string">
            <text:p>ཤེས་ཚད་ཀྱི་ངོ་སྦྱོར་དང་ལཱ་འབད་ནི་འགྲོ་འགྲུལ་འབད་ནི་ཚུ་གི་ཆོག་ཐམ་བཟུམ་ཅིག་ཨིན།ལག་ཁྱེར་ཁྲམ།ཤེས་ཚད་ལག་ཁྱེར་ཚུ།</text:p>
          </table:table-cell>
          <table:table-cell table:number-columns-repeated="252"/>
        </table:table-row>
        <table:table-row table:style-name="ro1">
          <table:table-cell office:value-type="string">
            <text:p>ལག་ཁྲམ།</text:p>
          </table:table-cell>
          <table:table-cell office:value-type="string">
            <text:p>la thram/</text:p>
          </table:table-cell>
          <table:table-cell office:value-type="string">
            <text:p>(མིང་)</text:p>
          </table:table-cell>
          <table:table-cell office:value-type="string">
            <text:p>རྩ་བ་སོ་སོའི་ལག་པར་ཡོད་མི་གི་ས་ཁྲམ་ཐོ་ཡིག།</text:p>
          </table:table-cell>
          <table:table-cell table:number-columns-repeated="252"/>
        </table:table-row>
        <table:table-row table:style-name="ro1">
          <table:table-cell office:value-type="string">
            <text:p>ལག་འཁོར།</text:p>
          </table:table-cell>
          <table:table-cell office:value-type="string">
            <text:p>/la khor/</text:p>
          </table:table-cell>
          <table:table-cell office:value-type="string">
            <text:p>(མིང་)</text:p>
          </table:table-cell>
          <table:table-cell office:value-type="string">
            <text:p>མ་ཎི་ལག་འཁོར་གྱ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ལག་གང༌།</text:p>
          </table:table-cell>
          <table:table-cell office:value-type="string">
            <text:p>/la gang/</text:p>
          </table:table-cell>
          <table:table-cell office:value-type="string">
            <text:p>(མིང་)</text:p>
          </table:table-cell>
          <table:table-cell office:value-type="string">
            <text:p>མཛུབ་མོ་བཞི་གི་ཚད།</text:p>
          </table:table-cell>
          <table:table-cell table:number-columns-repeated="252"/>
        </table:table-row>
        <table:table-row table:style-name="ro1">
          <table:table-cell office:value-type="string">
            <text:p>ལག་རྒྱན།</text:p>
          </table:table-cell>
          <table:table-cell office:value-type="string">
            <text:p>/la ge</text:p>
          </table:table-cell>
          <table:table-cell office:value-type="string">
            <text:p>(མིང་)</text:p>
          </table:table-cell>
          <table:table-cell office:value-type="string">
            <text:p>གོ་གི་ལག་པའི་ནང་ལས་ལག་རྒྱན་ཡར་སློག་སྟེ་ཡོད་མི།སྟོད་གོ་ལག་རྒྱན།</text:p>
          </table:table-cell>
          <table:table-cell table:number-columns-repeated="252"/>
        </table:table-row>
        <table:table-row table:style-name="ro1">
          <table:table-cell office:value-type="string">
            <text:p>ལག་རྒྱུན།</text:p>
          </table:table-cell>
          <table:table-cell office:value-type="string">
            <text:p>/la juen/</text:p>
          </table:table-cell>
          <table:table-cell office:value-type="string">
            <text:p>(མིང་)</text:p>
          </table:table-cell>
          <table:table-cell office:value-type="string">
            <text:p>༡ལག་ལེན་གྱི་སྲོལ་རྒྱུན།༢མི་གཅིག་གི་ལག་པ་ལས་གཅིག་གི་ལག་པ་བཅུད་དེ་སྐྱེལ་ནི་རྡོ་ལག་རྒྱུན་རྐྱབ་སྟེ་སྐྱེལ་དག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ལག་སྒམ།</text:p>
          </table:table-cell>
          <table:table-cell office:value-type="string">
            <text:p>/la gam/</text:p>
          </table:table-cell>
          <table:table-cell office:value-type="string">
            <text:p>(མིང་)</text:p>
          </table:table-cell>
          <table:table-cell office:value-type="string">
            <text:p>ཅ་ལ་དང་ཧོད་ཆ་ཚུ་བཙུགས་སའི་ཤིང་སྒམ་ཆུང་སུ་ཅིག་གི་མིང༌།ཞེ་ས་ལུ་ཕྱག་སྒམ།</text:p>
          </table:table-cell>
          <table:table-cell table:number-columns-repeated="252"/>
        </table:table-row>
        <table:table-row table:style-name="ro1">
          <table:table-cell office:value-type="string">
            <text:p>ལག་སྒྲོམ།</text:p>
          </table:table-cell>
          <table:table-cell office:value-type="string">
            <text:p>/la drom/</text:p>
          </table:table-cell>
          <table:table-cell office:value-type="string">
            <text:p>(མིང་)</text:p>
          </table:table-cell>
          <table:table-cell office:value-type="string">
            <text:p>ལག་སྒམ་དང་གཅིག།</text:p>
          </table:table-cell>
          <table:table-cell table:number-columns-repeated="252"/>
        </table:table-row>
        <table:table-row table:style-name="ro1">
          <table:table-cell office:value-type="string">
            <text:p>ལག་ངར།</text:p>
          </table:table-cell>
          <table:table-cell office:value-type="string">
            <text:p>/la ngar/</text:p>
          </table:table-cell>
          <table:table-cell office:value-type="string">
            <text:p>(མིང་)</text:p>
          </table:table-cell>
          <table:table-cell office:value-type="string">
            <text:p>ལག་མགོ་དང་ཀི་ལི་བར་གྱི་ལགཔ།</text:p>
          </table:table-cell>
          <table:table-cell table:number-columns-repeated="252"/>
        </table:table-row>
        <table:table-row table:style-name="ro1">
          <table:table-cell office:value-type="string">
            <text:p>ལག་དངུལ།</text:p>
          </table:table-cell>
          <table:table-cell office:value-type="string">
            <text:p>/la nguel/</text:p>
          </table:table-cell>
          <table:table-cell office:value-type="string">
            <text:p>(མིང་)</text:p>
          </table:table-cell>
          <table:table-cell office:value-type="string">
            <text:p>གནས་སྐབས་འགྲོ་སོང་གཏང་ནི་གི་ལག་པར་ཡོད་པའི་དངུལ།</text:p>
          </table:table-cell>
          <table:table-cell table:number-columns-repeated="252"/>
        </table:table-row>
        <table:table-row table:style-name="ro1">
          <table:table-cell office:value-type="string">
            <text:p>ལག་ཅུང༌།</text:p>
          </table:table-cell>
          <table:table-cell office:value-type="string">
            <text:p>/la cung/</text:p>
          </table:table-cell>
          <table:table-cell office:value-type="string">
            <text:p>(མིང་)</text:p>
          </table:table-cell>
          <table:table-cell office:value-type="string">
            <text:p>ཚར་གྱིས་འཐག་འཐག་པའི་ལག་ཅུང་ཅ་ལ་ཕྱམ་ཕྱིམ་བཙུགས་ས་དང་བཞུགས་གྲལ་གྱི་ཧོད།</text:p>
          </table:table-cell>
          <table:table-cell table:number-columns-repeated="252"/>
        </table:table-row>
        <table:table-row table:style-name="ro1">
          <table:table-cell office:value-type="string">
            <text:p>ལག་བཅུད་ཆེ།</text:p>
          </table:table-cell>
          <table:table-cell office:value-type="string">
            <text:p>/la cue che/</text:p>
          </table:table-cell>
          <table:table-cell office:value-type="string">
            <text:p>(མིང་)</text:p>
          </table:table-cell>
          <table:table-cell office:value-type="string">
            <text:p>མི་འདི་གི་ལགཔ་བཅུད་ཡོད་ཟེར་བཞེས་སྒོ་ག་ཅི་འབད་རུང་བཅུད་ཆེ་ཏོག་ཏོ་ཡོད་མི།</text:p>
          </table:table-cell>
          <table:table-cell table:number-columns-repeated="252"/>
        </table:table-row>
        <table:table-row table:style-name="ro1">
          <table:table-cell office:value-type="string">
            <text:p>ལག་ལྕགས།</text:p>
          </table:table-cell>
          <table:table-cell office:value-type="string">
            <text:p>/la ca</text:p>
          </table:table-cell>
          <table:table-cell office:value-type="string">
            <text:p>(མིང་)</text:p>
          </table:table-cell>
          <table:table-cell office:value-type="string">
            <text:p>ཉེས་པ་ཅན་གྱི་ལག་པར་བརྐྱབ་ནི་གི་ལགཔ་བསྡམ་ནིའི་ལྕགས།</text:p>
          </table:table-cell>
          <table:table-cell table:number-columns-repeated="252"/>
        </table:table-row>
        <table:table-row table:style-name="ro1">
          <table:table-cell office:value-type="string">
            <text:p>ལག་ཆ།</text:p>
          </table:table-cell>
          <table:table-cell office:value-type="string">
            <text:p>/lag cha/</text:p>
          </table:table-cell>
          <table:table-cell office:value-type="string">
            <text:p>(མིང་)</text:p>
          </table:table-cell>
          <table:table-cell office:value-type="string">
            <text:p>༡བཟོ་བོའི་ལག་ཆ།༢དམག་གི་ལག་ཆ།</text:p>
          </table:table-cell>
          <table:table-cell table:number-columns-repeated="252"/>
        </table:table-row>
        <table:table-row table:style-name="ro1">
          <table:table-cell office:value-type="string">
            <text:p>ལག་རྗེས།</text:p>
          </table:table-cell>
          <table:table-cell office:value-type="string">
            <text:p>/lag dze/</text:p>
          </table:table-cell>
          <table:table-cell office:value-type="string">
            <text:p>(མིང་)</text:p>
          </table:table-cell>
          <table:table-cell office:value-type="string">
            <text:p>༡ལག་པའི་པར་ལག་པའི་ཤུལ།༢ལཱ་འབད་བའི་ལཱ་ཤུལ་ལུ་ཡང་ལག་རྗེས་ཟེར་སླབ་ཨིན།</text:p>
          </table:table-cell>
          <table:table-cell table:number-columns-repeated="252"/>
        </table:table-row>
        <table:table-row table:style-name="ro1">
          <table:table-cell office:value-type="string">
            <text:p>ལག་ཉེས།</text:p>
          </table:table-cell>
          <table:table-cell office:value-type="string">
            <text:p>/lag ne/</text:p>
          </table:table-cell>
          <table:table-cell office:value-type="string">
            <text:p>(མིང་)</text:p>
          </table:table-cell>
          <table:table-cell office:value-type="string">
            <text:p>༡ཁྲིམས་འགལ་གྱི་ལཱ་འབད་འབདཝ།རང་གིས་ལག་པ་གིས་འཛོལ་བ།༢ལག་ཉེས་ཐལ་སོ་ནུགལག་པ་གིས་བསྐྱལ་སར་བསྐྱལ་བའི་ལཱ་འབད་ཡོད་པ།ལག་པ་གིས་འཚོལ་བ།</text:p>
          </table:table-cell>
          <table:table-cell table:number-columns-repeated="252"/>
        </table:table-row>
        <table:table-row table:style-name="ro1">
          <table:table-cell office:value-type="string">
            <text:p>ལག་རྟགས།</text:p>
          </table:table-cell>
          <table:table-cell office:value-type="string">
            <text:p>/lag ta/</text:p>
          </table:table-cell>
          <table:table-cell office:value-type="string">
            <text:p>(མིང་)</text:p>
          </table:table-cell>
          <table:table-cell office:value-type="string">
            <text:p>ས་ཐག་རིང་ས་ལུ་བསྡམས་ཏེ་སྐྱེལ་བཏང་བའི་དངོས་པོ།</text:p>
          </table:table-cell>
          <table:table-cell table:number-columns-repeated="252"/>
        </table:table-row>
        <table:table-row table:style-name="ro1">
          <table:table-cell office:value-type="string">
            <text:p>ལག་སྟབས།</text:p>
          </table:table-cell>
          <table:table-cell office:value-type="string">
            <text:p>/lag tab/</text:p>
          </table:table-cell>
          <table:table-cell office:value-type="string">
            <text:p>(བྱ་ཁྱད་)</text:p>
          </table:table-cell>
          <table:table-cell office:value-type="string">
            <text:p>༡ལགཔ་གཡུག་ཐངས།འཆམ་དང་ཞབས་ཁྲ་རྐྱབ་མི་ཚུ་ལག་སྟབས་འགྲིགས་དགོ་ཟེར་དོ་བཟུམ།༢ཁོ་ལག་སྟབས་མགྱོགས་དྲག་ཡོད་ཟེར་བ་ཅིན་ཁ་འཐབ་ཚིག་འཐབ་འབདཝ་ད་ལགཔ་བཏོན་ནི་ཧ་མི།</text:p>
          </table:table-cell>
          <table:table-cell table:number-columns-repeated="252"/>
        </table:table-row>
        <table:table-row table:style-name="ro1">
          <table:table-cell office:value-type="string">
            <text:p>ལག་བསྟར།</text:p>
          </table:table-cell>
          <table:table-cell office:value-type="string">
            <text:p>/lag tar/</text:p>
          </table:table-cell>
          <table:table-cell office:value-type="string">
            <text:p>(བྱ་ཚིག་)</text:p>
          </table:table-cell>
          <table:table-cell office:value-type="string">
            <text:p>ལག་ལེན་འཐབ་པ།</text:p>
          </table:table-cell>
          <table:table-cell table:number-columns-repeated="252"/>
        </table:table-row>
        <table:table-row table:style-name="ro1">
          <table:table-cell office:value-type="string">
            <text:p>ལག་ཐགས།</text:p>
          </table:table-cell>
          <table:table-cell office:value-type="string">
            <text:p>/lag thag</text:p>
          </table:table-cell>
          <table:table-cell office:value-type="string">
            <text:p>(མིང་)</text:p>
          </table:table-cell>
          <table:table-cell office:value-type="string">
            <text:p>ལག་པ་གིས་འཐག་འཐག་པའི་ཟོང་ཆས།</text:p>
          </table:table-cell>
          <table:table-cell table:number-columns-repeated="252"/>
        </table:table-row>
        <table:table-row table:style-name="ro1">
          <table:table-cell office:value-type="string">
            <text:p>ལག་ཐལ།</text:p>
          </table:table-cell>
          <table:table-cell office:value-type="string">
            <text:p>/lag thel/</text:p>
          </table:table-cell>
          <table:table-cell office:value-type="string">
            <text:p>(བྱ་ཁྱད་)</text:p>
          </table:table-cell>
          <table:table-cell office:value-type="string">
            <text:p>ལགཔ་དོ་ཐལ་ཏེ་གྱི་བརྐྱབས་ད་ནུག་ལྡན་ལྕག་བླུགས་བྱིན་ནུག་ཟེར་དོ་བཟུམ།ལགཔ་བཏོན་ནི་ཧ་མི།</text:p>
          </table:table-cell>
          <table:table-cell table:number-columns-repeated="252"/>
        </table:table-row>
        <table:table-row table:style-name="ro1">
          <table:table-cell office:value-type="string">
            <text:p>ལག་ཐི།</text:p>
          </table:table-cell>
          <table:table-cell office:value-type="string">
            <text:p>/la thi</text:p>
          </table:table-cell>
          <table:table-cell office:value-type="string">
            <text:p>(མིང་)</text:p>
          </table:table-cell>
          <table:table-cell office:value-type="string">
            <text:p>ལག་ཐིའུ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ལག་ཐིའུ།</text:p>
          </table:table-cell>
          <table:table-cell office:value-type="string">
            <text:p>/lag thiu/</text:p>
          </table:table-cell>
          <table:table-cell office:value-type="string">
            <text:p>(མིང་)</text:p>
          </table:table-cell>
          <table:table-cell office:value-type="string">
            <text:p>ལག་བྲིས་ཀྱི་ཚབ་ལུ་བརྐྱབས་པའི་ལག་རྗེས།</text:p>
          </table:table-cell>
          <table:table-cell table:number-columns-repeated="252"/>
        </table:table-row>
        <table:table-row table:style-name="ro1">
          <table:table-cell office:value-type="string">
            <text:p>ལག་ཐོགས།</text:p>
          </table:table-cell>
          <table:table-cell office:value-type="string">
            <text:p>/la tho</text:p>
          </table:table-cell>
          <table:table-cell office:value-type="string">
            <text:p>(མིང་)</text:p>
          </table:table-cell>
          <table:table-cell office:value-type="string">
            <text:p>༡ལག་པ་ལུ་ཕྱེད་ཀྲམ་མེད་པའི་དོན་ཨིན་ད་རེས་དངུལ་གྱིས་ལགཔ་ཐོགས་སུ་ཅིག་ཡོད་ཟེར་སླབ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ལག་པར་ཐོགས།</text:p>
          </table:table-cell>
          <table:table-cell office:value-type="string">
            <text:p>/la par tho</text:p>
          </table:table-cell>
          <table:table-cell office:value-type="string">
            <text:p>(མིང་)</text:p>
          </table:table-cell>
          <table:table-cell office:value-type="string">
            <text:p>ཆོས་སྐད་ལས་ཅ་ལ་ལག་པར་སག་མི་ལུ་ལག་ཐོགས་ཟེར་སླབ་འོང༌།དཔེར་ན་གནོད་སྦྱིན་ལག་ན་གཞོང་ཐོགས་ལག་པར་མཚོན་ཆ་ཐོགས་ཟེར་མི་ཚུ།</text:p>
          </table:table-cell>
          <table:table-cell table:number-columns-repeated="252"/>
        </table:table-row>
        <table:table-row table:style-name="ro1">
          <table:table-cell office:value-type="string">
            <text:p>ལག་མཐིལ།</text:p>
          </table:table-cell>
          <table:table-cell office:value-type="string">
            <text:p>/lag thil</text:p>
          </table:table-cell>
          <table:table-cell office:value-type="string">
            <text:p>(མིང་)</text:p>
          </table:table-cell>
          <table:table-cell office:value-type="string">
            <text:p>ལག་པའི་ནང་ན་གི་སྦུགས།</text:p>
          </table:table-cell>
          <table:table-cell table:number-columns-repeated="252"/>
        </table:table-row>
        <table:table-row table:style-name="ro1">
          <table:table-cell office:value-type="string">
            <text:p>ལགཔ་འཐབ།</text:p>
          </table:table-cell>
          <table:table-cell office:value-type="string">
            <text:p>/lap thab/</text:p>
          </table:table-cell>
          <table:table-cell office:value-type="string">
            <text:p>(མིང་)</text:p>
          </table:table-cell>
          <table:table-cell office:value-type="string">
            <text:p>ཚབས་ཚབས་འབདཝ་ད་ལག་པར་ཡོད་མི་ཅ་ལ་གར་བཞག་མ་ཤེསཔ་ད་ལགཔ་འཐབ་སྟེ་གར་བཞག་མི་ནུག་ཟེར་སླབ་འོང༌།</text:p>
          </table:table-cell>
          <table:table-cell table:number-columns-repeated="252"/>
        </table:table-row>
        <table:table-row table:style-name="ro1">
          <table:table-cell office:value-type="string">
            <text:p>ལག་དལ།</text:p>
          </table:table-cell>
          <table:table-cell office:value-type="string">
            <text:p>/la del</text:p>
          </table:table-cell>
          <table:table-cell office:value-type="string">
            <text:p>(མིང་)</text:p>
          </table:table-cell>
          <table:table-cell office:value-type="string">
            <text:p>ལགཔ་ལཱ་མེད་པའི་དལ་བ།ཁ་དལ་ལག་དལ་མ་དལ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ལག་དེབ།</text:p>
          </table:table-cell>
          <table:table-cell office:value-type="string">
            <text:p>/lag deb/</text:p>
          </table:table-cell>
          <table:table-cell office:value-type="string">
            <text:p>(མིང་)</text:p>
          </table:table-cell>
          <table:table-cell office:value-type="string">
            <text:p>དཔེ་ཆ་སྟོན་ཐངས་དང་འཕྲུལ་ཆས་གཡོག་བཀོལ་ཐངས་ཀྱི་ལམ་སྟོན་དེབ་ཆུང་ལུ་ལག་དེབ་ཟེར་སླབ་ཨིན།</text:p>
          </table:table-cell>
          <table:table-cell table:number-columns-repeated="252"/>
        </table:table-row>
        <table:table-row table:style-name="ro1">
          <table:table-cell office:value-type="string">
            <text:p>ལགཔ་དོག</text:p>
          </table:table-cell>
          <table:table-cell office:value-type="string">
            <text:p>/lap dog/</text:p>
          </table:table-cell>
          <table:table-cell office:value-type="string">
            <text:p>(མིང་)</text:p>
          </table:table-cell>
          <table:table-cell office:value-type="string">
            <text:p>ལག་པར་དངུལ་མེད་པར་ནང་དོག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ལག་གདང༌།</text:p>
          </table:table-cell>
          <table:table-cell office:value-type="string">
            <text:p>/lag dang/</text:p>
          </table:table-cell>
          <table:table-cell office:value-type="string">
            <text:p>(མིང་)</text:p>
          </table:table-cell>
          <table:table-cell office:value-type="string">
            <text:p>ཨས་ཁུ་ལུ་ལགཔ་བཤེད་ས་གི་ཤིང༌།ལག་ཐོགས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ལག་གདན།</text:p>
          </table:table-cell>
          <table:table-cell office:value-type="string">
            <text:p>/lag den/</text:p>
          </table:table-cell>
          <table:table-cell office:value-type="string">
            <text:p>(མིང་)</text:p>
          </table:table-cell>
          <table:table-cell office:value-type="string">
            <text:p>ཡི་གུ་འབྲིཝ་ད་ལག་པའི་འོག་ལུ་བཙུག་ནི་གི་གདན།</text:p>
          </table:table-cell>
          <table:table-cell table:number-columns-repeated="252"/>
        </table:table-row>
        <table:table-row table:style-name="ro1">
          <table:table-cell office:value-type="string">
            <text:p>ལག་གདུབ།</text:p>
          </table:table-cell>
          <table:table-cell office:value-type="string">
            <text:p>/lag dub/</text:p>
          </table:table-cell>
          <table:table-cell office:value-type="string">
            <text:p>(མིང་)</text:p>
          </table:table-cell>
          <table:table-cell office:value-type="string">
            <text:p>ལག་པ་བཙུགས་ནི་གི་གདོབ་ཅུ།</text:p>
          </table:table-cell>
          <table:table-cell table:number-columns-repeated="252"/>
        </table:table-row>
        <table:table-row table:style-name="ro1">
          <table:table-cell office:value-type="string">
            <text:p>ལག་མདའ།</text:p>
          </table:table-cell>
          <table:table-cell office:value-type="string">
            <text:p>/lag da/</text:p>
          </table:table-cell>
          <table:table-cell office:value-type="string">
            <text:p>(མིང་)</text:p>
          </table:table-cell>
          <table:table-cell office:value-type="string">
            <text:p>ཀྲོབ་མདའ་གི་མིང་ཅིག།</text:p>
          </table:table-cell>
          <table:table-cell table:number-columns-repeated="252"/>
        </table:table-row>
        <table:table-row table:style-name="ro1">
          <table:table-cell office:value-type="string">
            <text:p>ལག་རྡུམ།</text:p>
          </table:table-cell>
          <table:table-cell office:value-type="string">
            <text:p>/lag dum</text:p>
          </table:table-cell>
          <table:table-cell office:value-type="string">
            <text:p>(མིང་)</text:p>
          </table:table-cell>
          <table:table-cell office:value-type="string">
            <text:p>ལག་པའི་མཛུབ་མོ་ལྡོག་འགྱོ་མི་དང་ལགཔ་མ་པ་ལས་མེད་མི་ཚུ།</text:p>
          </table:table-cell>
          <table:table-cell table:number-columns-repeated="252"/>
        </table:table-row>
        <table:table-row table:style-name="ro1">
          <table:table-cell office:value-type="string">
            <text:p>ལག་རྡོ།</text:p>
          </table:table-cell>
          <table:table-cell office:value-type="string">
            <text:p>/lag do</text:p>
          </table:table-cell>
          <table:table-cell office:value-type="string">
            <text:p>(མིང་)</text:p>
          </table:table-cell>
          <table:table-cell office:value-type="string">
            <text:p>ལག་པ་གིས་བཀོ་ནིའི་རྡོ།ལགཔ་གིས་ཐག་རིང་ཐུང་ག་དེམ་ཅིག་ཚུན་ཚོད་བཀོ་ཚུགས་མི་ཚུགས་བལྟ་ནིའི་རྡོ་ལུ་ལག་རྡོ་ཟེར་སླབ་ཨིན།རྩེད་རྣམ་ཅིག།</text:p>
          </table:table-cell>
          <table:table-cell table:number-columns-repeated="252"/>
        </table:table-row>
        <table:table-row table:style-name="ro1">
          <table:table-cell office:value-type="string">
            <text:p>ལག་བརྡ།</text:p>
          </table:table-cell>
          <table:table-cell office:value-type="string">
            <text:p>/lag da/</text:p>
          </table:table-cell>
          <table:table-cell office:value-type="string">
            <text:p>(མིང་)</text:p>
          </table:table-cell>
          <table:table-cell office:value-type="string">
            <text:p>ལག་པའི་བརྡ་སྟོན་ནི།༡ལམ་མ་ཤེས་མི་ལུ་ལག་པ་གིས་ལམ་སྟོན་ནི་དང་༢ཁ་གིས་སྐད་མ་རྐྱབ་པར་ལག་པ་ཕར་དང་ཚུར་གཡུག་སྟེ་བརྡ་སྟོན་ནི་ཚུ།</text:p>
          </table:table-cell>
          <table:table-cell table:number-columns-repeated="252"/>
        </table:table-row>
        <table:table-row table:style-name="ro1">
          <table:table-cell office:value-type="string">
            <text:p>ལག་པ།</text:p>
          </table:table-cell>
          <table:table-cell office:value-type="string">
            <text:p>/lag pa/</text:p>
          </table:table-cell>
          <table:table-cell office:value-type="string">
            <text:p>(མིང་)</text:p>
          </table:table-cell>
          <table:table-cell office:value-type="string">
            <text:p>གཟུགས་ཀྱི་ཡན་ལག་ལག་པ་གིས་ཡི་གུ་བྲིས་ལག་པ་ལུ་ལེན་ལག་པའི་མཛུབ་མོ་ཚུ།</text:p>
          </table:table-cell>
          <table:table-cell table:number-columns-repeated="252"/>
        </table:table-row>
        <table:table-row table:style-name="ro1">
          <table:table-cell office:value-type="string">
            <text:p>ལག་པར་ཚུད།</text:p>
          </table:table-cell>
          <table:table-cell office:value-type="string">
            <text:p>/lag par tshue/</text:p>
          </table:table-cell>
          <table:table-cell office:value-type="string">
            <text:p>(མིང་)</text:p>
          </table:table-cell>
          <table:table-cell office:value-type="string">
            <text:p>ཁོ་ངི་གི་སྤར་རི་སྦུགས་ན་ཚུད་སོང་ཡི་ཟེར་དོ་བཟུམ་ལག་པར་ཐོབ་པའི་དོན།དབང་ཚད་འོག་ལུ་ཚུད་པ།</text:p>
          </table:table-cell>
          <table:table-cell table:number-columns-repeated="252"/>
        </table:table-row>
        <table:table-row table:style-name="ro1">
          <table:table-cell office:value-type="string">
            <text:p>ལགཔ།</text:p>
          </table:table-cell>
          <table:table-cell office:value-type="string">
            <text:p>/lap/</text:p>
          </table:table-cell>
          <table:table-cell office:value-type="string">
            <text:p>(མིང་)</text:p>
          </table:table-cell>
          <table:table-cell office:value-type="string">
            <text:p>ལག་པའི་མིང་མཐའ་བསྡུས་ཏེ་འབྲི་ཚུལ།</text:p>
          </table:table-cell>
          <table:table-cell table:number-columns-repeated="252"/>
        </table:table-row>
        <table:table-row table:style-name="ro1">
          <table:table-cell office:value-type="string">
            <text:p>ལག་པ་སྟོང་པ།</text:p>
          </table:table-cell>
          <table:table-cell office:value-type="string">
            <text:p>/lag pa tong pa/</text:p>
          </table:table-cell>
          <table:table-cell office:value-type="string">
            <text:p>(མིང་ཁྱད་)</text:p>
          </table:table-cell>
          <table:table-cell office:value-type="string">
            <text:p>༡འཁྱོསམ་ཕྱག་མཇལ་ཟེརཝ་ག་ནི་ཡང་མེད་པའི་ལགཔ་སྟོངམ།༢ལག་པར་ཅ་ལ་ག་ནི་ཡང་མེད་པའི་ལག་པ་སྟོང་པ།</text:p>
          </table:table-cell>
          <table:table-cell table:number-columns-repeated="252"/>
        </table:table-row>
        <table:table-row table:style-name="ro1">
          <table:table-cell office:value-type="string">
            <text:p>ལག་པའི་ཕྱག་རྒྱ།</text:p>
          </table:table-cell>
          <table:table-cell office:value-type="string">
            <text:p>/lag pai cha ja/</text:p>
          </table:table-cell>
          <table:table-cell office:value-type="string">
            <text:p>(མིང་)</text:p>
          </table:table-cell>
          <table:table-cell office:value-type="string">
            <text:p>༡ལག་པ་གིས་མཆོད་པའི་ཕྱག་རྒྱ།༢འབྱོན་བཞུགས་འབད་ནི་ལ་སོགས་པའི་ལག་པའི་ཕྱག་རྒྱ།</text:p>
          </table:table-cell>
          <table:table-cell table:number-columns-repeated="252"/>
        </table:table-row>
        <table:table-row table:style-name="ro1">
          <table:table-cell office:value-type="string">
            <text:p>ལག་པའི་མཛུབ་མོ།</text:p>
          </table:table-cell>
          <table:table-cell office:value-type="string">
            <text:p>/lag pai dzub mo/</text:p>
          </table:table-cell>
          <table:table-cell office:value-type="string">
            <text:p>(མིང་)</text:p>
          </table:table-cell>
          <table:table-cell office:value-type="string">
            <text:p>ལག་པ་གི་མཛུབ་མོ་ཚུ།</text:p>
          </table:table-cell>
          <table:table-cell table:number-columns-repeated="252"/>
        </table:table-row>
        <table:table-row table:style-name="ro1">
          <table:table-cell office:value-type="string">
            <text:p>ལག་སྤྲོད།</text:p>
          </table:table-cell>
          <table:table-cell office:value-type="string">
            <text:p>/lag troe</text:p>
          </table:table-cell>
          <table:table-cell office:value-type="string">
            <text:p>(བྱ་ཚིག་)</text:p>
          </table:table-cell>
          <table:table-cell office:value-type="string">
            <text:p>༡ཅ་ལ་ལག་པར་སྤྲོད་ནི་དང༌།༢ཏི་རུ་ལག་སྤྲོདམ་ཟེར་བ་ཅིན་རིན་དངུལ་དེ་འཕྲོ་ལས་སྤྲོད་ནི་ཚུ་ཡང་ཨིན།</text:p>
          </table:table-cell>
          <table:table-cell table:number-columns-repeated="252"/>
        </table:table-row>
        <table:table-row table:style-name="ro1">
          <table:table-cell office:value-type="string">
            <text:p>ལག་ཕྱིས།</text:p>
          </table:table-cell>
          <table:table-cell office:value-type="string">
            <text:p>/lag chi</text:p>
          </table:table-cell>
          <table:table-cell office:value-type="string">
            <text:p>(མིང་)</text:p>
          </table:table-cell>
          <table:table-cell office:value-type="string">
            <text:p>ལགཔ་འཕྱག་ནི་གི་རས།</text:p>
          </table:table-cell>
          <table:table-cell table:number-columns-repeated="252"/>
        </table:table-row>
        <table:table-row table:style-name="ro1">
          <table:table-cell office:value-type="string">
            <text:p>ལག་བམ།</text:p>
          </table:table-cell>
          <table:table-cell office:value-type="string">
            <text:p>/lag bam</text:p>
          </table:table-cell>
          <table:table-cell office:value-type="string">
            <text:p>(མིང་)</text:p>
          </table:table-cell>
          <table:table-cell office:value-type="string">
            <text:p>ལག་པ་གིས་བཀོ་བཏུབ་པའི་རྫས་བམ།རྫས་སྦྱོར་ལུ་བརྟེན་ཏེ་འགས་འགྱོ་ནི་གི་མཚོན་ཁ་ཉེན་ཁ་ཅན་ལག་པ་གཅིག་གིས་བཀོ་ཚུགས་མི།</text:p>
          </table:table-cell>
          <table:table-cell table:number-columns-repeated="252"/>
        </table:table-row>
        <table:table-row table:style-name="ro1">
          <table:table-cell office:value-type="string">
            <text:p>ལག་བྲིས།</text:p>
          </table:table-cell>
          <table:table-cell office:value-type="string">
            <text:p>/lag dri</text:p>
          </table:table-cell>
          <table:table-cell office:value-type="string">
            <text:p>(མིང་)</text:p>
          </table:table-cell>
          <table:table-cell office:value-type="string">
            <text:p>ལག་པ་གིས་བྲིས་བྲིས་བའི་ཡི་གུ་དང་རི་མོ་ཚུ།</text:p>
          </table:table-cell>
          <table:table-cell table:number-columns-repeated="252"/>
        </table:table-row>
        <table:table-row table:style-name="ro1">
          <table:table-cell office:value-type="string">
            <text:p>ལག་བྲིས་མ།</text:p>
          </table:table-cell>
          <table:table-cell office:value-type="string">
            <text:p>/lag dri ma</text:p>
          </table:table-cell>
          <table:table-cell office:value-type="string">
            <text:p>(མིང་)</text:p>
          </table:table-cell>
          <table:table-cell office:value-type="string">
            <text:p>ལག་པ་གིས་བྲིས་པའི་ཡི་གུ་ག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ལག་སྦྱང༌།</text:p>
          </table:table-cell>
          <table:table-cell office:value-type="string">
            <text:p>/lag jang</text:p>
          </table:table-cell>
          <table:table-cell office:value-type="string">
            <text:p>(མིང་)</text:p>
          </table:table-cell>
          <table:table-cell office:value-type="string">
            <text:p>ལཱ་ལུ་སྦྱང་བ་དང་ཉམས་མྱོང་ཡོད་པའ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ལག་སྦྱོང༌།</text:p>
          </table:table-cell>
          <table:table-cell office:value-type="string">
            <text:p>/lag jong/</text:p>
          </table:table-cell>
          <table:table-cell office:value-type="string">
            <text:p>(མིང་)</text:p>
          </table:table-cell>
          <table:table-cell office:value-type="string">
            <text:p>ལག་ལེན་གྱི་སྦྱང་བ།ལུས་སྦྱོང་དང་འདྲ།ལཱ་གི་སྦྱང་བ།</text:p>
          </table:table-cell>
          <table:table-cell table:number-columns-repeated="252"/>
        </table:table-row>
        <table:table-row table:style-name="ro1">
          <table:table-cell office:value-type="string">
            <text:p>ལག་དམར།</text:p>
          </table:table-cell>
          <table:table-cell office:value-type="string">
            <text:p>/lag mar</text:p>
          </table:table-cell>
          <table:table-cell office:value-type="string">
            <text:p>(མིང་ཁྱད་)</text:p>
          </table:table-cell>
          <table:table-cell office:value-type="string">
            <text:p>༡ལགཔ་དམརཔོ།༢ལཱ་ཁག་འབད་གསད་མི་འབད་དེ་བཏོན་པའི་མི་གི་མིང༌།འདི་ལུ་ལག་དམརཔ་ཟེར་ཡང་སླབ་འོང༌།</text:p>
          </table:table-cell>
          <table:table-cell table:number-columns-repeated="252"/>
        </table:table-row>
        <table:table-row table:style-name="ro1">
          <table:table-cell office:value-type="string">
            <text:p>ལག་རྩལ།</text:p>
          </table:table-cell>
          <table:table-cell office:value-type="string">
            <text:p>/lag tsel</text:p>
          </table:table-cell>
          <table:table-cell office:value-type="string">
            <text:p>(མིང་)</text:p>
          </table:table-cell>
          <table:table-cell office:value-type="string">
            <text:p>ལག་པ་གིས་རི་མོ་ལ་སོགས་པ་ག་ཅི་རང་འབད་རུང་ལེགས་ཞིམ་སྦེ་འབྲི་ཤེས་མི་ལུ་ལག་རྩལ་ཅན་ཟེར་སླབ་ཨིན།ཡིག་བཟོ་ལེགས་ཞིམ་འཐོན་མི་འདི་ལག་རྩལ་ཡོད་པའི་རྟགས་ཨིན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ལག་རྩིས།</text:p>
          </table:table-cell>
          <table:table-cell office:value-type="string">
            <text:p>/lag tsi</text:p>
          </table:table-cell>
          <table:table-cell office:value-type="string">
            <text:p>(མིང་)</text:p>
          </table:table-cell>
          <table:table-cell office:value-type="string">
            <text:p>༡མཛུབ་མོ་ལྔའི་གུ་གྱངས་ཁ་རྐྱབ་པའི་རྩིས།༢གབ་ཙེའི་ཚབ་ལག་པའི་གུ་རྩི་མི།རྩིས་པ་རབ་ལག་གང༌།རྩིསཔ་ཐ་མ་གདོང་གང་ཟེར་སླབ་ནི་ཡོད།</text:p>
          </table:table-cell>
          <table:table-cell table:number-columns-repeated="252"/>
        </table:table-row>
        <table:table-row table:style-name="ro1">
          <table:table-cell office:value-type="string">
            <text:p>ལག་ཚབ།</text:p>
          </table:table-cell>
          <table:table-cell office:value-type="string">
            <text:p>/lag tshab</text:p>
          </table:table-cell>
          <table:table-cell office:value-type="string">
            <text:p>(མིང་)</text:p>
          </table:table-cell>
          <table:table-cell office:value-type="string">
            <text:p>༡ལཱ་འབད་མི་གི་ཚབ།༢ལག་པ་ངོ་མ་མེད་པར་གྱིབ་ཀྱིས་ཚབ་མ་བཟོ་བའི་ལགཔ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ལག་ཚིགས།</text:p>
          </table:table-cell>
          <table:table-cell office:value-type="string">
            <text:p>/lag tshi</text:p>
          </table:table-cell>
          <table:table-cell office:value-type="string">
            <text:p>(མིང་)</text:p>
          </table:table-cell>
          <table:table-cell office:value-type="string">
            <text:p>ལག་པའི་ཚིགས་ཏོ།</text:p>
          </table:table-cell>
          <table:table-cell table:number-columns-repeated="252"/>
        </table:table-row>
        <table:table-row table:style-name="ro1">
          <table:table-cell office:value-type="string">
            <text:p>ལག་ཚེམ།</text:p>
          </table:table-cell>
          <table:table-cell office:value-type="string">
            <text:p>/lag tshem/</text:p>
          </table:table-cell>
          <table:table-cell office:value-type="string">
            <text:p>(མིང་)</text:p>
          </table:table-cell>
          <table:table-cell office:value-type="string">
            <text:p>འཕྲུལ་ཚེམ་གུ་མེན་པ་ལག་པ་གིས་བཙེམས་པའི་ཚེམ།</text:p>
          </table:table-cell>
          <table:table-cell table:number-columns-repeated="252"/>
        </table:table-row>
        <table:table-row table:style-name="ro1">
          <table:table-cell office:value-type="string">
            <text:p>ལག་བཞག</text:p>
          </table:table-cell>
          <table:table-cell office:value-type="string">
            <text:p>/lag zha</text:p>
          </table:table-cell>
          <table:table-cell office:value-type="string">
            <text:p>(བྱ་འདས)</text:p>
          </table:table-cell>
          <table:table-cell office:value-type="string">
            <text:p>ལག་པར་བཞག་པའི་འདས་ཚིག།</text:p>
          </table:table-cell>
          <table:table-cell table:number-columns-repeated="252"/>
        </table:table-row>
        <table:table-row table:style-name="ro1">
          <table:table-cell office:value-type="string">
            <text:p>ལག་བཟུང༌།</text:p>
          </table:table-cell>
          <table:table-cell office:value-type="string">
            <text:p>/lag zung</text:p>
          </table:table-cell>
          <table:table-cell office:value-type="string">
            <text:p>(བྱ་ཚིག་)</text:p>
          </table:table-cell>
          <table:table-cell office:value-type="string">
            <text:p>༡ཤགཔ་བཟུང་ས།སྒོ་འཐེན་ནི་གི་ཨ་ལོང༌།༢སྐས་ཀྱི་ལག་ཤིང༌།༣ལག་ཆ་གི་གཡུ་པ་ཚུ།</text:p>
          </table:table-cell>
          <table:table-cell table:number-columns-repeated="252"/>
        </table:table-row>
        <table:table-row table:style-name="ro1">
          <table:table-cell office:value-type="string">
            <text:p>ལག་བཟོ།</text:p>
          </table:table-cell>
          <table:table-cell office:value-type="string">
            <text:p>/lag zo</text:p>
          </table:table-cell>
          <table:table-cell office:value-type="string">
            <text:p>(མིང་)</text:p>
          </table:table-cell>
          <table:table-cell office:value-type="string">
            <text:p>འཕྲུལ་ལུ་མ་བརྟེན་པར་རང་གི་ལག་པ་གིས་བཟོ་བའི་ཤེས་ཡོན།</text:p>
          </table:table-cell>
          <table:table-cell table:number-columns-repeated="252"/>
        </table:table-row>
        <table:table-row table:style-name="ro1">
          <table:table-cell office:value-type="string">
            <text:p>ལག་བཟོའི་ཅ་ལ།</text:p>
          </table:table-cell>
          <table:table-cell office:value-type="string">
            <text:p>/lag zoi ca la</text:p>
          </table:table-cell>
          <table:table-cell office:value-type="string">
            <text:p>(མིང་)</text:p>
          </table:table-cell>
          <table:table-cell office:value-type="string">
            <text:p>ལག་པ་གིས་བཟོ་བཟོ་བའི་ཅ་ལ་དང་ཟོང་ཆའི་རིགས་ཚུ།དེ་ཚུ་བཙོང་སའི་ཚོང་ཁང་ལུ་ལག་བཟོ་ཚོང་ཁང་ཟེར་བཏགས་ནུག།</text:p>
          </table:table-cell>
          <table:table-cell table:number-columns-repeated="252"/>
        </table:table-row>
        <table:table-row table:style-name="ro1">
          <table:table-cell office:value-type="string">
            <text:p>ལག་ཡངས།</text:p>
          </table:table-cell>
          <table:table-cell office:value-type="string">
            <text:p>/lag yang</text:p>
          </table:table-cell>
          <table:table-cell office:value-type="string">
            <text:p>(མིང་ཁྱད་)</text:p>
          </table:table-cell>
          <table:table-cell office:value-type="string">
            <text:p>༡རོགས་ལུ་བྱིན་ནི་ལུ་ལགཔ་ཡངས་དྲགས་ཡོདཔ།༢སྦོ་དྲང་ནི་མགྱོགས་དྲགས་ཡོད་མི་ལུ་ཡང་སླབ་འོང༌།</text:p>
          </table:table-cell>
          <table:table-cell table:number-columns-repeated="252"/>
        </table:table-row>
        <table:table-row table:style-name="ro1">
          <table:table-cell office:value-type="string">
            <text:p>ལག་རས།</text:p>
          </table:table-cell>
          <table:table-cell office:value-type="string">
            <text:p>/lag re</text:p>
          </table:table-cell>
          <table:table-cell office:value-type="string">
            <text:p>(མིང་)</text:p>
          </table:table-cell>
          <table:table-cell office:value-type="string">
            <text:p>ལག་ཕྱིས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ལག་རིལ།</text:p>
          </table:table-cell>
          <table:table-cell office:value-type="string">
            <text:p>/lag ril</text:p>
          </table:table-cell>
          <table:table-cell office:value-type="string">
            <text:p>(མིང་)</text:p>
          </table:table-cell>
          <table:table-cell office:value-type="string">
            <text:p>ལག་པ་གིས་རྩེད་ནིའི་བཱོལ།</text:p>
          </table:table-cell>
          <table:table-cell table:number-columns-repeated="252"/>
        </table:table-row>
        <table:table-row table:style-name="ro1">
          <table:table-cell office:value-type="string">
            <text:p>ལག་རིས།</text:p>
          </table:table-cell>
          <table:table-cell office:value-type="string">
            <text:p>/la ri</text:p>
          </table:table-cell>
          <table:table-cell office:value-type="string">
            <text:p>(མིང་)</text:p>
          </table:table-cell>
          <table:table-cell office:value-type="string">
            <text:p>ལག་པའི་ནང་གི་རི་མོ།ལག་རིས་བལྟ་སྟེ་ལུང་བསྟན་གནང་མི་ཚུ།</text:p>
          </table:table-cell>
          <table:table-cell table:number-columns-repeated="252"/>
        </table:table-row>
        <table:table-row table:style-name="ro1">
          <table:table-cell office:value-type="string">
            <text:p>ལག་རུབ།</text:p>
          </table:table-cell>
          <table:table-cell office:value-type="string">
            <text:p>/la rub/</text:p>
          </table:table-cell>
          <table:table-cell office:value-type="string">
            <text:p>(མིང་)</text:p>
          </table:table-cell>
          <table:table-cell office:value-type="string">
            <text:p>ལཱ་རུབ་སྟེ་འབད་མི་གི་ལགཔ།ཆ་རོགས་འབད་དེ་ལཱ་འབད་ནི།</text:p>
          </table:table-cell>
          <table:table-cell table:number-columns-repeated="252"/>
        </table:table-row>
        <table:table-row table:style-name="ro1">
          <table:table-cell office:value-type="string">
            <text:p>ལག་རོགས།</text:p>
          </table:table-cell>
          <table:table-cell office:value-type="string">
            <text:p>/la rog</text:p>
          </table:table-cell>
          <table:table-cell office:value-type="string">
            <text:p>(མིང་)</text:p>
          </table:table-cell>
          <table:table-cell office:value-type="string">
            <text:p>ལག་རུབ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ལག་ལེན།</text:p>
          </table:table-cell>
          <table:table-cell office:value-type="string">
            <text:p>/lag len/</text:p>
          </table:table-cell>
          <table:table-cell office:value-type="string">
            <text:p>(མིང་)</text:p>
          </table:table-cell>
          <table:table-cell office:value-type="string">
            <text:p>༡འབད་ཐངས་ཀྱི་ཐབས་ཚུལ།༢ལག་པར་ལེན་ནི།</text:p>
          </table:table-cell>
          <table:table-cell table:number-columns-repeated="252"/>
        </table:table-row>
        <table:table-row table:style-name="ro1">
          <table:table-cell office:value-type="string">
            <text:p>ལག་ཤུབས།</text:p>
          </table:table-cell>
          <table:table-cell office:value-type="string">
            <text:p>/lag shub/</text:p>
          </table:table-cell>
          <table:table-cell office:value-type="string">
            <text:p>(མིང་)</text:p>
          </table:table-cell>
          <table:table-cell office:value-type="string">
            <text:p>ལག་པར་བཙུགས་ནི་ཤུབས།</text:p>
          </table:table-cell>
          <table:table-cell table:number-columns-repeated="252"/>
        </table:table-row>
        <table:table-row table:style-name="ro1">
          <table:table-cell office:value-type="string">
            <text:p>ལག་ཤེད།</text:p>
          </table:table-cell>
          <table:table-cell office:value-type="string">
            <text:p>/la she</text:p>
          </table:table-cell>
          <table:table-cell office:value-type="string">
            <text:p>(མིང་)</text:p>
          </table:table-cell>
          <table:table-cell office:value-type="string">
            <text:p>ཤིང་རྫམ་ནི་རྡོ་བཀག་ནི་སྤུང་རྡོ་གཡུག་ནི་ཚུ་ལུ་ལག་ཤུགས་ཡོད་མི།དེ་ལུ་དཔུང་ཤུགས་ཅན་ཟེར་ཡང་སླབ་འོང༌།ལག་པའི་སྟོབས་ཤུགས་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ལག་ཤེསཔ།</text:p>
          </table:table-cell>
          <table:table-cell office:value-type="string">
            <text:p>/la shep</text:p>
          </table:table-cell>
          <table:table-cell office:value-type="string">
            <text:p>(མིང་)</text:p>
          </table:table-cell>
          <table:table-cell office:value-type="string">
            <text:p>བཟོ་ལཱ་ཕྱམ་ཕྱི་མ་ཤེས་མི་ཚུ་གི་མིང༌།བཟོ་བོ་ལག་ཤེསཔ་ཚུ་ཟེར་སླབ་ཨིན།</text:p>
          </table:table-cell>
          <table:table-cell table:number-columns-repeated="252"/>
        </table:table-row>
        <table:table-row table:style-name="ro1">
          <table:table-cell office:value-type="string">
            <text:p>ལག་ཤོག</text:p>
          </table:table-cell>
          <table:table-cell office:value-type="string">
            <text:p>/lag sho</text:p>
          </table:table-cell>
          <table:table-cell office:value-type="string">
            <text:p>(མིང་)</text:p>
          </table:table-cell>
          <table:table-cell office:value-type="string">
            <text:p>ལག་པར་བཀྲམ་ནིའི་ཡི་གུ་ཚུ།</text:p>
          </table:table-cell>
          <table:table-cell table:number-columns-repeated="252"/>
        </table:table-row>
        <table:table-row table:style-name="ro1">
          <table:table-cell office:value-type="string">
            <text:p>ལག་སག</text:p>
          </table:table-cell>
          <table:table-cell office:value-type="string">
            <text:p>/lag sa</text:p>
          </table:table-cell>
          <table:table-cell office:value-type="string">
            <text:p>(མིང་)</text:p>
          </table:table-cell>
          <table:table-cell office:value-type="string">
            <text:p>ཅ་ལ་ལག་པར་སག་ནི།སྤྱོད་ནི།དཔེར་ན་ལག་པར་ཏི་རུ་སག་ནི་མི་ནུག།སྣུམ་འཁོར་འདི་སག་འཕྲོ་འབད་རང་ཡོད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ལག་ལྷི།</text:p>
          </table:table-cell>
          <table:table-cell office:value-type="string">
            <text:p>/lag lhhi</text:p>
          </table:table-cell>
          <table:table-cell office:value-type="string">
            <text:p>(མིང་)</text:p>
          </table:table-cell>
          <table:table-cell office:value-type="string">
            <text:p>ཆུམ་རྡུང་ནི་གི་ལྷག་ལྷི་ཟེར་ཤིང་རྒྱུག་རིལམ་ལགཔ་བཤེད་སའི་རྣམ་པ་བཟོ་བཟོཝ་ཅིག་ཡོད།གཡུས་ལ་ལུ་ཁར་ལག་ཧི་ཟེར་ཡང་སླབ་ཨིན།ལྷིའུ་ནང་རེད་བླུགས་ཏེ་ལག་ལྷི་གིས་བརྡུངམ་ཨིན།</text:p>
          </table:table-cell>
          <table:table-cell table:number-columns-repeated="252"/>
        </table:table-row>
        <table:table-row table:style-name="ro1">
          <table:table-cell office:value-type="string">
            <text:p>ལགཔ།</text:p>
          </table:table-cell>
          <table:table-cell office:value-type="string">
            <text:p>/lap/</text:p>
          </table:table-cell>
          <table:table-cell office:value-type="string">
            <text:p>(མིང་)</text:p>
          </table:table-cell>
          <table:table-cell office:value-type="string">
            <text:p>ལག་པ་གི་བསྡུས་ཚིག།</text:p>
          </table:table-cell>
          <table:table-cell table:number-columns-repeated="252"/>
        </table:table-row>
        <table:table-row table:style-name="ro1">
          <table:table-cell office:value-type="string">
            <text:p>ལགཔ་གང༌།</text:p>
          </table:table-cell>
          <table:table-cell office:value-type="string">
            <text:p>/lap gang/</text:p>
          </table:table-cell>
          <table:table-cell office:value-type="string">
            <text:p>(མིང་)</text:p>
          </table:table-cell>
          <table:table-cell office:value-type="string">
            <text:p>ལག་པའི་སྤ་རེ་གང་གི་དོན།ཁྱོར་གང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ལགཔ་མཐུད།</text:p>
          </table:table-cell>
          <table:table-cell office:value-type="string">
            <text:p>/lap thue/</text:p>
          </table:table-cell>
          <table:table-cell office:value-type="string">
            <text:p>(བྱ་ཚིག་)</text:p>
          </table:table-cell>
          <table:table-cell office:value-type="string">
            <text:p>༡མཐུན་འབྲེལ་བཟོ་བའི་དོན།༢ལགཔ་གཉིས་གཅིག་ཁར་མཐུདཔ།</text:p>
          </table:table-cell>
          <table:table-cell table:number-columns-repeated="252"/>
        </table:table-row>
        <table:table-row table:style-name="ro1">
          <table:table-cell office:value-type="string">
            <text:p>ལགཔ་དམ་དྲགས།</text:p>
          </table:table-cell>
          <table:table-cell office:value-type="string">
            <text:p>/lab dam dra/</text:p>
          </table:table-cell>
          <table:table-cell office:value-type="string">
            <text:p>(མིང་ཁྱད་)</text:p>
          </table:table-cell>
          <table:table-cell office:value-type="string">
            <text:p>༡ལག་པ་ལས་ག་ནི་ཡང་མ་ཤོར་བར་དམ་ཚུགས་མི།༢ལགཔ་ལས་ག་ནི་ཡང་བྱིན་མ་བཏུབ་མི།</text:p>
          </table:table-cell>
          <table:table-cell table:number-columns-repeated="252"/>
        </table:table-row>
        <table:table-row table:style-name="ro1">
          <table:table-cell office:value-type="string">
            <text:p>ལགཔ་འདོགས།</text:p>
          </table:table-cell>
          <table:table-cell office:value-type="string">
            <text:p>/lab dog/</text:p>
          </table:table-cell>
          <table:table-cell office:value-type="string">
            <text:p>(བྱ་ཚིག་)</text:p>
          </table:table-cell>
          <table:table-cell office:value-type="string">
            <text:p>གཟུགས་ཁར་ལགཔ་འདོགས།ཅ་ལའི་གུ་ལགཔ་འདོགས་ཟེར་ལག་པ་གིས་རེག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ལགཔ་གཙང་ཏོང་ཏོ།</text:p>
          </table:table-cell>
          <table:table-cell office:value-type="string">
            <text:p>/lap tsang tong to/</text:p>
          </table:table-cell>
          <table:table-cell office:value-type="string">
            <text:p>(མིང་ཁྱད་)</text:p>
          </table:table-cell>
          <table:table-cell office:value-type="string">
            <text:p>༡ལགཔ་ཁམས་ལོག་སི་སི་མིན་པར་གཙང་ཏོག་ཏོ་ཡོདཔ།༢ལགཔ་གིས་ཨརཝ་མ་བརྐུ་མི།༣ལགཔ་གིས་དུག་མ་བྱིན་མི་ཚུ་ལུ་གོ།</text:p>
          </table:table-cell>
          <table:table-cell table:number-columns-repeated="252"/>
        </table:table-row>
        <table:table-row table:style-name="ro1">
          <table:table-cell office:value-type="string">
            <text:p>ལགཔ་བཤེད།</text:p>
          </table:table-cell>
          <table:table-cell office:value-type="string">
            <text:p>/lap she/</text:p>
          </table:table-cell>
          <table:table-cell office:value-type="string">
            <text:p>(བྱ་ཚིག་)</text:p>
          </table:table-cell>
          <table:table-cell office:value-type="string">
            <text:p>ལག་པ་གིས་བཟུང་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ལགས།</text:p>
          </table:table-cell>
          <table:table-cell office:value-type="string">
            <text:p>/la/</text:p>
          </table:table-cell>
          <table:table-cell office:value-type="string">
            <text:p>(མིང་)</text:p>
          </table:table-cell>
          <table:table-cell office:value-type="string">
            <text:p>ཞེ་སའི་ཚིག་གྲོགས།</text:p>
          </table:table-cell>
          <table:table-cell table:number-columns-repeated="252"/>
        </table:table-row>
        <table:table-row table:style-name="ro1">
          <table:table-cell office:value-type="string">
            <text:p>ལགས་སོ།</text:p>
          </table:table-cell>
          <table:table-cell office:value-type="string">
            <text:p>/la so/</text:p>
          </table:table-cell>
          <table:table-cell office:value-type="string">
            <text:p>(མིང་)</text:p>
          </table:table-cell>
          <table:table-cell office:value-type="string">
            <text:p>དཔེར་ན་ནཱ་ལུ་ང་གིས་སྨ་རེ་ལགས་སོ་གུ་རང་བཀལ་ཏེ་ཕྱག་ཞུ་ཡི་ཟེར་དོ་བཟུམ་གོང་མ་གི་བཀའ་ལུ་བཏུབ་ཟེར་ཞུ་བའི་ཞེ་ས།དེ་ལུ་ལ་སོ་ཟེར་སླབ་སྲོལ་ཡང་ཡོད།</text:p>
          </table:table-cell>
          <table:table-cell table:number-columns-repeated="252"/>
        </table:table-row>
        <table:table-row table:style-name="ro1">
          <table:table-cell office:value-type="string">
            <text:p>ལང༌།</text:p>
          </table:table-cell>
          <table:table-cell office:value-type="string">
            <text:p>/lang/</text:p>
          </table:table-cell>
          <table:table-cell office:value-type="string">
            <text:p>(མིང་)</text:p>
          </table:table-cell>
          <table:table-cell office:value-type="string">
            <text:p>གྱངས་ཁ་ཚང་མི་དང་ལྡང་ཚད་འདྲོངས་བའི་དོན་ལུ་ལང་ཡི་ཟེར་སླབ་སྲོལ་ཡོད།</text:p>
          </table:table-cell>
          <table:table-cell table:number-columns-repeated="252"/>
        </table:table-row>
        <table:table-row table:style-name="ro1">
          <table:table-cell office:value-type="string">
            <text:p>ལང་བརྐྱབ།</text:p>
          </table:table-cell>
          <table:table-cell office:value-type="string">
            <text:p>/lang cab/</text:p>
          </table:table-cell>
          <table:table-cell office:value-type="string">
            <text:p>(མིང་)</text:p>
          </table:table-cell>
          <table:table-cell office:value-type="string">
            <text:p>ན་ཟུག་བརྐྱབ་ཐངས།ན་ཟུག་བརྐྱབ་བརྐྱབ་སར་མིན་པར་འཕྲལ་འཕྲལ་འབད་ཟུག་བརྐྱབ་མི་དེ་ལུ་ལང་རྐྱབ་ཅི་རྐྱབ་ཅི་ནཝ་མས་ཟེར་སླབ་འོང༌།</text:p>
          </table:table-cell>
          <table:table-cell table:number-columns-repeated="252"/>
        </table:table-row>
        <table:table-row table:style-name="ro1">
          <table:table-cell office:value-type="string">
            <text:p>ལང་ཚད།</text:p>
          </table:table-cell>
          <table:table-cell office:value-type="string">
            <text:p>/lang che/</text:p>
          </table:table-cell>
          <table:table-cell office:value-type="string">
            <text:p>(མིང་)</text:p>
          </table:table-cell>
          <table:table-cell office:value-type="string">
            <text:p>ལང་བའི་ཚད།འདྲོངས་བའི་ཚད།</text:p>
          </table:table-cell>
          <table:table-cell table:number-columns-repeated="252"/>
        </table:table-row>
        <table:table-row table:style-name="ro1">
          <table:table-cell office:value-type="string">
            <text:p>ལང་ཚོ།</text:p>
          </table:table-cell>
          <table:table-cell office:value-type="string">
            <text:p>/lang tsho/</text:p>
          </table:table-cell>
          <table:table-cell office:value-type="string">
            <text:p>(མིང་)</text:p>
          </table:table-cell>
          <table:table-cell office:value-type="string">
            <text:p>ན་ཚོད།བུ་དང་བུ་མོ་ན་གཞོན།དཔེར་ན་ལོ་བཅོ་བརྒྱད་ལས་ཡར་ལང་ཚོ་དར་ལ་འབབ་པ་ཟེར་སླབ་ཨིན།</text:p>
          </table:table-cell>
          <table:table-cell table:number-columns-repeated="252"/>
        </table:table-row>
        <table:table-row table:style-name="ro1">
          <table:table-cell office:value-type="string">
            <text:p>ལང་ཚོ་དར་བ།</text:p>
          </table:table-cell>
          <table:table-cell office:value-type="string">
            <text:p>/lang tsho dar wa/</text:p>
          </table:table-cell>
          <table:table-cell office:value-type="string">
            <text:p>(མིང་)</text:p>
          </table:table-cell>
          <table:table-cell office:value-type="string">
            <text:p>ལང་ཚོ་དར་ལ་འབབ་པ།</text:p>
          </table:table-cell>
          <table:table-cell table:number-columns-repeated="252"/>
        </table:table-row>
        <table:table-row table:style-name="ro1">
          <table:table-cell office:value-type="string">
            <text:p>ལང་ལིང༌།</text:p>
          </table:table-cell>
          <table:table-cell office:value-type="string">
            <text:p>/lang ling/</text:p>
          </table:table-cell>
          <table:table-cell office:value-type="string">
            <text:p>(མིང་)</text:p>
          </table:table-cell>
          <table:table-cell office:value-type="string">
            <text:p>༡གནམ་ཁར་སྤྲིན་ལང་ལིང་དུ་འཁྲིགས་པ།ཕང་ཕུང་དུ་འཁྲིགས་པ་དང་དོན་གཅིག།༢སྤར་ཚུལ་ཅིགཉལ་ཁྲི་གུ་གྱིབ་གདན་ལང་ལིང་བཏང་སྤར་དེས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ལང་ལོང༌།</text:p>
          </table:table-cell>
          <table:table-cell office:value-type="string">
            <text:p>/lang long/</text:p>
          </table:table-cell>
          <table:table-cell office:value-type="string">
            <text:p>(མིང་ཁྱད་)</text:p>
          </table:table-cell>
          <table:table-cell office:value-type="string">
            <text:p>ས་སྨུག་ལང་ལོང་དུ་པ་ལང་ལོང་ཚུ་ལང་ཚུལ་ཅིག་ཅིག།</text:p>
          </table:table-cell>
          <table:table-cell table:number-columns-repeated="252"/>
        </table:table-row>
        <table:table-row table:style-name="ro1">
          <table:table-cell office:value-type="string">
            <text:p>ཡར་ལོང༌།</text:p>
          </table:table-cell>
          <table:table-cell office:value-type="string">
            <text:p>/yar long/</text:p>
          </table:table-cell>
          <table:table-cell office:value-type="string">
            <text:p>(བྱ་ཚིག་)</text:p>
          </table:table-cell>
          <table:table-cell office:value-type="string">
            <text:p>སར་ཉལ་ཏེ་ཡོད་ས་ལས་ཡར་ལོང་བ།</text:p>
          </table:table-cell>
          <table:table-cell table:number-columns-repeated="252"/>
        </table:table-row>
        <table:table-row table:style-name="ro1">
          <table:table-cell office:value-type="string">
            <text:p>ལང་ཤོར།</text:p>
          </table:table-cell>
          <table:table-cell office:value-type="string">
            <text:p>/lang shor/</text:p>
          </table:table-cell>
          <table:table-cell office:value-type="string">
            <text:p>(མིང་)</text:p>
          </table:table-cell>
          <table:table-cell office:value-type="string">
            <text:p>བུ་ལང་ཤོར་བཏང་པ་གཅེས་ཕྲུག་མིན་ཟེར་དོ་བཟུམ།སྒྲིགས་ཁྲིམས་ཀྱིས་བཏུལ་མ་ཚུགས་པར་སེམས་ལང་ཤོར་ཐལ་ནི།ཁ་ལང་ཤོར་ཐལ་ནི།གཟུགས་ལང་ཤོར་ཐལ་ནི་ཚུ་ཨ་རྟག་འབད་མི་གི་ཤུམ་ལུ་ཚུད་སོང་པའི་དོན་ཨིན།</text:p>
          </table:table-cell>
          <table:table-cell table:number-columns-repeated="252"/>
        </table:table-row>
        <table:table-row table:style-name="ro1">
          <table:table-cell office:value-type="string">
            <text:p>ལངན།</text:p>
          </table:table-cell>
          <table:table-cell office:value-type="string">
            <text:p>/la</text:p>
          </table:table-cell>
          <table:table-cell office:value-type="string">
            <text:p>(མིང་)</text:p>
          </table:table-cell>
          <table:table-cell office:value-type="string">
            <text:p>ཏི་རུ་གིས་ལངན་ཁྱིམ་ཉོ།</text:p>
          </table:table-cell>
          <table:table-cell table:number-columns-repeated="252"/>
        </table:table-row>
        <table:table-row table:style-name="ro1">
          <table:table-cell office:value-type="string">
            <text:p>ལངམ།</text:p>
          </table:table-cell>
          <table:table-cell office:value-type="string">
            <text:p>/lam</text:p>
          </table:table-cell>
          <table:table-cell office:value-type="string">
            <text:p>(མིང་)</text:p>
          </table:table-cell>
          <table:table-cell office:value-type="string">
            <text:p>ཏི་རུ་ལུ་ལངམ་ཟེརཝ་མེད།</text:p>
          </table:table-cell>
          <table:table-cell table:number-columns-repeated="252"/>
        </table:table-row>
        <table:table-row table:style-name="ro1">
          <table:table-cell office:value-type="string">
            <text:p>ལཉྩ།</text:p>
          </table:table-cell>
          <table:table-cell office:value-type="string">
            <text:p>/la</text:p>
          </table:table-cell>
          <table:table-cell office:value-type="string">
            <text:p>(མིང་)</text:p>
          </table:table-cell>
          <table:table-cell office:value-type="string">
            <text:p>སམ་སྐྲྀ་ཏ་ལེགས་སྦྱར་གྱི་ཡིག་གཟུགས་ཨིན།</text:p>
          </table:table-cell>
          <table:table-cell table:number-columns-repeated="252"/>
        </table:table-row>
        <table:table-row table:style-name="ro1">
          <table:table-cell office:value-type="string">
            <text:p>ལད་ཚུལ།</text:p>
          </table:table-cell>
          <table:table-cell office:value-type="string">
            <text:p>/le tshuel/</text:p>
          </table:table-cell>
          <table:table-cell office:value-type="string">
            <text:p>(བྱ་ཁྱད་)</text:p>
          </table:table-cell>
          <table:table-cell office:value-type="string">
            <text:p>རོགས་ཀྱི་དཔེ་བཤུབ་པའི་ཚུལ།དཔེ་བཤུབ་ཐངས།ལམ་སྲོལ་འབད་ཐངས་ཚུ།</text:p>
          </table:table-cell>
          <table:table-cell table:number-columns-repeated="252"/>
        </table:table-row>
        <table:table-row table:style-name="ro1">
          <table:table-cell office:value-type="string">
            <text:p>ལད་ཟོལ།</text:p>
          </table:table-cell>
          <table:table-cell office:value-type="string">
            <text:p>/la zoel/</text:p>
          </table:table-cell>
          <table:table-cell office:value-type="string">
            <text:p>(བྱ་ཁྱད་)</text:p>
          </table:table-cell>
          <table:table-cell office:value-type="string">
            <text:p>གཞན་གྱི་ག་འབད་མི་ཅོག་འཐདཔ་འབད་ནི།ལམ་འགྱོ་ཐངས་ཀྱི་ལད་ཟོལ་ཁ་སླབ་ཐངས་ཀྱི་ལད་ཟོལ་ཚུ་གཞན་གྱི་དཔེ་བཤུབ་ནི་དང་དོན་འདྲ།</text:p>
          </table:table-cell>
          <table:table-cell table:number-columns-repeated="252"/>
        </table:table-row>
        <table:table-row table:style-name="ro1">
          <table:table-cell office:value-type="string">
            <text:p>ལད་སྲོལ།</text:p>
          </table:table-cell>
          <table:table-cell office:value-type="string">
            <text:p>/le soel/</text:p>
          </table:table-cell>
          <table:table-cell office:value-type="string">
            <text:p>(བྱ་ཁྱད་)</text:p>
          </table:table-cell>
          <table:table-cell office:value-type="string">
            <text:p>གཞན་གྱིས་འབད་སྲོལ་ཡོད་མི་ཚུ་རང་གིས་འབད་ནི།</text:p>
          </table:table-cell>
          <table:table-cell table:number-columns-repeated="252"/>
        </table:table-row>
        <table:table-row table:style-name="ro1">
          <table:table-cell office:value-type="string">
            <text:p>ལན།</text:p>
          </table:table-cell>
          <table:table-cell office:value-type="string">
            <text:p>/len/</text:p>
          </table:table-cell>
          <table:table-cell office:value-type="string">
            <text:p>(མིང་)</text:p>
          </table:table-cell>
          <table:table-cell office:value-type="string">
            <text:p>༡ཕར་དྲིས་ཞིན་ན་ཚུར་སླབ་མི་གི་ལན།༢རྒྱུ་གིས་མ་ལན་རྐྱེན་གྱིས་ལན་ཟེར་བ་ཅིན་ཧད་བཏགས་དེ་གིས་འབད་ནུག་ཟེར་སླབ་པའི་བྱ་ཚིག།དེ་ལས་བརྟེན་ཏེ་ཨིན་མས་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ལན་ཀན།</text:p>
          </table:table-cell>
          <table:table-cell office:value-type="string">
            <text:p>/len ken/</text:p>
          </table:table-cell>
          <table:table-cell office:value-type="string">
            <text:p>(མིང་)</text:p>
          </table:table-cell>
          <table:table-cell office:value-type="string">
            <text:p>མདའ་ཡབ་ཀྱ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ལན་གྲངས།</text:p>
          </table:table-cell>
          <table:table-cell office:value-type="string">
            <text:p>/len drang/</text:p>
          </table:table-cell>
          <table:table-cell office:value-type="string">
            <text:p>(མིང་)</text:p>
          </table:table-cell>
          <table:table-cell office:value-type="string">
            <text:p>ཐེངས།ཤོ་ཐེངས་དང་དོན་ཅིགདཔེར་ན་ཁྱོད་ལུ་སླབ་ནི་དེ་ལན་གྲངས་མང་ཡི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ལན་ཆགས།</text:p>
          </table:table-cell>
          <table:table-cell office:value-type="string">
            <text:p>/len cha/</text:p>
          </table:table-cell>
          <table:table-cell office:value-type="string">
            <text:p>(མིང་)</text:p>
          </table:table-cell>
          <table:table-cell office:value-type="string">
            <text:p>ལན་ཆགས་ཟེར་ཚེ་སྔོན་གྱི་བུ་ལོན་འབྱོར་མ་ཚུགས་པར་ཚེ་ད་རེས་བསྐྱིན་མ་འཇལ་དགོ་མི་ཅིག་ཨིན།</text:p>
          </table:table-cell>
          <table:table-cell table:number-columns-repeated="252"/>
        </table:table-row>
        <table:table-row table:style-name="ro1">
          <table:table-cell office:value-type="string">
            <text:p>ལན་འཇལ།</text:p>
          </table:table-cell>
          <table:table-cell office:value-type="string">
            <text:p>/len jel/</text:p>
          </table:table-cell>
          <table:table-cell office:value-type="string">
            <text:p>(བྱ་ཚིག་)</text:p>
          </table:table-cell>
          <table:table-cell office:value-type="string">
            <text:p>༡ལན་སློག་དང་དོན་གཅིག༢ཁ་གིས་བརྒོལ་ནི།</text:p>
          </table:table-cell>
          <table:table-cell table:number-columns-repeated="252"/>
        </table:table-row>
        <table:table-row table:style-name="ro1">
          <table:table-cell office:value-type="string">
            <text:p>ལན་ཐེངས།</text:p>
          </table:table-cell>
          <table:table-cell office:value-type="string">
            <text:p>/len theng/</text:p>
          </table:table-cell>
          <table:table-cell office:value-type="string">
            <text:p>(མིང་)</text:p>
          </table:table-cell>
          <table:table-cell office:value-type="string">
            <text:p>ལན་ཐེངས་གཅིག་ལན་ཐེངས་གཉིས་ཟེར་ལན་གྲངས་ཀྱི་མིང༌།དུས་འཕོ་གཅིགཐེངས་འཕོ་གཅིག་ཚུ་དོན་འདྲ།</text:p>
          </table:table-cell>
          <table:table-cell table:number-columns-repeated="252"/>
        </table:table-row>
        <table:table-row table:style-name="ro1">
          <table:table-cell office:value-type="string">
            <text:p>ལན་མི་ལན།</text:p>
          </table:table-cell>
          <table:table-cell office:value-type="string">
            <text:p>/len mi len/</text:p>
          </table:table-cell>
          <table:table-cell office:value-type="string">
            <text:p>(མིང་)</text:p>
          </table:table-cell>
          <table:table-cell office:value-type="string">
            <text:p>ལན་མི་ལན་བལྟ་དགོ།ལན་མི་ལན་མི་ཤེས་པས་ཟེར་བ་ཅིན་རྒྱུ་རྐྱེན་འདི་ལུ་བརྟེན་ཏེ་ཨིན་མིན་བལྟ་དགོ།རྒྱུ་རྐྱེན་འདི་ལས་བརྟེན་ཏེ་ཨིན་མིན་མི་ཤེས་ཟེར་དོ་བཟུམ།ཐེ་ཚོམ་མ་ཆོད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ལན་ཚྭ།</text:p>
          </table:table-cell>
          <table:table-cell office:value-type="string">
            <text:p>/len tsha/</text:p>
          </table:table-cell>
          <table:table-cell office:value-type="string">
            <text:p>(མིང་)</text:p>
          </table:table-cell>
          <table:table-cell office:value-type="string">
            <text:p>ཚྭའི་མིང་གི་རྣམ་གྲངས་ཅིག་ཨིན།</text:p>
          </table:table-cell>
          <table:table-cell table:number-columns-repeated="252"/>
        </table:table-row>
        <table:table-row table:style-name="ro1">
          <table:table-cell office:value-type="string">
            <text:p>ལན་སློག</text:p>
          </table:table-cell>
          <table:table-cell office:value-type="string">
            <text:p>/len log/</text:p>
          </table:table-cell>
          <table:table-cell office:value-type="string">
            <text:p>(མིང་)</text:p>
          </table:table-cell>
          <table:table-cell office:value-type="string">
            <text:p>བཟང་པོ་ལུ་བཟང་ལན་དང་ངན་པ་ལུ་ངན་ལན་སློག་ནི།བསྐྱིན་མ་འཇལ་བ།</text:p>
          </table:table-cell>
          <table:table-cell table:number-columns-repeated="252"/>
        </table:table-row>
        <table:table-row table:style-name="ro1">
          <table:table-cell office:value-type="string">
            <text:p>ལན་གསལ།</text:p>
          </table:table-cell>
          <table:table-cell office:value-type="string">
            <text:p>/len sel/</text:p>
          </table:table-cell>
          <table:table-cell office:value-type="string">
            <text:p>(མིང་)</text:p>
          </table:table-cell>
          <table:table-cell office:value-type="string">
            <text:p>ཕར་དྲིས་པའི་ལན་གསལ་ཚུར་ལྷོད་ནི།ལྟོ་ཚང་ལུ་ཡི་གུ་སྐྱེལ་རུང་ལན་གསལ་མ་ཐོབ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ལབ།</text:p>
          </table:table-cell>
          <table:table-cell office:value-type="string">
            <text:p>/lab/</text:p>
          </table:table-cell>
          <table:table-cell office:value-type="string">
            <text:p>(བྱ་ཚིག་)</text:p>
          </table:table-cell>
          <table:table-cell office:value-type="string">
            <text:p>ཁ་ལས་སླབ་པ།</text:p>
          </table:table-cell>
          <table:table-cell table:number-columns-repeated="252"/>
        </table:table-row>
        <table:table-row table:style-name="ro1">
          <table:table-cell office:value-type="string">
            <text:p>ལབ་རྩ།</text:p>
          </table:table-cell>
          <table:table-cell office:value-type="string">
            <text:p>/lab tsa/</text:p>
          </table:table-cell>
          <table:table-cell office:value-type="string">
            <text:p>(མིང་)</text:p>
          </table:table-cell>
          <table:table-cell office:value-type="string">
            <text:p>༡ལ་ཁའི་ལབ་རྩ་ལབ་རྩ་ཟེར་མི་ལའི་རྩེ་དང་མགུ་ལུ་སླབ་ཨིན།༢ལབ་རྩ་རྒྱལམོ་ཟེར་བ་ཅིན་ལ་ཁའི་གཞི་བདག</text:p>
          </table:table-cell>
          <table:table-cell table:number-columns-repeated="252"/>
        </table:table-row>
        <table:table-row table:style-name="ro1">
          <table:table-cell office:value-type="string">
            <text:p>ལབ་ལེབ།</text:p>
          </table:table-cell>
          <table:table-cell office:value-type="string">
            <text:p>/lab leb/</text:p>
          </table:table-cell>
          <table:table-cell office:value-type="string">
            <text:p>(མིང་ཁྱད་)</text:p>
          </table:table-cell>
          <table:table-cell office:value-type="string">
            <text:p>༡དངོས་པོ་དབྱིབས་ལེབ་ཏག་ཏ་འབད་མི་ཆེ་ཆུང་མ་ངེས་པ་སྣ་ཚོགས་ཡོད་པའི་དོན།རྡོ་ལེབ་ལབ་ལེབ་བཏང་འདུགཚོད་མའི་ནང་ཨེ་མ་ལབ་ལེབ་བཏང་བླུགས་ནུག།པད་ཚོད་འདབ་མ་ལབ་ལེབ་བཏང་སྐྱེས་ནུག་ཟེར་ལབ་ལེབ་བཏང་སྟེ་ཡོད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ལབ་ལོབ།</text:p>
          </table:table-cell>
          <table:table-cell office:value-type="string">
            <text:p>/lab lob/</text:p>
          </table:table-cell>
          <table:table-cell office:value-type="string">
            <text:p>(མིང་ཁྱད་)</text:p>
          </table:table-cell>
          <table:table-cell office:value-type="string">
            <text:p>༡གོ་ལ་ལབ་ལོབ་བཏང་སྟེ་གྱོན་ནུག་ཟེར་བ་ཅིན་གོ་ལ་དོད་རིལ་རི་འབད་མེན་པར་ཞལ་ལེ་ཞོལ་ལེ་བཏང་སྟེ་གྱོན་ཐངས།༢ལཱ་ཧྲབ་ཧྲིབ་བཏང་མ་འབད་མི་ལུ་ཡང་ཕོ་རྒྱ་འདི་ལབ་ལོབ་བཏང་སྟེ་ནམ་ཡང་མི་ནུག་ཟེར་སླབ་སྲོལ་ཡོད།</text:p>
          </table:table-cell>
          <table:table-cell table:number-columns-repeated="252"/>
        </table:table-row>
        <table:table-row table:style-name="ro1">
          <table:table-cell office:value-type="string">
            <text:p>ལམ།</text:p>
          </table:table-cell>
          <table:table-cell office:value-type="string">
            <text:p>/lam/</text:p>
          </table:table-cell>
          <table:table-cell office:value-type="string">
            <text:p>(མིང་)</text:p>
          </table:table-cell>
          <table:table-cell office:value-type="string">
            <text:p>༡འགྱོ་སའི་ལམ་རྟ་ལམ།གཞུང་ལམ་གསེབ་ལམ་ཧྲོབ་ལམ་ཕྲང་ལམ་ཚུ།༢ཧེ་མ་འབད་བའི་ལམ་ཟེར་བ་ཅིན་འབད་བའི་སྲོལ་ལུ་གོ།</text:p>
          </table:table-cell>
          <table:table-cell table:number-columns-repeated="252"/>
        </table:table-row>
        <table:table-row table:style-name="ro1">
          <table:table-cell office:value-type="string">
            <text:p>ལམ་བཀག</text:p>
          </table:table-cell>
          <table:table-cell office:value-type="string">
            <text:p>/lam kag/</text:p>
          </table:table-cell>
          <table:table-cell office:value-type="string">
            <text:p>(བྱ་ཚིག་)</text:p>
          </table:table-cell>
          <table:table-cell office:value-type="string">
            <text:p>ལམ་བཀག་ཟེར་མི་ལམ་མ་བཏང་བར་བཀག་བཞག་ནི།འགྲོ་ལམ་བཀག་ནི་ས་རུད་ཆད་དེ་ལམ་བཀག་ནི་ཚུ་ཡང་ཨིན།</text:p>
          </table:table-cell>
          <table:table-cell table:number-columns-repeated="252"/>
        </table:table-row>
        <table:table-row table:style-name="ro1">
          <table:table-cell office:value-type="string">
            <text:p>ལམ་ཁ།</text:p>
          </table:table-cell>
          <table:table-cell office:value-type="string">
            <text:p>/lam kha/</text:p>
          </table:table-cell>
          <table:table-cell office:value-type="string">
            <text:p>(མིང་)</text:p>
          </table:table-cell>
          <table:table-cell office:value-type="string">
            <text:p>ལམ་ཁ་ལུ་མ་སྡོད་ལམ་ཁ་ལུ་འདུག་ལམ་ཁར་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ལམ་ཁ་འབྱལ།</text:p>
          </table:table-cell>
          <table:table-cell office:value-type="string">
            <text:p>/lam kha jel/</text:p>
          </table:table-cell>
          <table:table-cell office:value-type="string">
            <text:p>(མིང་)</text:p>
          </table:table-cell>
          <table:table-cell office:value-type="string">
            <text:p>ལམ་གཉིས་གསུམ་འཛོམས་ས།</text:p>
          </table:table-cell>
          <table:table-cell table:number-columns-repeated="252"/>
        </table:table-row>
        <table:table-row table:style-name="ro1">
          <table:table-cell office:value-type="string">
            <text:p>ལམ་གྲོགས།</text:p>
          </table:table-cell>
          <table:table-cell office:value-type="string">
            <text:p>/lam dro</text:p>
          </table:table-cell>
          <table:table-cell office:value-type="string">
            <text:p>(མིང་)</text:p>
          </table:table-cell>
          <table:table-cell office:value-type="string">
            <text:p>ལམ་བདའ་སྟེ་གཅིག་ཁར་འགྱོ་མི་གི་ཆ་རོགས།</text:p>
          </table:table-cell>
          <table:table-cell table:number-columns-repeated="252"/>
        </table:table-row>
        <table:table-row table:style-name="ro1">
          <table:table-cell office:value-type="string">
            <text:p>ལམ་གྲོན།</text:p>
          </table:table-cell>
          <table:table-cell office:value-type="string">
            <text:p>/lam droen/</text:p>
          </table:table-cell>
          <table:table-cell office:value-type="string">
            <text:p>(མིང་)</text:p>
          </table:table-cell>
          <table:table-cell office:value-type="string">
            <text:p>ལམ་ཁར་ཟད་ནི་གི་འགྲོ་སོང༌།</text:p>
          </table:table-cell>
          <table:table-cell table:number-columns-repeated="252"/>
        </table:table-row>
        <table:table-row table:style-name="ro1">
          <table:table-cell office:value-type="string">
            <text:p>ལམ་མགྱོགས།</text:p>
          </table:table-cell>
          <table:table-cell office:value-type="string">
            <text:p>/lam jog/</text:p>
          </table:table-cell>
          <table:table-cell office:value-type="string">
            <text:p>(བྱ་ཁྱད་)</text:p>
          </table:table-cell>
          <table:table-cell office:value-type="string">
            <text:p>ལམ་མགྱོགས་པར་འགྱོ་ཚ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ལམ་འགྲོན།</text:p>
          </table:table-cell>
          <table:table-cell office:value-type="string">
            <text:p>/lam droen/</text:p>
          </table:table-cell>
          <table:table-cell office:value-type="string">
            <text:p>(མིང་)</text:p>
          </table:table-cell>
          <table:table-cell office:value-type="string">
            <text:p>ཐག་རིང་ས་ལུ་འགྱོ་མི་གི་འགྲུལ་པ་ཚུ།</text:p>
          </table:table-cell>
          <table:table-cell table:number-columns-repeated="252"/>
        </table:table-row>
        <table:table-row table:style-name="ro1">
          <table:table-cell office:value-type="string">
            <text:p>ལམ་གླ།</text:p>
          </table:table-cell>
          <table:table-cell office:value-type="string">
            <text:p>/lam la/</text:p>
          </table:table-cell>
          <table:table-cell office:value-type="string">
            <text:p>(མིང་)</text:p>
          </table:table-cell>
          <table:table-cell office:value-type="string">
            <text:p>ལམ་འགྱོ་དགོཔ་ཐོན་པའི་འཐུས།གླ་ཆ།</text:p>
          </table:table-cell>
          <table:table-cell table:number-columns-repeated="252"/>
        </table:table-row>
        <table:table-row table:style-name="ro1">
          <table:table-cell office:value-type="string">
            <text:p>ལམ་འགེགས།</text:p>
          </table:table-cell>
          <table:table-cell office:value-type="string">
            <text:p>/lam geg/</text:p>
          </table:table-cell>
          <table:table-cell office:value-type="string">
            <text:p>(མིང་)</text:p>
          </table:table-cell>
          <table:table-cell office:value-type="string">
            <text:p>ཁྲིམས་སྲུང་འགག་པའི་ལམ་འགེགས་ཟེར་ལམ་བར་ན་བཀག་སྟེ་ཞིབ་དཔྱད་བརྐྱབ་ས།</text:p>
          </table:table-cell>
          <table:table-cell table:number-columns-repeated="252"/>
        </table:table-row>
        <table:table-row table:style-name="ro1">
          <table:table-cell office:value-type="string">
            <text:p>ལམ་འགོར།</text:p>
          </table:table-cell>
          <table:table-cell office:value-type="string">
            <text:p>/lam gor/</text:p>
          </table:table-cell>
          <table:table-cell office:value-type="string">
            <text:p>(བྱ་ཁྱད་)</text:p>
          </table:table-cell>
          <table:table-cell office:value-type="string">
            <text:p>ལམ་ཁར་དུས་ཡུན་ལེ་ཤ་འགོར་ནི།</text:p>
          </table:table-cell>
          <table:table-cell table:number-columns-repeated="252"/>
        </table:table-row>
        <table:table-row table:style-name="ro1">
          <table:table-cell office:value-type="string">
            <text:p>ལམ་འགྲུལ།</text:p>
          </table:table-cell>
          <table:table-cell office:value-type="string">
            <text:p>/lam druel/</text:p>
          </table:table-cell>
          <table:table-cell office:value-type="string">
            <text:p>(མིང་)</text:p>
          </table:table-cell>
          <table:table-cell office:value-type="string">
            <text:p>༡ལམ་བདའ་སྟེ་འགྱོ་མི་གི་འགྲུལ་པ།༢ལམ་བདའ་སྟེ་འགྱོ་བའ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ལམ་འགྲོ།</text:p>
          </table:table-cell>
          <table:table-cell office:value-type="string">
            <text:p>/lam dro/</text:p>
          </table:table-cell>
          <table:table-cell office:value-type="string">
            <text:p>(བྱ་ཚིག་)</text:p>
          </table:table-cell>
          <table:table-cell office:value-type="string">
            <text:p>བྱ་བ་ལམ་འགྲོ་ཟེར་བྱ་བ་ལམ་དུ་འགྲོ་མི་འགྲོ་གི་དོན།དཔེར་ན་དུས་ཅི་རླུང་རྟ་འདུགལཱ་ག་ཅི་འབད་རུང་ལམ་འགྲོ་འདུག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ལམ་འགྲོས།</text:p>
          </table:table-cell>
          <table:table-cell office:value-type="string">
            <text:p>/lam droe/</text:p>
          </table:table-cell>
          <table:table-cell office:value-type="string">
            <text:p>(བྱ་ཁྱད་)</text:p>
          </table:table-cell>
          <table:table-cell office:value-type="string">
            <text:p>༡བྱ་བ་ལམ་ལུ་འགྱོ་ཐངས།༢ད་རེས་ལམ་འགྲོས་འབད་དགོ་པས་ཟེར་བ་ཅིན་ལམ་འགྱོ་ནི་གི་རྟེན་འབྲེལ་ད་རེས་ལས་བརྩི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ལམ་རྒྱ་གྲམ།</text:p>
          </table:table-cell>
          <table:table-cell office:value-type="string">
            <text:p>/lam ja dram/</text:p>
          </table:table-cell>
          <table:table-cell office:value-type="string">
            <text:p>(མིང་)</text:p>
          </table:table-cell>
          <table:table-cell office:value-type="string">
            <text:p>ལམ་ཁ་བཀྲམ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ལམ་རྒྱགས།</text:p>
          </table:table-cell>
          <table:table-cell office:value-type="string">
            <text:p>/lam jag/</text:p>
          </table:table-cell>
          <table:table-cell office:value-type="string">
            <text:p>(མིང་)</text:p>
          </table:table-cell>
          <table:table-cell office:value-type="string">
            <text:p>ཕར་དང་ཚུར་འགྱོཝ་ད་ལམ་ཁར་ཟ་ནི་གི་དོན་ལུ་འབག་འགྱོ་མི་གི་ལྟོ་རྒྱགས།</text:p>
          </table:table-cell>
          <table:table-cell table:number-columns-repeated="252"/>
        </table:table-row>
        <table:table-row table:style-name="ro1">
          <table:table-cell office:value-type="string">
            <text:p>ལམ་རྒྱུས་པ།</text:p>
          </table:table-cell>
          <table:table-cell office:value-type="string">
            <text:p>/lam jue pa/</text:p>
          </table:table-cell>
          <table:table-cell office:value-type="string">
            <text:p>མིང་)(</text:p>
          </table:table-cell>
          <table:table-cell office:value-type="string">
            <text:p>ལམ་རྒྱུས་ཆ་ཡོད་མི།ལམ་འཁྲིད་མི།</text:p>
          </table:table-cell>
          <table:table-cell table:number-columns-repeated="252"/>
        </table:table-row>
        <table:table-row table:style-name="ro1">
          <table:table-cell office:value-type="string">
            <text:p>ལམ་ལྔ།</text:p>
          </table:table-cell>
          <table:table-cell office:value-type="string">
            <text:p>/lam nga/</text:p>
          </table:table-cell>
          <table:table-cell office:value-type="string">
            <text:p>(མིང་)</text:p>
          </table:table-cell>
          <table:table-cell office:value-type="string">
            <text:p>ཚོགས་ལམ།སྦྱོར་ལམ།མཐོང་ལམ།སྒོམ་ལམ།མི་སློབ་པའི་ལམ།</text:p>
          </table:table-cell>
          <table:table-cell table:number-columns-repeated="252"/>
        </table:table-row>
        <table:table-row table:style-name="ro1">
          <table:table-cell office:value-type="string">
            <text:p>ལམ་ཆད།</text:p>
          </table:table-cell>
          <table:table-cell office:value-type="string">
            <text:p>/lam che/</text:p>
          </table:table-cell>
          <table:table-cell office:value-type="string">
            <text:p>(བྱ་ཚིག་)</text:p>
          </table:table-cell>
          <table:table-cell office:value-type="string">
            <text:p>ཆར་ཆུ་འབོལ་ཏེ་ལམ་ཆད་འགྱོ་ནི།</text:p>
          </table:table-cell>
          <table:table-cell table:number-columns-repeated="252"/>
        </table:table-row>
        <table:table-row table:style-name="ro1">
          <table:table-cell office:value-type="string">
            <text:p>ལམ་ཆས།</text:p>
          </table:table-cell>
          <table:table-cell office:value-type="string">
            <text:p>/lam che/</text:p>
          </table:table-cell>
          <table:table-cell office:value-type="string">
            <text:p>(མིང་)</text:p>
          </table:table-cell>
          <table:table-cell office:value-type="string">
            <text:p>ལམ་ཁར་མཁོ་བའི་ཡོ་བྱད་ཚུ།</text:p>
          </table:table-cell>
          <table:table-cell table:number-columns-repeated="252"/>
        </table:table-row>
        <table:table-row table:style-name="ro1">
          <table:table-cell office:value-type="string">
            <text:p>ལམ་འཇུག</text:p>
          </table:table-cell>
          <table:table-cell office:value-type="string">
            <text:p>/lam ju/</text:p>
          </table:table-cell>
          <table:table-cell office:value-type="string">
            <text:p>(མིང་)</text:p>
          </table:table-cell>
          <table:table-cell office:value-type="string">
            <text:p>ལམ་འཇུག་བརྐྱབ་ཟེར་ཆ་རོགས་འཆམ་ཏོག་ཏོ་ཚུ་ཕར་དང་ཚུར་འགྱོཝ་ད་ཏི་རུ་དང་ཅ་ལ་བྱིན་ཏེ་བཏང་ནི།ཞེ་ས་ལུ་ཞབས་བརྟན་ཕུལ་ཟེར་སླབ་ཨིན།</text:p>
          </table:table-cell>
          <table:table-cell table:number-columns-repeated="252"/>
        </table:table-row>
        <table:table-row table:style-name="ro1">
          <table:table-cell office:value-type="string">
            <text:p>ལམ་རྟགས།</text:p>
          </table:table-cell>
          <table:table-cell office:value-type="string">
            <text:p>/lam ta</text:p>
          </table:table-cell>
          <table:table-cell office:value-type="string">
            <text:p>(མིང་)</text:p>
          </table:table-cell>
          <table:table-cell office:value-type="string">
            <text:p>ལམ་ག་ལས་འགྱོ་ནི་ཨིན་ན་གི་བརྡ་རྟགས།</text:p>
          </table:table-cell>
          <table:table-cell table:number-columns-repeated="252"/>
        </table:table-row>
        <table:table-row table:style-name="ro1">
          <table:table-cell office:value-type="string">
            <text:p>ལམ་སྟོང་ལམ།</text:p>
          </table:table-cell>
          <table:table-cell office:value-type="string">
            <text:p>/lam tong lam/</text:p>
          </table:table-cell>
          <table:table-cell office:value-type="string">
            <text:p>(མིང་)</text:p>
          </table:table-cell>
          <table:table-cell office:value-type="string">
            <text:p>༡མི་འགྱོ་མི་མེད་པའི་ལམ་སྟོངམ་ཟེར་དོ་བཟུམ།༢མི་བརྒྱ་དང་སྟོང་འགྱོ་སའི་གཞུང་ལམ།</text:p>
          </table:table-cell>
          <table:table-cell table:number-columns-repeated="252"/>
        </table:table-row>
        <table:table-row table:style-name="ro1">
          <table:table-cell office:value-type="string">
            <text:p>ལམ་སྟོན།</text:p>
          </table:table-cell>
          <table:table-cell office:value-type="string">
            <text:p>/lam toen/</text:p>
          </table:table-cell>
          <table:table-cell office:value-type="string">
            <text:p>(བྱ་ཚིག་)</text:p>
          </table:table-cell>
          <table:table-cell office:value-type="string">
            <text:p>༡འགྱོ་སའི་ལམ་ནཱ་ལས་ཕར་ཨིན་ཟེར་སྟོན་ནི་ལཱ་ག་ཅི་འབད་རུང་འབད་ཐངས་ཀྱི་ཐབས་ལམ་སྟོན་ནི།</text:p>
          </table:table-cell>
          <table:table-cell table:number-columns-repeated="252"/>
        </table:table-row>
        <table:table-row table:style-name="ro1">
          <table:table-cell office:value-type="string">
            <text:p>ལམ་སྟོན་པ།</text:p>
          </table:table-cell>
          <table:table-cell office:value-type="string">
            <text:p>/lam toen pa/</text:p>
          </table:table-cell>
          <table:table-cell office:value-type="string">
            <text:p>(མིང་)</text:p>
          </table:table-cell>
          <table:table-cell office:value-type="string">
            <text:p>༡ལམ་ཕྱོགས་སྟོན་མི།༢ཐབས་ཤེས་གནས་སྐབས་སྟོན་མི།</text:p>
          </table:table-cell>
          <table:table-cell table:number-columns-repeated="252"/>
        </table:table-row>
        <table:table-row table:style-name="ro1">
          <table:table-cell office:value-type="string">
            <text:p>ལམ་ཐག</text:p>
          </table:table-cell>
          <table:table-cell office:value-type="string">
            <text:p>/lam tha</text:p>
          </table:table-cell>
          <table:table-cell office:value-type="string">
            <text:p>(མིང་)</text:p>
          </table:table-cell>
          <table:table-cell office:value-type="string">
            <text:p>འོང་ས་དང་ལྷོད་སའི་ས་གནས་གཉིས་བར་ན་གི་ལམ་ཚད།</text:p>
          </table:table-cell>
          <table:table-cell table:number-columns-repeated="252"/>
        </table:table-row>
        <table:table-row table:style-name="ro1">
          <table:table-cell office:value-type="string">
            <text:p>ལམ་ཐུང༌།</text:p>
          </table:table-cell>
          <table:table-cell office:value-type="string">
            <text:p>/lam thung/</text:p>
          </table:table-cell>
          <table:table-cell office:value-type="string">
            <text:p>(མིང་ཁྱད་)</text:p>
          </table:table-cell>
          <table:table-cell office:value-type="string">
            <text:p>ལམ་རིངམ་མེད་པའི་ཐུང་ཀུ།</text:p>
          </table:table-cell>
          <table:table-cell table:number-columns-repeated="252"/>
        </table:table-row>
        <table:table-row table:style-name="ro1">
          <table:table-cell office:value-type="string">
            <text:p>ལམ་དེབ།</text:p>
          </table:table-cell>
          <table:table-cell office:value-type="string">
            <text:p>/lam deb/</text:p>
          </table:table-cell>
          <table:table-cell office:value-type="string">
            <text:p>(མིང་)</text:p>
          </table:table-cell>
          <table:table-cell office:value-type="string">
            <text:p>ལམ་གྱི་ས་ཁྲ།</text:p>
          </table:table-cell>
          <table:table-cell table:number-columns-repeated="252"/>
        </table:table-row>
        <table:table-row table:style-name="ro1">
          <table:table-cell office:value-type="string">
            <text:p>ལམ་གདན།</text:p>
          </table:table-cell>
          <table:table-cell office:value-type="string">
            <text:p>/lam den/</text:p>
          </table:table-cell>
          <table:table-cell office:value-type="string">
            <text:p>(མིང་)</text:p>
          </table:table-cell>
          <table:table-cell office:value-type="string">
            <text:p>ལམ་ཁ་ལས་ཕར་འཐིང་བཏུབ་པའི་རྐྱང་གདན་རྒྱལ་ཁབ་ཀྱི་སྐུ་མགྲོན་སྦོམ་ཚུ་འབྱོནམ་ད་ལམ་ཁ་ལས་ཕར་བརྐྱངས་ཏེ་རྩ་གདན་དང་བལ་གདན་ཚུ་འཐིང་ནི་ཡོད།</text:p>
          </table:table-cell>
          <table:table-cell table:number-columns-repeated="252"/>
        </table:table-row>
        <table:table-row table:style-name="ro1">
          <table:table-cell office:value-type="string">
            <text:p>ལམ་བདེན།</text:p>
          </table:table-cell>
          <table:table-cell office:value-type="string">
            <text:p>/lam den/</text:p>
          </table:table-cell>
          <table:table-cell office:value-type="string">
            <text:p>(མིང་)</text:p>
          </table:table-cell>
          <table:table-cell office:value-type="string">
            <text:p>ལམ་གྱི་བདེན་པའི་བསྡུས་ཚིག།</text:p>
          </table:table-cell>
          <table:table-cell table:number-columns-repeated="252"/>
        </table:table-row>
        <table:table-row table:style-name="ro1">
          <table:table-cell office:value-type="string">
            <text:p>ལམ་མདོ།</text:p>
          </table:table-cell>
          <table:table-cell office:value-type="string">
            <text:p>/lam do/</text:p>
          </table:table-cell>
          <table:table-cell office:value-type="string">
            <text:p>(མིང་)</text:p>
          </table:table-cell>
          <table:table-cell office:value-type="string">
            <text:p>ལམ་རྒྱ་གྲམ་དང་ལམ་ཁ་འབྱལ།</text:p>
          </table:table-cell>
          <table:table-cell table:number-columns-repeated="252"/>
        </table:table-row>
        <table:table-row table:style-name="ro1">
          <table:table-cell office:value-type="string">
            <text:p>ལམ་བརྡ།</text:p>
          </table:table-cell>
          <table:table-cell office:value-type="string">
            <text:p>/lam da/</text:p>
          </table:table-cell>
          <table:table-cell office:value-type="string">
            <text:p>(མིང་)</text:p>
          </table:table-cell>
          <table:table-cell office:value-type="string">
            <text:p>ལམ་རྟགས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ལམ་ནག</text:p>
          </table:table-cell>
          <table:table-cell office:value-type="string">
            <text:p>/lam na</text:p>
          </table:table-cell>
          <table:table-cell office:value-type="string">
            <text:p>(མིང་)</text:p>
          </table:table-cell>
          <table:table-cell office:value-type="string">
            <text:p>ཨར་རྩི་བཏང་བའི་ལམ།</text:p>
          </table:table-cell>
          <table:table-cell table:number-columns-repeated="252"/>
        </table:table-row>
        <table:table-row table:style-name="ro1">
          <table:table-cell office:value-type="string">
            <text:p>ལམ་བར།</text:p>
          </table:table-cell>
          <table:table-cell office:value-type="string">
            <text:p>/lam war/</text:p>
          </table:table-cell>
          <table:table-cell office:value-type="string">
            <text:p>(མིང་)</text:p>
          </table:table-cell>
          <table:table-cell office:value-type="string">
            <text:p>ལམ་ཕྱེད་ཀ་ལུ་ཟེར་བའི་དོན་དང་ལམ་བར་ན་ལུ་ལྷོད་ལམ་བར་ལས་ལོག་འོང་ཡི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ལམ་ཚད།</text:p>
          </table:table-cell>
          <table:table-cell office:value-type="string">
            <text:p>/lam tshe/</text:p>
          </table:table-cell>
          <table:table-cell office:value-type="string">
            <text:p>(མིང་)</text:p>
          </table:table-cell>
          <table:table-cell office:value-type="string">
            <text:p>ལམ་ཆེ་ཆུང་དང་རིང་ཐུང་གི་ཚད།</text:p>
          </table:table-cell>
          <table:table-cell table:number-columns-repeated="252"/>
        </table:table-row>
        <table:table-row table:style-name="ro1">
          <table:table-cell office:value-type="string">
            <text:p>ལམ་ཚད་རྡོ་རྟགས།</text:p>
          </table:table-cell>
          <table:table-cell office:value-type="string">
            <text:p>/lam tshe do ta</text:p>
          </table:table-cell>
          <table:table-cell office:value-type="string">
            <text:p>(མིང་)</text:p>
          </table:table-cell>
          <table:table-cell office:value-type="string">
            <text:p>ཀི་ལོ་མི་ཊར་གྱི་རྡོ་རྟགས།</text:p>
          </table:table-cell>
          <table:table-cell table:number-columns-repeated="252"/>
        </table:table-row>
        <table:table-row table:style-name="ro1">
          <table:table-cell office:value-type="string">
            <text:p>ལམ་ཟང༌།</text:p>
          </table:table-cell>
          <table:table-cell office:value-type="string">
            <text:p>/lam zang/</text:p>
          </table:table-cell>
          <table:table-cell office:value-type="string">
            <text:p>(མིང་)</text:p>
          </table:table-cell>
          <table:table-cell office:value-type="string">
            <text:p>༡ཟུར་ཏེ་འགྱོ་ནིའི་ཅ་ལ་བསྒྲིག་ནི།འགྱོ་སའི་ཡུལ་འཚོལ་ནི་ལུ་གོ།༢རང་གི་མི་ཚེའི་འཚོ་བའི་མདུན་ལམ་སྒྲིག་ནི།</text:p>
          </table:table-cell>
          <table:table-cell table:number-columns-repeated="252"/>
        </table:table-row>
        <table:table-row table:style-name="ro1">
          <table:table-cell office:value-type="string">
            <text:p>ལམ་བཟང༌།</text:p>
          </table:table-cell>
          <table:table-cell office:value-type="string">
            <text:p>/lam zang/</text:p>
          </table:table-cell>
          <table:table-cell office:value-type="string">
            <text:p>(མིང་ཁྱད་)</text:p>
          </table:table-cell>
          <table:table-cell office:value-type="string">
            <text:p>འགྱོ་ནིའི་ལམ་ལེགས་ཤོམ།དཔེར་ན་བསམ་པ་བཟང་ན་ས་དང་ལམ་ཡང་བཟང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ལམ་ཡིག</text:p>
          </table:table-cell>
          <table:table-cell office:value-type="string">
            <text:p>/lam yig/</text:p>
          </table:table-cell>
          <table:table-cell office:value-type="string">
            <text:p>(མིང་)</text:p>
          </table:table-cell>
          <table:table-cell office:value-type="string">
            <text:p>ཕར་ཚུར་འགྱོ་ཆོག་ནི་གི་ལམ་ཡིག།</text:p>
          </table:table-cell>
          <table:table-cell table:number-columns-repeated="252"/>
        </table:table-row>
        <table:table-row table:style-name="ro1">
          <table:table-cell office:value-type="string">
            <text:p>ལམ་ལམ།</text:p>
          </table:table-cell>
          <table:table-cell office:value-type="string">
            <text:p>/lam lam/</text:p>
          </table:table-cell>
          <table:table-cell office:value-type="string">
            <text:p>(མིང་ཁྱད་)</text:p>
          </table:table-cell>
          <table:table-cell office:value-type="string">
            <text:p>སེམས་ཁར་འཆར་ཚུལ་ཅིག།དཔེར་ན་བླ་མའི་ཞལ་རས་སེམས་ཁར་བཀྲ་ལམ་ལམ་བསྒོམ་དགོ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ལམ་ལུགས།</text:p>
          </table:table-cell>
          <table:table-cell office:value-type="string">
            <text:p>/lam lug/</text:p>
          </table:table-cell>
          <table:table-cell office:value-type="string">
            <text:p>(མིང་)</text:p>
          </table:table-cell>
          <table:table-cell office:value-type="string">
            <text:p>རྒྱལ་ཁབ་ཀྱི་ལམ་ལུགས་སྲོལ་བླམ་རེ་ལུ་ཆོས་ལུགས་རེ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ལམ་ལུགས་སྲོལ།</text:p>
          </table:table-cell>
          <table:table-cell office:value-type="string">
            <text:p>/lam lug soel/</text:p>
          </table:table-cell>
          <table:table-cell office:value-type="string">
            <text:p>(མིང་)</text:p>
          </table:table-cell>
          <table:table-cell office:value-type="string">
            <text:p>སྔར་གྱི་ལམ་སྲོལ་དང་དེའི་ལུགས་སྲོལ།</text:p>
          </table:table-cell>
          <table:table-cell table:number-columns-repeated="252"/>
        </table:table-row>
        <table:table-row table:style-name="ro1">
          <table:table-cell office:value-type="string">
            <text:p>ལམ་ལོམ།</text:p>
          </table:table-cell>
          <table:table-cell office:value-type="string">
            <text:p>/lam lom/</text:p>
          </table:table-cell>
          <table:table-cell office:value-type="string">
            <text:p>(མིང་ཁྱད་)</text:p>
          </table:table-cell>
          <table:table-cell office:value-type="string">
            <text:p>༡སྲ་ཀྲག་ཀྲ་མེན་པའི་ཉལ་ལི་ཉིལ་ལི་ཙམ།༢ལེགས་ཞིམ་འབད་མ་འཚོ་མི་ལུ་ཡང་ལམ་ལོམ་ཅིག་འཚོ་ནུག་ཟེར་སླབ་ཨིན།</text:p>
          </table:table-cell>
          <table:table-cell table:number-columns-repeated="252"/>
        </table:table-row>
        <table:table-row table:style-name="ro1">
          <table:table-cell office:value-type="string">
            <text:p>ལམ་ཤུལ།</text:p>
          </table:table-cell>
          <table:table-cell office:value-type="string">
            <text:p>/lam shuel/</text:p>
          </table:table-cell>
          <table:table-cell office:value-type="string">
            <text:p>(མིང་)</text:p>
          </table:table-cell>
          <table:table-cell office:value-type="string">
            <text:p>༡ཧེ་མ་གཞན་ཚུ་འགྲོ་འགྲུལ་འབད་འབད་བའི་ལམ་ཤུལ།་༢ལཱ་འབད་བའི་སྲོལ་ཡོད་མི་ལུ་ཡང་གཞན་གྱི་ལམ་ཤུལ་བདའ་སྟེ་འབད་མི་ཟེར་སླབ་ནི་ཡོད།</text:p>
          </table:table-cell>
          <table:table-cell table:number-columns-repeated="252"/>
        </table:table-row>
        <table:table-row table:style-name="ro1">
          <table:table-cell office:value-type="string">
            <text:p>ལམ་སེལ།</text:p>
          </table:table-cell>
          <table:table-cell office:value-type="string">
            <text:p>/lam sel/</text:p>
          </table:table-cell>
          <table:table-cell office:value-type="string">
            <text:p>(བྱ་ཚིག་)</text:p>
          </table:table-cell>
          <table:table-cell office:value-type="string">
            <text:p>༡ལམ་གསརཔ་བཏོན་ནི།ལམ་གསརཔ་སྤེད་དགོ་པས་བཟུམ།༢ལམ་ཁ་གི་རག་རོག་ཚུ་སེལ་བཏང་ནི།རིམ་འགྲོ་ཆུ་སེལ་ལམ་སེལ་རྐྱབ་དགོ་པས་བཟུམ།</text:p>
          </table:table-cell>
          <table:table-cell table:number-columns-repeated="252"/>
        </table:table-row>
        <table:table-row table:style-name="ro1">
          <table:table-cell office:value-type="string">
            <text:p>ལམ་སྲོལ།</text:p>
          </table:table-cell>
          <table:table-cell office:value-type="string">
            <text:p>/lam soel/</text:p>
          </table:table-cell>
          <table:table-cell office:value-type="string">
            <text:p>(མིང་)</text:p>
          </table:table-cell>
          <table:table-cell office:value-type="string">
            <text:p>ཧེ་མ་གི་ལུགས་སྲོལ།</text:p>
          </table:table-cell>
          <table:table-cell table:number-columns-repeated="252"/>
        </table:table-row>
        <table:table-row table:style-name="ro1">
          <table:table-cell office:value-type="string">
            <text:p>ལམ་ལྷོང༌།</text:p>
          </table:table-cell>
          <table:table-cell office:value-type="string">
            <text:p>/lam lhhong/</text:p>
          </table:table-cell>
          <table:table-cell office:value-type="string">
            <text:p>(བྱ་ཚིག་)</text:p>
          </table:table-cell>
          <table:table-cell office:value-type="string">
            <text:p>ལམ་འགྲོ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ལའུ།</text:p>
          </table:table-cell>
          <table:table-cell office:value-type="string">
            <text:p>/lau</text:p>
          </table:table-cell>
          <table:table-cell office:value-type="string">
            <text:p>(མིང་)</text:p>
          </table:table-cell>
          <table:table-cell office:value-type="string">
            <text:p>ལོས་ཀྱང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ལས།</text:p>
          </table:table-cell>
          <table:table-cell office:value-type="string">
            <text:p>/le/</text:p>
          </table:table-cell>
          <table:table-cell office:value-type="string">
            <text:p>(མིང་)</text:p>
          </table:table-cell>
          <table:table-cell office:value-type="string">
            <text:p>༡ལས་བཟང་ངན་གྱི་རྣམ་སྨིན་འབྲས་བུ།ཚེ་སྔོན་གྱི་ལས་ཨིན་མས་བཟུམ།༢རྒྱ་མཚོ་ལས་ནོར་བུ་འབྱུང་ང་ལས་ཟད་འགྲོ་བཏང་ཡི་ཁོ་ལས་ག་ནི་ཡང་མ་སོང་ཟེར་བ་ཅིན་འབྱུང་ཁུངས་ཀྱི་རྒྱན།༣ང་ཡང་མི་ཨིནམ་ལས་ཧ་གོ་ཡི་ཟེར་བ་ཅིན་རྒྱུ་མཚན་གྱི་དོན་ཚུ་ལུ་ཡང་འཇུགཔ་ཨིན།༤ལས་མ་བསགས་ཟེརན་སྡིག་པ་མ་འབད་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ལས་ཀྱི་སྒྲ།</text:p>
          </table:table-cell>
          <table:table-cell office:value-type="string">
            <text:p>/le ki dra/</text:p>
          </table:table-cell>
          <table:table-cell office:value-type="string">
            <text:p>(མིང་)</text:p>
          </table:table-cell>
          <table:table-cell office:value-type="string">
            <text:p>རྣམ་དབྱེ་ལྔ་པ་འབྱུང་ཁུངས་ཀྱི་སྒྲ།</text:p>
          </table:table-cell>
          <table:table-cell table:number-columns-repeated="252"/>
        </table:table-row>
        <table:table-row table:style-name="ro1">
          <table:table-cell office:value-type="string">
            <text:p>ལས་ཀྱི་སྒྲིབ་པ།</text:p>
          </table:table-cell>
          <table:table-cell office:value-type="string">
            <text:p>/le ki drib pa/</text:p>
          </table:table-cell>
          <table:table-cell office:value-type="string">
            <text:p>(མིང་)</text:p>
          </table:table-cell>
          <table:table-cell office:value-type="string">
            <text:p>སྡིག་པ་འབད་བའི་རྣམ་སྨིན་གྱི་སྒྲིབ་པ།</text:p>
          </table:table-cell>
          <table:table-cell table:number-columns-repeated="252"/>
        </table:table-row>
        <table:table-row table:style-name="ro1">
          <table:table-cell office:value-type="string">
            <text:p>ལས་ཀྱི་མཐའ།</text:p>
          </table:table-cell>
          <table:table-cell office:value-type="string">
            <text:p>/le ki tha/</text:p>
          </table:table-cell>
          <table:table-cell office:value-type="string">
            <text:p>(མིང་)</text:p>
          </table:table-cell>
          <table:table-cell office:value-type="string">
            <text:p>༡ལཱ་གི་མཇུག༢རྣམ་སྨིན་གྱི་མཇུག།</text:p>
          </table:table-cell>
          <table:table-cell table:number-columns-repeated="252"/>
        </table:table-row>
        <table:table-row table:style-name="ro1">
          <table:table-cell office:value-type="string">
            <text:p>ལས་བཀོད།</text:p>
          </table:table-cell>
          <table:table-cell office:value-type="string">
            <text:p>/le koe/</text:p>
          </table:table-cell>
          <table:table-cell office:value-type="string">
            <text:p>(མིང་)</text:p>
          </table:table-cell>
          <table:table-cell office:value-type="string">
            <text:p>ཚེ་སྔ་མའི་ལས་གནམ་བཀོད།</text:p>
          </table:table-cell>
          <table:table-cell table:number-columns-repeated="252"/>
        </table:table-row>
        <table:table-row table:style-name="ro1">
          <table:table-cell office:value-type="string">
            <text:p>ལས་སྐལ།</text:p>
          </table:table-cell>
          <table:table-cell office:value-type="string">
            <text:p>/le kel/</text:p>
          </table:table-cell>
          <table:table-cell office:value-type="string">
            <text:p>(མིང་)</text:p>
          </table:table-cell>
          <table:table-cell office:value-type="string">
            <text:p>ཚེ་སྔ་མའི་ལས་ཀྱི་སྐལ་བ།</text:p>
          </table:table-cell>
          <table:table-cell table:number-columns-repeated="252"/>
        </table:table-row>
        <table:table-row table:style-name="ro1">
          <table:table-cell office:value-type="string">
            <text:p>ལས་ཁང༌།</text:p>
          </table:table-cell>
          <table:table-cell office:value-type="string">
            <text:p>/le khang/</text:p>
          </table:table-cell>
          <table:table-cell office:value-type="string">
            <text:p>(མིང་)</text:p>
          </table:table-cell>
          <table:table-cell office:value-type="string">
            <text:p>ལས་ཁུངས་ཀྱ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ལས་ཁུངས།</text:p>
          </table:table-cell>
          <table:table-cell office:value-type="string">
            <text:p>/le khung/</text:p>
          </table:table-cell>
          <table:table-cell office:value-type="string">
            <text:p>(མིང་)</text:p>
          </table:table-cell>
          <table:table-cell office:value-type="string">
            <text:p>ལས་ཁུངས་ཟེར་མི་ལཱ་འབད་སའི་སྡེ་ཚན།གསོ་བའི་ལས་ཁུངས།སོ་ནམ་ལས་ཁུངས།ཞབས་ཏོག་ལས་ཁུངས་ཕྱི་འབྲེལ་ལས་ཁུངས་ནགས་ཚལ་ལས་ཁུངས་ཚུ།</text:p>
          </table:table-cell>
          <table:table-cell table:number-columns-repeated="252"/>
        </table:table-row>
        <table:table-row table:style-name="ro1">
          <table:table-cell office:value-type="string">
            <text:p>ལས་འགན།</text:p>
          </table:table-cell>
          <table:table-cell office:value-type="string">
            <text:p>/le gen/</text:p>
          </table:table-cell>
          <table:table-cell office:value-type="string">
            <text:p>(མིང་)</text:p>
          </table:table-cell>
          <table:table-cell office:value-type="string">
            <text:p>ལཱ་གི་འགན་ཁུར།ཁྱོད་ཀྱིས་ལཱ་འདི་འབད་དགོ་ང་གིས་འདི་འབད་ནི་ཨིན་ཟེར་ལཱ་བགོ་བཤའ་རྐྱབ་སྟེ་འགན་འཁུར་བཀལ་བཞག་བཞགཔ།ལཱ་འགན་དང་འདྲ།</text:p>
          </table:table-cell>
          <table:table-cell table:number-columns-repeated="252"/>
        </table:table-row>
        <table:table-row table:style-name="ro1">
          <table:table-cell office:value-type="string">
            <text:p>ལས་འགུལ།</text:p>
          </table:table-cell>
          <table:table-cell office:value-type="string">
            <text:p>/le guel/</text:p>
          </table:table-cell>
          <table:table-cell office:value-type="string">
            <text:p>(མིང་)</text:p>
          </table:table-cell>
          <table:table-cell office:value-type="string">
            <text:p>བཟོ་གྲྭ་དང་འཕྲུལ་ཁང་གི་ལཱ་ལ་སོགས་པ་ལཱ་ག་ཅི་རང་འབད་རུང་དེ་གི་དོན་ལུ་མ་དངུལ་མི་སྟོབས་ཚུ་གི་རྩིས་ལོགས་སུ་འབད་བཏོན་ཏེ་དམིགས་བསལ་རྩལ་དུ་བཏོན་ཏེ་འབད་མི་ལུ་ལས་འགུལ་ཟེར་སླབ་ཨིན།གློག་མེའི་ལས་འགུལ་ཤིང་ལཱ་གི་ལས་འགུལ་ཁྱིམ་དང་ལམ་སེལ་གྱི་ལས་འགུལ་ཚུ།</text:p>
          </table:table-cell>
          <table:table-cell table:number-columns-repeated="252"/>
        </table:table-row>
        <table:table-row table:style-name="ro1">
          <table:table-cell office:value-type="string">
            <text:p>ལས་རྒྱུ་འབྲས།</text:p>
          </table:table-cell>
          <table:table-cell office:value-type="string">
            <text:p>/le ju dre/</text:p>
          </table:table-cell>
          <table:table-cell office:value-type="string">
            <text:p>(མིང་)</text:p>
          </table:table-cell>
          <table:table-cell office:value-type="string">
            <text:p>རྒྱུ་དགེ་བ་གི་ལཱ་འབད་བའི་འབྲས་བུ་བདེ་བ་ཐོབ་ནི་རྒྱུ་སྡིག་པ་བསགས་པའི་འབྲས་བུ་སྡུག་བསྔལ་མྱོང་ནི།</text:p>
          </table:table-cell>
          <table:table-cell table:number-columns-repeated="252"/>
        </table:table-row>
        <table:table-row table:style-name="ro1">
          <table:table-cell office:value-type="string">
            <text:p>ལས་སྒོ།</text:p>
          </table:table-cell>
          <table:table-cell office:value-type="string">
            <text:p>/le go/</text:p>
          </table:table-cell>
          <table:table-cell office:value-type="string">
            <text:p>(མིང་)</text:p>
          </table:table-cell>
          <table:table-cell office:value-type="string">
            <text:p>༡ལཱ་གི་བྱ་སྒོ་ལུ་ལས་སྒོ་ཟེར་སླབ་སྲོལ་དང་དེ་ལུ་ཞེ་སའི་ཚིག་སྦྱར་བ་ཅིན་མཛད་སྒོ་ཟེར་སླབ་ནི།བྱ་སྒོ་ཚུ་༢ཚོང་གི་ལས་སྒོ་ཟེར་བ་ཅིན་ཚོང་འདུས་འཛོམས་ས་དང་ཚོང་འཐོན་སའི་ས་གནས།</text:p>
          </table:table-cell>
          <table:table-cell table:number-columns-repeated="252"/>
        </table:table-row>
        <table:table-row table:style-name="ro1">
          <table:table-cell office:value-type="string">
            <text:p>ལས་སྒྲ།</text:p>
          </table:table-cell>
          <table:table-cell office:value-type="string">
            <text:p>/le dra/</text:p>
          </table:table-cell>
          <table:table-cell office:value-type="string">
            <text:p>(མིང་)</text:p>
          </table:table-cell>
          <table:table-cell office:value-type="string">
            <text:p>ལས་ཀྱི་སྒྲ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ལས་སྒྲིབ།</text:p>
          </table:table-cell>
          <table:table-cell office:value-type="string">
            <text:p>/le drib/</text:p>
          </table:table-cell>
          <table:table-cell office:value-type="string">
            <text:p>(མིང་)</text:p>
          </table:table-cell>
          <table:table-cell office:value-type="string">
            <text:p>ལས་ཀྱི་སྒྲིབ་པ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ལས་ངན།</text:p>
          </table:table-cell>
          <table:table-cell office:value-type="string">
            <text:p>/le ngen/</text:p>
          </table:table-cell>
          <table:table-cell office:value-type="string">
            <text:p>(མིང་ཁྱད་)</text:p>
          </table:table-cell>
          <table:table-cell office:value-type="string">
            <text:p>༡བསོད་ནམས་མེདཔ།མི་དགེ་བའི་ལས་ཀྱི་འབྲས་བུ་སྡུག་བསྔལ་མྱོང་སྟེ་སྡོད་དགོ་མི་ལུ་ལས་ངན་པ་ཟེར་སླབ་ཨིན།༢སྐལ་བ་ངན་པ།</text:p>
          </table:table-cell>
          <table:table-cell table:number-columns-repeated="252"/>
        </table:table-row>
        <table:table-row table:style-name="ro1">
          <table:table-cell office:value-type="string">
            <text:p>ལས་ཅན།</text:p>
          </table:table-cell>
          <table:table-cell office:value-type="string">
            <text:p>/le cen/</text:p>
          </table:table-cell>
          <table:table-cell office:value-type="string">
            <text:p>(མིང་ཁྱད་)</text:p>
          </table:table-cell>
          <table:table-cell office:value-type="string">
            <text:p>ལས་ཅན་གྱི་སྐྱེས་བུ་དམ་པ་ཟེར་བསོད་ནམས་ཡོད་པའི་དོན།ལས་བཟང་པོའི་འབྲས་བུ་སྨིན་ཏེ་ཡོད་པའི་མི།</text:p>
          </table:table-cell>
          <table:table-cell table:number-columns-repeated="252"/>
        </table:table-row>
        <table:table-row table:style-name="ro1">
          <table:table-cell office:value-type="string">
            <text:p>ལས་འཆར།</text:p>
          </table:table-cell>
          <table:table-cell office:value-type="string">
            <text:p>/le char/</text:p>
          </table:table-cell>
          <table:table-cell office:value-type="string">
            <text:p>(མིང་)</text:p>
          </table:table-cell>
          <table:table-cell office:value-type="string">
            <text:p>ལཱ་གི་འཆར་གཞི།</text:p>
          </table:table-cell>
          <table:table-cell table:number-columns-repeated="252"/>
        </table:table-row>
        <table:table-row table:style-name="ro1">
          <table:table-cell office:value-type="string">
            <text:p>ལས་རྟགས།</text:p>
          </table:table-cell>
          <table:table-cell office:value-type="string">
            <text:p>/le ta</text:p>
          </table:table-cell>
          <table:table-cell office:value-type="string">
            <text:p>(མིང་)</text:p>
          </table:table-cell>
          <table:table-cell office:value-type="string">
            <text:p>གཞུང་གི་ལས་རྟགས་སྒེར་སྡེའི་ལས་རྟགས་ཟེར་དོ་བཟུམ།ལས་ཁུངས་མ་འདྲཝ་སོ་སོ་གི་ངོ་རྟགས།</text:p>
          </table:table-cell>
          <table:table-cell table:number-columns-repeated="252"/>
        </table:table-row>
        <table:table-row table:style-name="ro1">
          <table:table-cell office:value-type="string">
            <text:p>ལས་ཐམ།</text:p>
          </table:table-cell>
          <table:table-cell office:value-type="string">
            <text:p>/le tham/</text:p>
          </table:table-cell>
          <table:table-cell office:value-type="string">
            <text:p>(མིང་)</text:p>
          </table:table-cell>
          <table:table-cell office:value-type="string">
            <text:p>ལས་ཁུངས་ཀྱི་ཐིའུ།</text:p>
          </table:table-cell>
          <table:table-cell table:number-columns-repeated="252"/>
        </table:table-row>
        <table:table-row table:style-name="ro1">
          <table:table-cell office:value-type="string">
            <text:p>ལས་དག</text:p>
          </table:table-cell>
          <table:table-cell office:value-type="string">
            <text:p>/le da/</text:p>
          </table:table-cell>
          <table:table-cell office:value-type="string">
            <text:p>(མིང་)</text:p>
          </table:table-cell>
          <table:table-cell office:value-type="string">
            <text:p>ལས་ངན་གྱི་རྣམ་སྨིན་བྱང་ཚ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ལས་དང་བྱ་བ།</text:p>
          </table:table-cell>
          <table:table-cell office:value-type="string">
            <text:p>/le dang ja wa/</text:p>
          </table:table-cell>
          <table:table-cell office:value-type="string">
            <text:p>(མིང་)</text:p>
          </table:table-cell>
          <table:table-cell office:value-type="string">
            <text:p>འབད་དགོ་པའི་ལཱ་དང་དེ་འབད་ཐངས་ཀྱི་བྱ་བ།</text:p>
          </table:table-cell>
          <table:table-cell table:number-columns-repeated="252"/>
        </table:table-row>
        <table:table-row table:style-name="ro1">
          <table:table-cell office:value-type="string">
            <text:p>ལས་དོན།</text:p>
          </table:table-cell>
          <table:table-cell office:value-type="string">
            <text:p>/le doen/</text:p>
          </table:table-cell>
          <table:table-cell office:value-type="string">
            <text:p>(མིང་)</text:p>
          </table:table-cell>
          <table:table-cell office:value-type="string">
            <text:p>ལཱ་ག་ཅི་ཨིན་མི་འདི་འབད་དགོ་པའི་གནད་དོན་དང་དམིགས་དོན་ཚུ།</text:p>
          </table:table-cell>
          <table:table-cell table:number-columns-repeated="252"/>
        </table:table-row>
        <table:table-row table:style-name="ro1">
          <table:table-cell office:value-type="string">
            <text:p>ལས་སྡེ།</text:p>
          </table:table-cell>
          <table:table-cell office:value-type="string">
            <text:p>/le de/</text:p>
          </table:table-cell>
          <table:table-cell office:value-type="string">
            <text:p>(མིང་)</text:p>
          </table:table-cell>
          <table:table-cell office:value-type="string">
            <text:p>ལཱ་འབད་མི་ཚོགས་པ་གཅིག་གི་སྡེ།</text:p>
          </table:table-cell>
          <table:table-cell table:number-columns-repeated="252"/>
        </table:table-row>
        <table:table-row table:style-name="ro1">
          <table:table-cell office:value-type="string">
            <text:p>ལས་གནམ་བསྐོས།</text:p>
          </table:table-cell>
          <table:table-cell office:value-type="string">
            <text:p>/le nam koe/</text:p>
          </table:table-cell>
          <table:table-cell office:value-type="string">
            <text:p>(མིང་)</text:p>
          </table:table-cell>
          <table:table-cell office:value-type="string">
            <text:p>ཚེ་སྔ་མའི་ལས་དང་རང་བཞིན་གྱིས་ལུང་བསྟན་ལུ་བབས་པ་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ལས་སྣང༌།</text:p>
          </table:table-cell>
          <table:table-cell office:value-type="string">
            <text:p>/le nang</text:p>
          </table:table-cell>
          <table:table-cell office:value-type="string">
            <text:p>(མིང་)</text:p>
          </table:table-cell>
          <table:table-cell office:value-type="string">
            <text:p>ལས་དབང་གིས་བསྐྱེད་པའི་མ་དག་ཁམས་གསུམ་འཁོར་བའི་སྣང་ཚུལ།སོ་སོའི་ལས་བཟང་ངན་གྱིས་བསྐྱེད་པའི་སྣང་བ།</text:p>
          </table:table-cell>
          <table:table-cell table:number-columns-repeated="252"/>
        </table:table-row>
        <table:table-row table:style-name="ro1">
          <table:table-cell office:value-type="string">
            <text:p>ལས་སྣེ།</text:p>
          </table:table-cell>
          <table:table-cell office:value-type="string">
            <text:p>/le ne/</text:p>
          </table:table-cell>
          <table:table-cell office:value-type="string">
            <text:p>(མིང་)</text:p>
          </table:table-cell>
          <table:table-cell office:value-type="string">
            <text:p>༡ལཱ་གི་འགོ།༢ལཱ་མ་འདྲཝ་གི་ལྷམ་པ།</text:p>
          </table:table-cell>
          <table:table-cell table:number-columns-repeated="252"/>
        </table:table-row>
        <table:table-row table:style-name="ro1">
          <table:table-cell office:value-type="string">
            <text:p>ལས་ཕྲན།</text:p>
          </table:table-cell>
          <table:table-cell office:value-type="string">
            <text:p>/le thren/</text:p>
          </table:table-cell>
          <table:table-cell office:value-type="string">
            <text:p>(མིང་)</text:p>
          </table:table-cell>
          <table:table-cell office:value-type="string">
            <text:p>༡ལཱ་ཆུང་ཀུ།༢ལས་སྦྱོར་ཆུང་ཀུ་ཚུ་ལུ་གོ་ནི་ཨིན།</text:p>
          </table:table-cell>
          <table:table-cell table:number-columns-repeated="252"/>
        </table:table-row>
        <table:table-row table:style-name="ro1">
          <table:table-cell office:value-type="string">
            <text:p>ལས་འཕྲོ།</text:p>
          </table:table-cell>
          <table:table-cell office:value-type="string">
            <text:p>/le thro/</text:p>
          </table:table-cell>
          <table:table-cell office:value-type="string">
            <text:p>(མིང་)</text:p>
          </table:table-cell>
          <table:table-cell office:value-type="string">
            <text:p>༡ཚེ་སྔོན་མ་ལས་འབད་ཡོད་པའི་ལས་ཀྱི་འཕྲོ་༢ལཱ་འབད་བའི་བསྒང་གི་ལཱ་འཕྲོ།༣མིའ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ལས་འཕྲོ་ཅན།</text:p>
          </table:table-cell>
          <table:table-cell office:value-type="string">
            <text:p>/le thro cen/</text:p>
          </table:table-cell>
          <table:table-cell office:value-type="string">
            <text:p>(མིང་ཁྱད་)</text:p>
          </table:table-cell>
          <table:table-cell office:value-type="string">
            <text:p>ཧེ་མ་གི་ལས་འཕྲོ་ཡོད་མི།མང་ཤོས་རང་ལེགས་ཤོམ་གྱི་འཕྲོ་ཡོད་མི་དོན་ལུ་སླབ་སྲོལ་ཡོད།</text:p>
          </table:table-cell>
          <table:table-cell table:number-columns-repeated="252"/>
        </table:table-row>
        <table:table-row table:style-name="ro1">
          <table:table-cell office:value-type="string">
            <text:p>ལས་བུམ།</text:p>
          </table:table-cell>
          <table:table-cell office:value-type="string">
            <text:p>/le bum/</text:p>
          </table:table-cell>
          <table:table-cell office:value-type="string">
            <text:p>(མིང་)</text:p>
          </table:table-cell>
          <table:table-cell office:value-type="string">
            <text:p>ཆོ་གའི་སྐབས་ཆབ་སྒྲོན་ནི་དང་ཁྲུས་འབད་མི་བུམ་པ།</text:p>
          </table:table-cell>
          <table:table-cell table:number-columns-repeated="252"/>
        </table:table-row>
        <table:table-row table:style-name="ro1">
          <table:table-cell office:value-type="string">
            <text:p>ལས་བྱང༌།</text:p>
          </table:table-cell>
          <table:table-cell office:value-type="string">
            <text:p>/le jang/</text:p>
          </table:table-cell>
          <table:table-cell office:value-type="string">
            <text:p>(བྱ་ཚིག་གམ་མིང་)</text:p>
          </table:table-cell>
          <table:table-cell office:value-type="string">
            <text:p>༡ལས་སྒྲིབ་བྱང་བ།༢ཡི་དམ་སྒྲུབ་ནིའི་ཆོ་གའི་གཞུང༌།</text:p>
          </table:table-cell>
          <table:table-cell table:number-columns-repeated="252"/>
        </table:table-row>
        <table:table-row table:style-name="ro1">
          <table:table-cell office:value-type="string">
            <text:p>ལས་དབང༌།</text:p>
          </table:table-cell>
          <table:table-cell office:value-type="string">
            <text:p>/le wang/</text:p>
          </table:table-cell>
          <table:table-cell office:value-type="string">
            <text:p>(མིང་)</text:p>
          </table:table-cell>
          <table:table-cell office:value-type="string">
            <text:p>ཚེ་སྔ་མའི་ལས་ཀྱི་ཤུགས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ལས་བྱེད་པ།</text:p>
          </table:table-cell>
          <table:table-cell office:value-type="string">
            <text:p>/le je pa/</text:p>
          </table:table-cell>
          <table:table-cell office:value-type="string">
            <text:p>(མིང་)</text:p>
          </table:table-cell>
          <table:table-cell office:value-type="string">
            <text:p>ལཱ་འབད་མི།ལས་གཡོག་པ།</text:p>
          </table:table-cell>
          <table:table-cell table:number-columns-repeated="252"/>
        </table:table-row>
        <table:table-row table:style-name="ro1">
          <table:table-cell office:value-type="string">
            <text:p>ལས་བྱེད་ཚོགས་ཆུང༌།</text:p>
          </table:table-cell>
          <table:table-cell office:value-type="string">
            <text:p>/le je tshog chung/</text:p>
          </table:table-cell>
          <table:table-cell office:value-type="string">
            <text:p>(མིང་)</text:p>
          </table:table-cell>
          <table:table-cell office:value-type="string">
            <text:p>ལཱ་འབད་མི་ཚོགས་ཆུང༌།</text:p>
          </table:table-cell>
          <table:table-cell table:number-columns-repeated="252"/>
        </table:table-row>
        <table:table-row table:style-name="ro1">
          <table:table-cell office:value-type="string">
            <text:p>ལས་སྦྱོར།</text:p>
          </table:table-cell>
          <table:table-cell office:value-type="string">
            <text:p>/le jor/</text:p>
          </table:table-cell>
          <table:table-cell office:value-type="string">
            <text:p>(མིང་)</text:p>
          </table:table-cell>
          <table:table-cell office:value-type="string">
            <text:p>༡ཡི་དམ་བསྒྲུབས་ཞིནམ་ལས་ཞི་རྒྱས་དབང་དྲག་གི་ལས་སུ་སྦྱོར་བའི་ཆོ་ག༢དྲག་ལས།</text:p>
          </table:table-cell>
          <table:table-cell table:number-columns-repeated="252"/>
        </table:table-row>
        <table:table-row table:style-name="ro1">
          <table:table-cell office:value-type="string">
            <text:p>ལས་འབྲས།</text:p>
          </table:table-cell>
          <table:table-cell office:value-type="string">
            <text:p>/le dre/</text:p>
          </table:table-cell>
          <table:table-cell office:value-type="string">
            <text:p>(མིང་)</text:p>
          </table:table-cell>
          <table:table-cell office:value-type="string">
            <text:p>༡ཚེ་སྔ་མའི་ལས་འབྲས།༢ལཱ་ཟོགཔོ་དང་ལེགས་ཞིམ་གྱི་འབྲས་བུ།ཚེ་ད་ལྟོ་ལཱ་ལེགས་ཤོམ་འབད་བ་ཅིན་ཚེ་ཕྱི་མའི་མི་ཚེ་ལེགས་ཞིམ་འོང་ནི།ཚེ་ད་རེས་ལེགས་ཤོམ་མ་འབད་བ་ཅིན་ཚེ་ཕྱི་མ་ལུ་ལས་མྱོང་དགོཔ་ལུ་ལས་འབྲས་འཁོར་འོང་སྨ་རེ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ལས་འབྲེལ།</text:p>
          </table:table-cell>
          <table:table-cell office:value-type="string">
            <text:p>/le drel/</text:p>
          </table:table-cell>
          <table:table-cell office:value-type="string">
            <text:p>(མིང་)</text:p>
          </table:table-cell>
          <table:table-cell office:value-type="string">
            <text:p>༡ཚེ་ཧེ་མ་ལས་བཟང་ངན་གང་རུང་གི་ལས་ཀྱི་འབྲེལ་བ།དཔེར་ན་བཟང་པོ་དང་ངན་པའི་ལས་འབྲེལ་གྱིས་ཚེ་ད་རེས་གཉེན་དང་དགྲ་ལུ་གྱུར་ཡོད་མི་ཚུ།</text:p>
          </table:table-cell>
          <table:table-cell table:number-columns-repeated="252"/>
        </table:table-row>
        <table:table-row table:style-name="ro1">
          <table:table-cell office:value-type="string">
            <text:p>ལས་མི།</text:p>
          </table:table-cell>
          <table:table-cell office:value-type="string">
            <text:p>/le mi/</text:p>
          </table:table-cell>
          <table:table-cell office:value-type="string">
            <text:p>(མིང་)</text:p>
          </table:table-cell>
          <table:table-cell office:value-type="string">
            <text:p>༡ལཱ་འབད་མི་གི་མི།༢རྒྱལ་ཡོངས་ལས་མི་ཚུ་ཕྱི་ཁ་ལས་ལས་མི་འཚོལ་ཏེ་གླ་ཁར་ལཱ་འབད་མི།</text:p>
          </table:table-cell>
          <table:table-cell table:number-columns-repeated="252"/>
        </table:table-row>
        <table:table-row table:style-name="ro1">
          <table:table-cell office:value-type="string">
            <text:p>ལས་སྨོན།</text:p>
          </table:table-cell>
          <table:table-cell office:value-type="string">
            <text:p>/le moen/</text:p>
          </table:table-cell>
          <table:table-cell office:value-type="string">
            <text:p>(མིང་)</text:p>
          </table:table-cell>
          <table:table-cell office:value-type="string">
            <text:p>ཁོང་གཉིས་ལས་དང་སྨོན་ལམ་མཐུན་སོ་ནུག་ཟེར་དོ་བཟུམ་སྔོན་གྱི་ལས་དང་སྨོན་ལམ་གྱ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ལས་ཚན།</text:p>
          </table:table-cell>
          <table:table-cell office:value-type="string">
            <text:p>/le tshoen/</text:p>
          </table:table-cell>
          <table:table-cell office:value-type="string">
            <text:p>(མིང་)</text:p>
          </table:table-cell>
          <table:table-cell office:value-type="string">
            <text:p>༡ལཱ་གི་དབྱེ་བ་མ་འདྲ་བའི་སྡེ་ཚན།༢རྒེད་འོག་ནང་སྤྱི་དཔོན་འོག་ལས་གཡུས་ཚན་རེའི་འགོ་འདྲེན་འཐབ་མི་ལས་ཚན།</text:p>
          </table:table-cell>
          <table:table-cell table:number-columns-repeated="252"/>
        </table:table-row>
        <table:table-row table:style-name="ro1">
          <table:table-cell office:value-type="string">
            <text:p>ལས་ཚབ།</text:p>
          </table:table-cell>
          <table:table-cell office:value-type="string">
            <text:p>/le tshab/</text:p>
          </table:table-cell>
          <table:table-cell office:value-type="string">
            <text:p>(མིང་)</text:p>
          </table:table-cell>
          <table:table-cell office:value-type="string">
            <text:p>ལཱ་འབད་མི་གི་ཚབ་མ།ལས་ཚབ་དྲུང་ཆེན།ལས་ཚབ་མདོ་ཆེན་ཚུ།</text:p>
          </table:table-cell>
          <table:table-cell table:number-columns-repeated="252"/>
        </table:table-row>
        <table:table-row table:style-name="ro1">
          <table:table-cell office:value-type="string">
            <text:p>ལས་ཚུལ།</text:p>
          </table:table-cell>
          <table:table-cell office:value-type="string">
            <text:p>/le tshuel/</text:p>
          </table:table-cell>
          <table:table-cell office:value-type="string">
            <text:p>(མིང་)</text:p>
          </table:table-cell>
          <table:table-cell office:value-type="string">
            <text:p>ལཱ་འབད་ཐངས།</text:p>
          </table:table-cell>
          <table:table-cell table:number-columns-repeated="252"/>
        </table:table-row>
        <table:table-row table:style-name="ro1">
          <table:table-cell office:value-type="string">
            <text:p>ལས་ཚོགས།</text:p>
          </table:table-cell>
          <table:table-cell office:value-type="string">
            <text:p>/le tshog/</text:p>
          </table:table-cell>
          <table:table-cell office:value-type="string">
            <text:p>(མིང་)</text:p>
          </table:table-cell>
          <table:table-cell office:value-type="string">
            <text:p>ལཱ་འབད་མི་གི་ཚོགས་པ།</text:p>
          </table:table-cell>
          <table:table-cell table:number-columns-repeated="252"/>
        </table:table-row>
        <table:table-row table:style-name="ro1">
          <table:table-cell office:value-type="string">
            <text:p>ལས་མཚམས།</text:p>
          </table:table-cell>
          <table:table-cell office:value-type="string">
            <text:p>/le tsham/</text:p>
          </table:table-cell>
          <table:table-cell office:value-type="string">
            <text:p>(མིང་)</text:p>
          </table:table-cell>
          <table:table-cell office:value-type="string">
            <text:p>ལཱ་བར་མཚམས་བཞག་ནི།</text:p>
          </table:table-cell>
          <table:table-cell table:number-columns-repeated="252"/>
        </table:table-row>
        <table:table-row table:style-name="ro1">
          <table:table-cell office:value-type="string">
            <text:p>ལས་འཛིན།</text:p>
          </table:table-cell>
          <table:table-cell office:value-type="string">
            <text:p>/le dzin/</text:p>
          </table:table-cell>
          <table:table-cell office:value-type="string">
            <text:p>(མིང་)</text:p>
          </table:table-cell>
          <table:table-cell office:value-type="string">
            <text:p>༡ལཱ་བདག་འཛིན་འཐབ་མི།༢གཞུང་སྒེར་གྱི་རང་སྐྱོང་ལས་འཛིན་ཚུ།</text:p>
          </table:table-cell>
          <table:table-cell table:number-columns-repeated="252"/>
        </table:table-row>
        <table:table-row table:style-name="ro1">
          <table:table-cell office:value-type="string">
            <text:p>ལས་གཡོག</text:p>
          </table:table-cell>
          <table:table-cell office:value-type="string">
            <text:p>/le yog/</text:p>
          </table:table-cell>
          <table:table-cell office:value-type="string">
            <text:p>(མིང་)</text:p>
          </table:table-cell>
          <table:table-cell office:value-type="string">
            <text:p>ལཱ་དང་གཡོག།</text:p>
          </table:table-cell>
          <table:table-cell table:number-columns-repeated="252"/>
        </table:table-row>
        <table:table-row table:style-name="ro1">
          <table:table-cell office:value-type="string">
            <text:p>ལས་གཡོག་བཀོད་ཚོགས།</text:p>
          </table:table-cell>
          <table:table-cell office:value-type="string">
            <text:p>/le yog koe tshog/</text:p>
          </table:table-cell>
          <table:table-cell office:value-type="string">
            <text:p>(མིང་)</text:p>
          </table:table-cell>
          <table:table-cell office:value-type="string">
            <text:p>གཡོག་སྤྲོད་མི་གི་བཀོད་ཁྱབ་ཚོགས་པ།</text:p>
          </table:table-cell>
          <table:table-cell table:number-columns-repeated="252"/>
        </table:table-row>
        <table:table-row table:style-name="ro1">
          <table:table-cell office:value-type="string">
            <text:p>ལས་རིགས།</text:p>
          </table:table-cell>
          <table:table-cell office:value-type="string">
            <text:p>/le rig/</text:p>
          </table:table-cell>
          <table:table-cell office:value-type="string">
            <text:p>(མིང་)</text:p>
          </table:table-cell>
          <table:table-cell office:value-type="string">
            <text:p>ལཱ་མ་འདྲཝ་གི་རིགས།</text:p>
          </table:table-cell>
          <table:table-cell table:number-columns-repeated="252"/>
        </table:table-row>
        <table:table-row table:style-name="ro1">
          <table:table-cell office:value-type="string">
            <text:p>ལས་རིམ།</text:p>
          </table:table-cell>
          <table:table-cell office:value-type="string">
            <text:p>/le rim/</text:p>
          </table:table-cell>
          <table:table-cell office:value-type="string">
            <text:p>(མིང་)</text:p>
          </table:table-cell>
          <table:table-cell office:value-type="string">
            <text:p>མཛད་སྒོའི་རིམ་པ།ལཱ་གི་རིམ་པ་དུས་སྟོན་ཚེས་བཅུ་ཚུ་ལུ་ཉིན་བསྟར་འབད་ནི་ལཱ་གི་རིམ་པ།</text:p>
          </table:table-cell>
          <table:table-cell table:number-columns-repeated="252"/>
        </table:table-row>
        <table:table-row table:style-name="ro1">
          <table:table-cell office:value-type="string">
            <text:p>ལས་རོགས།</text:p>
          </table:table-cell>
          <table:table-cell office:value-type="string">
            <text:p>/le rog/</text:p>
          </table:table-cell>
          <table:table-cell office:value-type="string">
            <text:p>(མིང་)</text:p>
          </table:table-cell>
          <table:table-cell office:value-type="string">
            <text:p>ལཱ་འབད་མི་གི་ཆ་རོགས།</text:p>
          </table:table-cell>
          <table:table-cell table:number-columns-repeated="252"/>
        </table:table-row>
        <table:table-row table:style-name="ro1">
          <table:table-cell office:value-type="string">
            <text:p>ལས་ཤོག</text:p>
          </table:table-cell>
          <table:table-cell office:value-type="string">
            <text:p>/le shog/</text:p>
          </table:table-cell>
          <table:table-cell office:value-type="string">
            <text:p>(མིང་)</text:p>
          </table:table-cell>
          <table:table-cell office:value-type="string">
            <text:p>སོ་སོའི་ལས་ཁུངས་ཀྱི་མིང་རྟགས་འཁོད་པའི་བྲིས་ཤོག།</text:p>
          </table:table-cell>
          <table:table-cell table:number-columns-repeated="252"/>
        </table:table-row>
        <table:table-row table:style-name="ro1">
          <table:table-cell office:value-type="string">
            <text:p>ལས་སུ་བྱ་བ།</text:p>
          </table:table-cell>
          <table:table-cell office:value-type="string">
            <text:p>/le su ja wa/</text:p>
          </table:table-cell>
          <table:table-cell office:value-type="string">
            <text:p>(མིང་)</text:p>
          </table:table-cell>
          <table:table-cell office:value-type="string">
            <text:p>བྱ་བའི་ཡུལ་ག་ཅི་ལུ་འབད་རུང་ལཱ་འབད་བའི་དོན་སྟོན་མི་རྣམ་དབྱེ་གཉིས་པའི་སྒྲ།དཔེར་ན་ས་ཁར་སྡོད།རྫོང་ནང་ལུ་སོང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ལས་བསགས།</text:p>
          </table:table-cell>
          <table:table-cell office:value-type="string">
            <text:p>/le sa</text:p>
          </table:table-cell>
          <table:table-cell office:value-type="string">
            <text:p>(བྱ་ཚིག་)</text:p>
          </table:table-cell>
          <table:table-cell office:value-type="string">
            <text:p>སྡིག་པ་བསགས་པ།</text:p>
          </table:table-cell>
          <table:table-cell table:number-columns-repeated="252"/>
        </table:table-row>
        <table:table-row table:style-name="ro1">
          <table:table-cell office:value-type="string">
            <text:p>ལི།</text:p>
          </table:table-cell>
          <table:table-cell office:value-type="string">
            <text:p>/li/</text:p>
          </table:table-cell>
          <table:table-cell office:value-type="string">
            <text:p>(མིང་)</text:p>
          </table:table-cell>
          <table:table-cell office:value-type="string">
            <text:p>༡སྤར་ཁ་བརྒྱད་ལས་གཅིག་དང་༢ཟངས་ཀྱི་རིགས་ལས་ལེགས་ཤོམ་ཅིག་ཨིན།</text:p>
          </table:table-cell>
          <table:table-cell table:number-columns-repeated="252"/>
        </table:table-row>
        <table:table-row table:style-name="ro1">
          <table:table-cell office:value-type="string">
            <text:p>ལི་སྐུ།</text:p>
          </table:table-cell>
          <table:table-cell office:value-type="string">
            <text:p>/li ku/</text:p>
          </table:table-cell>
          <table:table-cell office:value-type="string">
            <text:p>(མིང་)</text:p>
          </table:table-cell>
          <table:table-cell office:value-type="string">
            <text:p>རྒྱུ་ལི་གིས་བཟོ་བཟོ་བའི་སྐུ།</text:p>
          </table:table-cell>
          <table:table-cell table:number-columns-repeated="252"/>
        </table:table-row>
        <table:table-row table:style-name="ro1">
          <table:table-cell office:value-type="string">
            <text:p>ལི་ཁྲི།</text:p>
          </table:table-cell>
          <table:table-cell office:value-type="string">
            <text:p>/li thru/</text:p>
          </table:table-cell>
          <table:table-cell office:value-type="string">
            <text:p>(མིང་)</text:p>
          </table:table-cell>
          <table:table-cell office:value-type="string">
            <text:p>ཚོན་མདོག་ལི་ཝང་གི་མིང༌།ཤིང་འབྲས་ཚལ་ལུ་གི་ཚོས་གཞི་བཟུམ།</text:p>
          </table:table-cell>
          <table:table-cell table:number-columns-repeated="252"/>
        </table:table-row>
        <table:table-row table:style-name="ro1">
          <table:table-cell office:value-type="string">
            <text:p>ལི་མ།</text:p>
          </table:table-cell>
          <table:table-cell office:value-type="string">
            <text:p>/li mi/</text:p>
          </table:table-cell>
          <table:table-cell office:value-type="string">
            <text:p>(མིང་)</text:p>
          </table:table-cell>
          <table:table-cell office:value-type="string">
            <text:p>སྐུ་དང་མཆོད་རྟེན་ཚུ་རྒྱུ་ལི་ལས་བརྟེན་ཏེ་བཟོ་བཟོཝ་ཚུ་ལུ་ལི་མ་ཟེར་སླབ་ཨིན།</text:p>
          </table:table-cell>
          <table:table-cell table:number-columns-repeated="252"/>
        </table:table-row>
        <table:table-row table:style-name="ro1">
          <table:table-cell office:value-type="string">
            <text:p>ལི་ཝང༌།</text:p>
          </table:table-cell>
          <table:table-cell office:value-type="string">
            <text:p>/li wang/</text:p>
          </table:table-cell>
          <table:table-cell office:value-type="string">
            <text:p>(མིང་ཁྱད་)</text:p>
          </table:table-cell>
          <table:table-cell office:value-type="string">
            <text:p>ཁ་དོག་དམར་སེར།ལི་ཁྲི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ལི་ཤི</text:p>
          </table:table-cell>
          <table:table-cell office:value-type="string">
            <text:p>/li shi/</text:p>
          </table:table-cell>
          <table:table-cell office:value-type="string">
            <text:p>(མིང་)</text:p>
          </table:table-cell>
          <table:table-cell office:value-type="string">
            <text:p>བཟང་དྲུག་གི་ནང་ལས་གཅིག་སྨན་ལི་ཤི།སྲོག་རྩ་ལུ་ཕན་པའི་སྨན།</text:p>
          </table:table-cell>
          <table:table-cell table:number-columns-repeated="252"/>
        </table:table-row>
        <table:table-row table:style-name="ro1">
          <table:table-cell office:value-type="string">
            <text:p>ལི་ཤིའི་གུ་ཁང༌།</text:p>
          </table:table-cell>
          <table:table-cell office:value-type="string">
            <text:p>/li shii gu khang</text:p>
          </table:table-cell>
          <table:table-cell office:value-type="string">
            <text:p>(མིང་)</text:p>
          </table:table-cell>
          <table:table-cell office:value-type="string">
            <text:p>དུས་རབས་བཅོ་ལྔ་པའི་ནང་སྐྱོགས་སྟོན་སྨོན་གྲུབ་ལོ་ཙཱ་བས་མཛད་པའི་བོད་ཀྱི་སྐད་གསར་རྙིང་གི་བརྡའི་ཁྱད་པར་སྟོན་པའི་བརྡ་ཡིག་ག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ལིང་དཔོན།</text:p>
          </table:table-cell>
          <table:table-cell office:value-type="string">
            <text:p>/ling poen/</text:p>
          </table:table-cell>
          <table:table-cell office:value-type="string">
            <text:p>(མིང་)</text:p>
          </table:table-cell>
          <table:table-cell office:value-type="string">
            <text:p>དམག་དཔོན་གྱི་གོ་གནས་ཅིག།</text:p>
          </table:table-cell>
          <table:table-cell table:number-columns-repeated="252"/>
        </table:table-row>
        <table:table-row table:style-name="ro1">
          <table:table-cell office:value-type="string">
            <text:p>ལིང་ལིང༌།</text:p>
          </table:table-cell>
          <table:table-cell office:value-type="string">
            <text:p>/ling ling</text:p>
          </table:table-cell>
          <table:table-cell office:value-type="string">
            <text:p>(བྱ་ཁྱད་)</text:p>
          </table:table-cell>
          <table:table-cell office:value-type="string">
            <text:p>གཟུགས་འཕར་ཚུ་སྤར་བ།ལང་ལིང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ལིངྒ།</text:p>
          </table:table-cell>
          <table:table-cell office:value-type="string">
            <text:p>/ling ga/</text:p>
          </table:table-cell>
          <table:table-cell office:value-type="string">
            <text:p>(མིང་)</text:p>
          </table:table-cell>
          <table:table-cell office:value-type="string">
            <text:p>རིམ་འགྲོ་འབདཝ་ད་དགྲ་བྱང་ཕྱད་ཀྱི་དམིགས་རྟེན་གཟུགས་བརྙན་ལིངྒ།ཤོག་ལིང་ལ་སོགས་པ་བྲིས་འབུར་གང་རུང་བཟོ་སྲོལ་ཡོད།</text:p>
          </table:table-cell>
          <table:table-cell table:number-columns-repeated="252"/>
        </table:table-row>
        <table:table-row table:style-name="ro1">
          <table:table-cell office:value-type="string">
            <text:p>ལིམ་བུ།</text:p>
          </table:table-cell>
          <table:table-cell office:value-type="string">
            <text:p>/lim bu/</text:p>
          </table:table-cell>
          <table:table-cell office:value-type="string">
            <text:p>(མིང་)</text:p>
          </table:table-cell>
          <table:table-cell office:value-type="string">
            <text:p>ནེ་པཱལ་གྱི་མི་རིགས་ཅིག་ག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ལུ།</text:p>
          </table:table-cell>
          <table:table-cell office:value-type="string">
            <text:p>/lu/</text:p>
          </table:table-cell>
          <table:table-cell office:value-type="string">
            <text:p>(མིང་)</text:p>
          </table:table-cell>
          <table:table-cell office:value-type="string">
            <text:p>ཁོ་ལུ་ང་ལུ་མོ་ལུ་གཞན་ལུ་ག་ལུ་སེམས་ལུ་ག་ར་ལུ་ཟེར་དོ་བཟུམ་ལ་དོན་གྱི་རྐྱེན།</text:p>
          </table:table-cell>
          <table:table-cell table:number-columns-repeated="252"/>
        </table:table-row>
        <table:table-row table:style-name="ro1">
          <table:table-cell office:value-type="string">
            <text:p>ལུ་ཧི་པ།</text:p>
          </table:table-cell>
          <table:table-cell office:value-type="string">
            <text:p>/lu hi pa/</text:p>
          </table:table-cell>
          <table:table-cell office:value-type="string">
            <text:p>(མིང་)</text:p>
          </table:table-cell>
          <table:table-cell office:value-type="string">
            <text:p>རྒྱ་གར་གྱི་གྲུབ་ཆེན་བརྒྱད་ཅུ་རྩ་བཞིའི་ནང་གསེས་ཅིག།</text:p>
          </table:table-cell>
          <table:table-cell table:number-columns-repeated="252"/>
        </table:table-row>
        <table:table-row table:style-name="ro1">
          <table:table-cell office:value-type="string">
            <text:p>ལུག</text:p>
          </table:table-cell>
          <table:table-cell office:value-type="string">
            <text:p>/lu</text:p>
          </table:table-cell>
          <table:table-cell office:value-type="string">
            <text:p>(མིང་)</text:p>
          </table:table-cell>
          <table:table-cell office:value-type="string">
            <text:p>༡གཡང་མོ་ལུགལོ་འཁོར་བཅུ་གཉིས་ཀྱི་ནང་གསེས།སེམས་ཅན་ལུག༢སྐེདཔ་ཕྱི་ཁར་ལུག་པ།དཔེར་ན་གྱང་ལུག་ནི།ཕད་ཙེ་ནང་ལས་ཆུམ་ཕྱི་ཁར་ལུག་ནི་ཚུ།</text:p>
          </table:table-cell>
          <table:table-cell table:number-columns-repeated="252"/>
        </table:table-row>
        <table:table-row table:style-name="ro1">
          <table:table-cell office:value-type="string">
            <text:p>ལུག་ཁོག</text:p>
          </table:table-cell>
          <table:table-cell office:value-type="string">
            <text:p>/lu khog</text:p>
          </table:table-cell>
          <table:table-cell office:value-type="string">
            <text:p>(མིང་)</text:p>
          </table:table-cell>
          <table:table-cell office:value-type="string">
            <text:p>ལུག་གཅིག་གི་ཤ་ཆ་ཚང་གཅིག།</text:p>
          </table:table-cell>
          <table:table-cell table:number-columns-repeated="252"/>
        </table:table-row>
        <table:table-row table:style-name="ro1">
          <table:table-cell office:value-type="string">
            <text:p>ལུག་ཁྱིམ།</text:p>
          </table:table-cell>
          <table:table-cell office:value-type="string">
            <text:p>/lu chim</text:p>
          </table:table-cell>
          <table:table-cell office:value-type="string">
            <text:p>(མིང་)</text:p>
          </table:table-cell>
          <table:table-cell office:value-type="string">
            <text:p>༡ལུག་བཙུགས་སའི་ཁྱིམ།༢དུས་སྦྱོར་ལུག་གི་ཁྱིམ།</text:p>
          </table:table-cell>
          <table:table-cell table:number-columns-repeated="252"/>
        </table:table-row>
        <table:table-row table:style-name="ro1">
          <table:table-cell office:value-type="string">
            <text:p>ལུག་ཁྱུ།</text:p>
          </table:table-cell>
          <table:table-cell office:value-type="string">
            <text:p>/lu chu</text:p>
          </table:table-cell>
          <table:table-cell office:value-type="string">
            <text:p>(མིང་)</text:p>
          </table:table-cell>
          <table:table-cell office:value-type="string">
            <text:p>ལུག་ལེ་ཤ་ཡོད་པའི་ཁྱུ།</text:p>
          </table:table-cell>
          <table:table-cell table:number-columns-repeated="252"/>
        </table:table-row>
        <table:table-row table:style-name="ro1">
          <table:table-cell office:value-type="string">
            <text:p>ལུག་མགོ</text:p>
          </table:table-cell>
          <table:table-cell office:value-type="string">
            <text:p>/lu go</text:p>
          </table:table-cell>
          <table:table-cell office:value-type="string">
            <text:p>(མིང་)</text:p>
          </table:table-cell>
          <table:table-cell office:value-type="string">
            <text:p>ལུག་གི་མགུ་ཏོག།</text:p>
          </table:table-cell>
          <table:table-cell table:number-columns-repeated="252"/>
        </table:table-row>
        <table:table-row table:style-name="ro1">
          <table:table-cell office:value-type="string">
            <text:p>ལུག་པ།</text:p>
          </table:table-cell>
          <table:table-cell office:value-type="string">
            <text:p>/lug pa</text:p>
          </table:table-cell>
          <table:table-cell office:value-type="string">
            <text:p>(མིང་)</text:p>
          </table:table-cell>
          <table:table-cell office:value-type="string">
            <text:p>༡ལུག་ཡོད་མི།ལུག་རྫི།༢གྱང་ཕྱི་ཁར་ལུག་པའ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ལུག་ལྤགས།</text:p>
          </table:table-cell>
          <table:table-cell office:value-type="string">
            <text:p>/lu pag</text:p>
          </table:table-cell>
          <table:table-cell office:value-type="string">
            <text:p>(མིང་)</text:p>
          </table:table-cell>
          <table:table-cell office:value-type="string">
            <text:p>སེམས་ཅན་ལུག་གི་པགས་ཀོ།</text:p>
          </table:table-cell>
          <table:table-cell table:number-columns-repeated="252"/>
        </table:table-row>
        <table:table-row table:style-name="ro1">
          <table:table-cell office:value-type="string">
            <text:p>ལུག་རྫི།</text:p>
          </table:table-cell>
          <table:table-cell office:value-type="string">
            <text:p>/lu dzi</text:p>
          </table:table-cell>
          <table:table-cell office:value-type="string">
            <text:p>(མིང་)</text:p>
          </table:table-cell>
          <table:table-cell office:value-type="string">
            <text:p>ལུག་འཚོ་མི།</text:p>
          </table:table-cell>
          <table:table-cell table:number-columns-repeated="252"/>
        </table:table-row>
        <table:table-row table:style-name="ro1">
          <table:table-cell office:value-type="string">
            <text:p>ལུག་ལོ།</text:p>
          </table:table-cell>
          <table:table-cell office:value-type="string">
            <text:p>/lu lo</text:p>
          </table:table-cell>
          <table:table-cell office:value-type="string">
            <text:p>(མིང་)</text:p>
          </table:table-cell>
          <table:table-cell office:value-type="string">
            <text:p>ལོ་འཁོར་བཅུ་གཉིས་ཀྱི་ནང་གསེས་ལུག་གི་ལོ།</text:p>
          </table:table-cell>
          <table:table-cell table:number-columns-repeated="252"/>
        </table:table-row>
        <table:table-row table:style-name="ro1">
          <table:table-cell office:value-type="string">
            <text:p>ལུགས།</text:p>
          </table:table-cell>
          <table:table-cell office:value-type="string">
            <text:p>/lug</text:p>
          </table:table-cell>
          <table:table-cell office:value-type="string">
            <text:p>(མིང་)</text:p>
          </table:table-cell>
          <table:table-cell office:value-type="string">
            <text:p>༡འབད་ཐངས་ཀྱི་ལུགས།༢ལུགས་པའི་ལཱ་ག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ལུགས་སྐུ།</text:p>
          </table:table-cell>
          <table:table-cell office:value-type="string">
            <text:p>/lug ku</text:p>
          </table:table-cell>
          <table:table-cell office:value-type="string">
            <text:p>(མིང་)</text:p>
          </table:table-cell>
          <table:table-cell office:value-type="string">
            <text:p>ཟངས་ལ་སོགས་པ་བཞུ་ཞིནམ་ལས་ལུགས་བླུགས་ཏེ་བཟོ་བཟོ་བའི་སྐུ།</text:p>
          </table:table-cell>
          <table:table-cell table:number-columns-repeated="252"/>
        </table:table-row>
        <table:table-row table:style-name="ro1">
          <table:table-cell office:value-type="string">
            <text:p>ལུགས་གཉིས།</text:p>
          </table:table-cell>
          <table:table-cell office:value-type="string">
            <text:p>/lug nyi/</text:p>
          </table:table-cell>
          <table:table-cell office:value-type="string">
            <text:p>(མིང་)</text:p>
          </table:table-cell>
          <table:table-cell office:value-type="string">
            <text:p>༡ཆོས་ལུགས་དང་སྲིད་ཀྱི་ལུགས།༢ལུགས་མ་འདྲཝ་གཉིས།</text:p>
          </table:table-cell>
          <table:table-cell table:number-columns-repeated="252"/>
        </table:table-row>
        <table:table-row table:style-name="ro1">
          <table:table-cell office:value-type="string">
            <text:p>ལུགས་མཐུན།</text:p>
          </table:table-cell>
          <table:table-cell office:value-type="string">
            <text:p>/lug thuen/</text:p>
          </table:table-cell>
          <table:table-cell office:value-type="string">
            <text:p>(བྱ་ཁྱད་)</text:p>
          </table:table-cell>
          <table:table-cell office:value-type="string">
            <text:p>ལུགས་སྲོལ་དང་མཐུན་ནི།ཚུལ་དང་མཐུན་ནི།</text:p>
          </table:table-cell>
          <table:table-cell table:number-columns-repeated="252"/>
        </table:table-row>
        <table:table-row table:style-name="ro1">
          <table:table-cell office:value-type="string">
            <text:p>ལུགས་པ།</text:p>
          </table:table-cell>
          <table:table-cell office:value-type="string">
            <text:p>/lug pa/</text:p>
          </table:table-cell>
          <table:table-cell office:value-type="string">
            <text:p>(མིང་)</text:p>
          </table:table-cell>
          <table:table-cell office:value-type="string">
            <text:p>ལུགས་བླུགས་མི།</text:p>
          </table:table-cell>
          <table:table-cell table:number-columns-repeated="252"/>
        </table:table-row>
        <table:table-row table:style-name="ro1">
          <table:table-cell office:value-type="string">
            <text:p>ལུགས་བཞིན།</text:p>
          </table:table-cell>
          <table:table-cell office:value-type="string">
            <text:p>/lug zhin/</text:p>
          </table:table-cell>
          <table:table-cell office:value-type="string">
            <text:p>(མིང་)</text:p>
          </table:table-cell>
          <table:table-cell office:value-type="string">
            <text:p>ལུགས་སྲོལ་ལྟར་ཟེར་མཚུངས་པ་གསལ་བྱེད་ཀྱི་སྒྲ།</text:p>
          </table:table-cell>
          <table:table-cell table:number-columns-repeated="252"/>
        </table:table-row>
        <table:table-row table:style-name="ro1">
          <table:table-cell office:value-type="string">
            <text:p>ལུགས་ཟུང༌།</text:p>
          </table:table-cell>
          <table:table-cell office:value-type="string">
            <text:p>/lug zung</text:p>
          </table:table-cell>
          <table:table-cell office:value-type="string">
            <text:p>(མིང་)</text:p>
          </table:table-cell>
          <table:table-cell office:value-type="string">
            <text:p>ལུགས་གཉིས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ལུགས་བཟོ།</text:p>
          </table:table-cell>
          <table:table-cell office:value-type="string">
            <text:p>/lug zo</text:p>
          </table:table-cell>
          <table:table-cell office:value-type="string">
            <text:p>(མིང་)</text:p>
          </table:table-cell>
          <table:table-cell office:value-type="string">
            <text:p>ལུགས་བླུགས་ནི་གི་ལཱ་གི་རིག་པ།</text:p>
          </table:table-cell>
          <table:table-cell table:number-columns-repeated="252"/>
        </table:table-row>
        <table:table-row table:style-name="ro1">
          <table:table-cell office:value-type="string">
            <text:p>ལུགས་སྲོལ།</text:p>
          </table:table-cell>
          <table:table-cell office:value-type="string">
            <text:p>/lug soel</text:p>
          </table:table-cell>
          <table:table-cell office:value-type="string">
            <text:p>(མིང་)</text:p>
          </table:table-cell>
          <table:table-cell office:value-type="string">
            <text:p>སྔོན་བྱོན་རྒྱལ་བ་གོངམ་དང་ཕམ་བཟང་པོ་ཚུ་གིས་མཛད་དེ་མི་རབས་རིམ་པར་འབད་དེ་འོང་བའི་སྲོལ།</text:p>
          </table:table-cell>
          <table:table-cell table:number-columns-repeated="252"/>
        </table:table-row>
        <table:table-row table:style-name="ro1">
          <table:table-cell office:value-type="string">
            <text:p>ལུང༌།</text:p>
          </table:table-cell>
          <table:table-cell office:value-type="string">
            <text:p>/lung/</text:p>
          </table:table-cell>
          <table:table-cell office:value-type="string">
            <text:p>(མིང་)</text:p>
          </table:table-cell>
          <table:table-cell office:value-type="string">
            <text:p>༡འབད་ཆོག་པའི་ལམ་ལུགས་གནང་བ།དཔེར་ན་ལུང་མི་ནུག།ལུང་ཞུ་གེ་ཟེར་དོ་བཟུམ།༢རྒྱལ་བའི་བཀའ་ལུང་ཟེར་བ་ཅིན་བཀའ་ཁྲིམས།རྒྱལ་ཁབ་ཡོངས་ལུ་ལུང་གིས་བསྒྱུར་བའི་ས་དབང་ཟེར་དོ་བཟུམ།༣ལུང་སྡེ་སྣོད་གསུམ་ལུང་གི་བསྟན་པ་ཟེར་མི་རྗོད་བྱེད་ཚིག་གི་མིང་དང༌།༤ལུང་ཨ་ནུ་ཡོ་ག་ཟེར་བ་ཅིན་ཐེག་པ་རིམ་པ་དགུ་ལས་དབང་བསྒྱུར་ཐབས་ཀྱི་ཐེག་པ་ལས་གཅིག་ཨིན།༥ཁབ་ཀྱི་ལུང་ལུང་ཐག་ཟེར་བ་ཅིན་སྐུདཔ་ཚུ་བརྒྱུ་སའི་དོང་གི་རྣམ་པ་ཅིག་ལུ་གོ་ནི།༦གཞན་གྲོ་ལུང་སྔན་ལུང་ཝ་ལུང་ཟེར་བའི་ཚིགས་གྲོགས་ཚུ་ལུ་སྐབས་ཐོབ་དང་བསྟུན་པའི་འཇུག་པ་ལེ་ཤ་ཡོད།</text:p>
          </table:table-cell>
          <table:table-cell table:number-columns-repeated="252"/>
        </table:table-row>
        <table:table-row table:style-name="ro1">
          <table:table-cell office:value-type="string">
            <text:p>ལུང་གི་སྡེ་སྣོད།</text:p>
          </table:table-cell>
          <table:table-cell office:value-type="string">
            <text:p>/lu gi de noe</text:p>
          </table:table-cell>
          <table:table-cell office:value-type="string">
            <text:p>(མིང་)</text:p>
          </table:table-cell>
          <table:table-cell office:value-type="string">
            <text:p>འདུལ་བ་མདོ་སྡེ་མངོན་པའི་ཆོས་གསུམ་ལུ་གོ།</text:p>
          </table:table-cell>
          <table:table-cell table:number-columns-repeated="252"/>
        </table:table-row>
        <table:table-row table:style-name="ro1">
          <table:table-cell office:value-type="string">
            <text:p>ལུང་རྒྱུན།</text:p>
          </table:table-cell>
          <table:table-cell office:value-type="string">
            <text:p>/lung juen/</text:p>
          </table:table-cell>
          <table:table-cell office:value-type="string">
            <text:p>(མིང་)</text:p>
          </table:table-cell>
          <table:table-cell office:value-type="string">
            <text:p>བར་མ་ཆད་པའི་ལུང་རྒྱུན།</text:p>
          </table:table-cell>
          <table:table-cell table:number-columns-repeated="252"/>
        </table:table-row>
        <table:table-row table:style-name="ro1">
          <table:table-cell office:value-type="string">
            <text:p>ལུང་ཆུ།</text:p>
          </table:table-cell>
          <table:table-cell office:value-type="string">
            <text:p>/lung chu/</text:p>
          </table:table-cell>
          <table:table-cell office:value-type="string">
            <text:p>(མིང་)</text:p>
          </table:table-cell>
          <table:table-cell office:value-type="string">
            <text:p>ལུང་པ་ལས་འབབ་པའི་ཆུ་རྒྱུན།</text:p>
          </table:table-cell>
          <table:table-cell table:number-columns-repeated="252"/>
        </table:table-row>
        <table:table-row table:style-name="ro1">
          <table:table-cell office:value-type="string">
            <text:p>ལུང་རྟོགས་གཉིས།</text:p>
          </table:table-cell>
          <table:table-cell office:value-type="string">
            <text:p>/lung to nyi</text:p>
          </table:table-cell>
          <table:table-cell office:value-type="string">
            <text:p>(མིང་)</text:p>
          </table:table-cell>
          <table:table-cell office:value-type="string">
            <text:p>སངས་རྒྱས་ཀྱི་བསྟན་པ།ལུང་གི་ཆོས་སྡེ་སྣོད་གསུམ།རྟོགས་པའི་ཆོས་བསླབ་པ་གསུམ།</text:p>
          </table:table-cell>
          <table:table-cell table:number-columns-repeated="252"/>
        </table:table-row>
        <table:table-row table:style-name="ro1">
          <table:table-cell office:value-type="string">
            <text:p>ལུང་སྟོང༌།</text:p>
          </table:table-cell>
          <table:table-cell office:value-type="string">
            <text:p>/lung tong/</text:p>
          </table:table-cell>
          <table:table-cell office:value-type="string">
            <text:p>(མིང་ཁྱད་)</text:p>
          </table:table-cell>
          <table:table-cell office:value-type="string">
            <text:p>མི་མེད་ལུང་པའི་བྲག་ཕུག་ནང་ཟེར་དོ་བཟུམ་མི་དང་ཁྱི་ག་ནི་ཡང་མ་ལྷོད་པའི་ལུངམ་སྟོངམ།</text:p>
          </table:table-cell>
          <table:table-cell table:number-columns-repeated="252"/>
        </table:table-row>
        <table:table-row table:style-name="ro1">
          <table:table-cell office:value-type="string">
            <text:p>ལུང་སྟོན་པ།</text:p>
          </table:table-cell>
          <table:table-cell office:value-type="string">
            <text:p>/lung toen pa/</text:p>
          </table:table-cell>
          <table:table-cell office:value-type="string">
            <text:p>(མིང་)</text:p>
          </table:table-cell>
          <table:table-cell office:value-type="string">
            <text:p>༡དོན་གོ་ནི་ཡོད་པའི་སྒྲ་ལུ་ལུང་དུ་སྟོན་པའི་སྒྲ།དཔེར་ན་ལུང་བསྟན་གྱི་སྒྲ་བཟུམ།༢ཤུལ་ལས་འབྱུང་ནི་ཨིན་མི་གི་ལུང་སྟོན་མི།༣འབད་ནིའི་ཐབས་ཤེས་སྟོན་མི།</text:p>
          </table:table-cell>
          <table:table-cell table:number-columns-repeated="252"/>
        </table:table-row>
        <table:table-row table:style-name="ro1">
          <table:table-cell office:value-type="string">
            <text:p>ལུང་བསྟན།</text:p>
          </table:table-cell>
          <table:table-cell office:value-type="string">
            <text:p>/lung ten/</text:p>
          </table:table-cell>
          <table:table-cell office:value-type="string">
            <text:p>(མིང་)</text:p>
          </table:table-cell>
          <table:table-cell office:value-type="string">
            <text:p>༡མ་འོངས་ལུང་བསྟན་གུ་རུའི་ལུང་བསྟན་ཟེར་མ་འོངས་པའི་གནས་སྟངས་ཚུ་ཧེ་མ་ལས་གསུངས་བཞག་བཞགཔ།༢ལཱ་འབད་ནིའི་སྐལ་བ་ལུ་ལཱ་འདི་གི་ལུང་བསྟན་རང་ཁོ་ལུ་འདུག་བཟུམ།༣དོ་རུང་བྱེལ་མེད་པའི་བློ་ལེ་ཤ་སླབ་པ་ཅིན་ཁྱོད་ཀྱི་མ་འོངས་ལུངས་བསྟན་འདེ་རང་བཤད་མི་དགོ་ཟེར་སླབ་ནི་ཡང་ཡོད།</text:p>
          </table:table-cell>
          <table:table-cell table:number-columns-repeated="252"/>
        </table:table-row>
        <table:table-row table:style-name="ro1">
          <table:table-cell office:value-type="string">
            <text:p>ལུང་ཐག</text:p>
          </table:table-cell>
          <table:table-cell office:value-type="string">
            <text:p>/lung tha/</text:p>
          </table:table-cell>
          <table:table-cell office:value-type="string">
            <text:p>(མིང་)</text:p>
          </table:table-cell>
          <table:table-cell office:value-type="string">
            <text:p>ཐག་པ་བཏགས་སའི་ལུང༌།</text:p>
          </table:table-cell>
          <table:table-cell table:number-columns-repeated="252"/>
        </table:table-row>
        <table:table-row table:style-name="ro1">
          <table:table-cell office:value-type="string">
            <text:p>ལུང་ཐོབ་པ།</text:p>
          </table:table-cell>
          <table:table-cell office:value-type="string">
            <text:p>/lung thob pa/</text:p>
          </table:table-cell>
          <table:table-cell office:value-type="string">
            <text:p>(བྱ་ཚིག་)</text:p>
          </table:table-cell>
          <table:table-cell office:value-type="string">
            <text:p>༡ཆོས་ཀྱི་ལུང་དཔེ་ཆའི་ལུང་མ་ཎི་ལུང་ཚུ་ཐོབ་པ།༢ལཱ་གི་གནས་སྐབས་དང་ཐབས་ཤེས་ཀྱི་ལུང་ཐོབ་ཚརཝ།</text:p>
          </table:table-cell>
          <table:table-cell table:number-columns-repeated="252"/>
        </table:table-row>
        <table:table-row table:style-name="ro1">
          <table:table-cell office:value-type="string">
            <text:p>ལུང་དྲང༌།</text:p>
          </table:table-cell>
          <table:table-cell office:value-type="string">
            <text:p>/lung drang/</text:p>
          </table:table-cell>
          <table:table-cell office:value-type="string">
            <text:p>(བྱ་ཚིག་)</text:p>
          </table:table-cell>
          <table:table-cell office:value-type="string">
            <text:p>ལུང་དྲང་བའི་བྱ་ཚིག།</text:p>
          </table:table-cell>
          <table:table-cell table:number-columns-repeated="252"/>
        </table:table-row>
        <table:table-row table:style-name="ro1">
          <table:table-cell office:value-type="string">
            <text:p>ལུང་འདྲེན།</text:p>
          </table:table-cell>
          <table:table-cell office:value-type="string">
            <text:p>/lung dren/</text:p>
          </table:table-cell>
          <table:table-cell office:value-type="string">
            <text:p>(བྱ་ཚིག་)</text:p>
          </table:table-cell>
          <table:table-cell office:value-type="string">
            <text:p>ཆོས་ཀྱི་ལུང་འདྲེན་ཟེར་མི་སྔོན་བྱོན་མཁས་པ་ཚུ་གིས་གསུངས་པའི་ཚིགས་བཅད་ཚུ་རིགས་པའི་རྒྱབ་རྟེན་འབད་སྐབས་ཐོབ་དང་བསྟུན་ཏེ་བཤད་ནི།</text:p>
          </table:table-cell>
          <table:table-cell table:number-columns-repeated="252"/>
        </table:table-row>
        <table:table-row table:style-name="ro1">
          <table:table-cell office:value-type="string">
            <text:p>ལུང་ནག</text:p>
          </table:table-cell>
          <table:table-cell office:value-type="string">
            <text:p>/lung na</text:p>
          </table:table-cell>
          <table:table-cell office:value-type="string">
            <text:p>(མིང་)</text:p>
          </table:table-cell>
          <table:table-cell office:value-type="string">
            <text:p>མགར་ས་རྫོང་ཁག་འོག་གི་གཡུས་ལུང་ནག།འབྲུག་རྒྱལ་ཁབ་ཀྱི་གཡུས་ཚུ་ལས་ས་ཁ་མཐོ་ཤོས་ཅིག་གི་གཡུས།</text:p>
          </table:table-cell>
          <table:table-cell table:number-columns-repeated="252"/>
        </table:table-row>
        <table:table-row table:style-name="ro1">
          <table:table-cell office:value-type="string">
            <text:p>ལུང་གནང༌།</text:p>
          </table:table-cell>
          <table:table-cell office:value-type="string">
            <text:p>/lung nang/</text:p>
          </table:table-cell>
          <table:table-cell office:value-type="string">
            <text:p>(བྱ་ཚིག་)</text:p>
          </table:table-cell>
          <table:table-cell office:value-type="string">
            <text:p>དཔེ་ཆའི་ལུང་གནང་ནི་གསང་སྔགས་ཀྱི་ཆོས་ཚུ་ལུང་མེད་པ་ཅིན་ལྷག་མི་བཏུབ་ཟེར་ལྷག་ཆོག་ནི་གི་གནང་བ།དཔེ་ཆ་ག་ར་ལྷག་སྟེ་ལུང་གནང་ནི་དང་པོ་སྟི་མགུ་ཏོག་ཁར་བཀལ་ཏེ་བཀའ་གཏད་ཀྱི་ལུང་གནང་ནི་ཚུ།</text:p>
          </table:table-cell>
          <table:table-cell table:number-columns-repeated="252"/>
        </table:table-row>
        <table:table-row table:style-name="ro1">
          <table:table-cell office:value-type="string">
            <text:p>ལུང་པ།</text:p>
          </table:table-cell>
          <table:table-cell office:value-type="string">
            <text:p>/lung pa/</text:p>
          </table:table-cell>
          <table:table-cell office:value-type="string">
            <text:p>(མིང་)</text:p>
          </table:table-cell>
          <table:table-cell office:value-type="string">
            <text:p>འབྲུག་ལུང་པ་རྒྱ་ལུང་པ་བོད་ལུང་པ་ཟེར་དོ་བཟུམ་རྒྱལ་ཁབ་ལུ་ལུང་པ་ཟེར་སླབ་དགོ་པའི་སྐབས་ཡོད།</text:p>
          </table:table-cell>
          <table:table-cell table:number-columns-repeated="252"/>
        </table:table-row>
        <table:table-row table:style-name="ro1">
          <table:table-cell office:value-type="string">
            <text:p>ལུང་པ་གང༌།</text:p>
          </table:table-cell>
          <table:table-cell office:value-type="string">
            <text:p>/lung pa gang/</text:p>
          </table:table-cell>
          <table:table-cell office:value-type="string">
            <text:p>(བྱ་ཁྱད་)</text:p>
          </table:table-cell>
          <table:table-cell office:value-type="string">
            <text:p>ལུང་པའི་ནང་ག་ཏེ་ཡང་ཁྱབ་ཚར་བ།ངན་པ་གིས་ལུང་པ་གང་ཚར་ཡི།ས་སྨུག་ལུང་པ་གང་སྤུར་ནུག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ལུང་པའི་སྐད།</text:p>
          </table:table-cell>
          <table:table-cell office:value-type="string">
            <text:p>/lung pai ke/</text:p>
          </table:table-cell>
          <table:table-cell office:value-type="string">
            <text:p>(མིང་)</text:p>
          </table:table-cell>
          <table:table-cell office:value-type="string">
            <text:p>ཡུལ་སྐད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ལུང་པའི་ཕུ།</text:p>
          </table:table-cell>
          <table:table-cell office:value-type="string">
            <text:p>/lung pai phu/</text:p>
          </table:table-cell>
          <table:table-cell office:value-type="string">
            <text:p>(མིང་)</text:p>
          </table:table-cell>
          <table:table-cell office:value-type="string">
            <text:p>༡ལུངམ་གི་རི་མགུ།༢ལུངམ་གི་གི་ཁུག།</text:p>
          </table:table-cell>
          <table:table-cell table:number-columns-repeated="252"/>
        </table:table-row>
        <table:table-row table:style-name="ro1">
          <table:table-cell office:value-type="string">
            <text:p>ལུང་ཕྱོགས།</text:p>
          </table:table-cell>
          <table:table-cell office:value-type="string">
            <text:p>/lung chog</text:p>
          </table:table-cell>
          <table:table-cell office:value-type="string">
            <text:p>(མིང་)</text:p>
          </table:table-cell>
          <table:table-cell office:value-type="string">
            <text:p>རང་གི་ལུང་པའི་ཕྱོགས་ལུ་ཟེར་དོ་བཟུམ་ཁ་ཐུག་ལུ།</text:p>
          </table:table-cell>
          <table:table-cell table:number-columns-repeated="252"/>
        </table:table-row>
        <table:table-row table:style-name="ro1">
          <table:table-cell office:value-type="string">
            <text:p>ལུང་དམར།</text:p>
          </table:table-cell>
          <table:table-cell office:value-type="string">
            <text:p>/lung mar/</text:p>
          </table:table-cell>
          <table:table-cell office:value-type="string">
            <text:p>(མིང་ཁྱད་)</text:p>
          </table:table-cell>
          <table:table-cell office:value-type="string">
            <text:p>ཚོས་བཞི་དམརཔོ་ལུ་སེར་ཁམས་དུམ་གྲ་ཅིག་ཡོད་མི།</text:p>
          </table:table-cell>
          <table:table-cell table:number-columns-repeated="252"/>
        </table:table-row>
        <table:table-row table:style-name="ro1">
          <table:table-cell office:value-type="string">
            <text:p>ལུང་ཚན།</text:p>
          </table:table-cell>
          <table:table-cell office:value-type="string">
            <text:p>/lung tshen/</text:p>
          </table:table-cell>
          <table:table-cell office:value-type="string">
            <text:p>(མིང་)</text:p>
          </table:table-cell>
          <table:table-cell office:value-type="string">
            <text:p>ལུང་ཕྱོགས་གཅིག་ལུ་ལུང་ཚན་ཅིག་ཟེར་སླབ་འོང༌།ལུང་ཚན་མ་འདྲཝ་ཚུ།</text:p>
          </table:table-cell>
          <table:table-cell table:number-columns-repeated="252"/>
        </table:table-row>
        <table:table-row table:style-name="ro1">
          <table:table-cell office:value-type="string">
            <text:p>ལུང་རིགས།</text:p>
          </table:table-cell>
          <table:table-cell office:value-type="string">
            <text:p>/lung rig/</text:p>
          </table:table-cell>
          <table:table-cell office:value-type="string">
            <text:p>(མིང་)</text:p>
          </table:table-cell>
          <table:table-cell office:value-type="string">
            <text:p>དཔེ་ཆའི་ལུང་དང་འཐད་སྒྲུབ་ཀྱི་རིགས་པ་གཅིག་ཁར་སླབ་ཐངས།</text:p>
          </table:table-cell>
          <table:table-cell table:number-columns-repeated="252"/>
        </table:table-row>
        <table:table-row table:style-name="ro1">
          <table:table-cell office:value-type="string">
            <text:p>ལུང་ལུང༌།</text:p>
          </table:table-cell>
          <table:table-cell office:value-type="string">
            <text:p>/lung lung</text:p>
          </table:table-cell>
          <table:table-cell office:value-type="string">
            <text:p>(བྱ་ཁྱད་)</text:p>
          </table:table-cell>
          <table:table-cell office:value-type="string">
            <text:p>དུ་པ་ཐོན་ཐང༌།ལུང་པའི་ཕུ་ལས་དུ་པ་ལུང་ལུང་འཐོན་དེས་བཟུམ།</text:p>
          </table:table-cell>
          <table:table-cell table:number-columns-repeated="252"/>
        </table:table-row>
        <table:table-row table:style-name="ro1">
          <table:table-cell office:value-type="string">
            <text:p>ལུང་གཤོང༌།</text:p>
          </table:table-cell>
          <table:table-cell office:value-type="string">
            <text:p>/lung shong/</text:p>
          </table:table-cell>
          <table:table-cell office:value-type="string">
            <text:p>(མིང་)</text:p>
          </table:table-cell>
          <table:table-cell office:value-type="string">
            <text:p>སྐང་མིན་པའི་ལུང་གཤོང༌།</text:p>
          </table:table-cell>
          <table:table-cell table:number-columns-repeated="252"/>
        </table:table-row>
        <table:table-row table:style-name="ro1">
          <table:table-cell office:value-type="string">
            <text:p>ལུང་སེརམ།</text:p>
          </table:table-cell>
          <table:table-cell office:value-type="string">
            <text:p>/lung sem</text:p>
          </table:table-cell>
          <table:table-cell office:value-type="string">
            <text:p>(མིང་)</text:p>
          </table:table-cell>
          <table:table-cell office:value-type="string">
            <text:p>གོ་ལ་ལུང་སེརམ་འབུ་རས་ལུང་སེརམ་འབྲུག་པའི་ཟོང་ཆ་ཅིག།</text:p>
          </table:table-cell>
          <table:table-cell table:number-columns-repeated="252"/>
        </table:table-row>
        <table:table-row table:style-name="ro1">
          <table:table-cell office:value-type="string">
            <text:p>ལུངཔ།</text:p>
          </table:table-cell>
          <table:table-cell office:value-type="string">
            <text:p>/lup</text:p>
          </table:table-cell>
          <table:table-cell office:value-type="string">
            <text:p>(མིང་)</text:p>
          </table:table-cell>
          <table:table-cell office:value-type="string">
            <text:p>ལུང་པ་གི་མིང་མཐའ་བསྡུས་ཚིག།</text:p>
          </table:table-cell>
          <table:table-cell table:number-columns-repeated="252"/>
        </table:table-row>
        <table:table-row table:style-name="ro1">
          <table:table-cell office:value-type="string">
            <text:p>ལུངམ།</text:p>
          </table:table-cell>
          <table:table-cell office:value-type="string">
            <text:p>/lum</text:p>
          </table:table-cell>
          <table:table-cell office:value-type="string">
            <text:p>(མིང་)</text:p>
          </table:table-cell>
          <table:table-cell office:value-type="string">
            <text:p>ལུངཔ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ལུད།</text:p>
          </table:table-cell>
          <table:table-cell office:value-type="string">
            <text:p>/lue/</text:p>
          </table:table-cell>
          <table:table-cell office:value-type="string">
            <text:p>(མིང་)</text:p>
          </table:table-cell>
          <table:table-cell office:value-type="string">
            <text:p>༡མི་དང་ནོར་སེམས་ཅན་གྱི་ཨ་ཝ་དང་ཤིང་གི་འདབ་མ་རུལ་བའི་ལུད་འདི་ཚོད་ཞིང་ལྡུམ་རྭ་མེ་ཏོག་ལོ་ཐོག་ཚུ་ཡར་བསྐྱེད་བཏགས་ནི་སྨན་བཟུམ་ཅིག་ཨིན།༢ཁ་ལས་ལུད་ནི་ནང་ན་མ་ཤོང་པར་ཕྱི་ཁར་འཐོན་འགྱོ་ནི།གཏམ་ཁ་ལས་ལུད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ལུད་པ།</text:p>
          </table:table-cell>
          <table:table-cell office:value-type="string">
            <text:p>/lue pa/</text:p>
          </table:table-cell>
          <table:table-cell office:value-type="string">
            <text:p>(མིང་)</text:p>
          </table:table-cell>
          <table:table-cell office:value-type="string">
            <text:p>༡གཏམ་ཁ་ནང་མ་ཤོང་བར་ཁ་ལས་ལུད་པའི་མིང༌།༢འབྱུ་འདེགས་སའི་ཧོད་ལུདཔ།༢ཆོས་སྐད་ལས་ཁ་ལས་ཐོན་མི་གློ་ཚིལ་གྱི་མིང་ཨིན།</text:p>
          </table:table-cell>
          <table:table-cell table:number-columns-repeated="252"/>
        </table:table-row>
        <table:table-row table:style-name="ro1">
          <table:table-cell office:value-type="string">
            <text:p>ལུད་ཕུང༌།</text:p>
          </table:table-cell>
          <table:table-cell office:value-type="string">
            <text:p>/lue phung/</text:p>
          </table:table-cell>
          <table:table-cell office:value-type="string">
            <text:p>(མིང་)</text:p>
          </table:table-cell>
          <table:table-cell office:value-type="string">
            <text:p>ལུད་བསགས་བཞག་པའི་ཕུང་པོ།</text:p>
          </table:table-cell>
          <table:table-cell table:number-columns-repeated="252"/>
        </table:table-row>
        <table:table-row table:style-name="ro1">
          <table:table-cell office:value-type="string">
            <text:p>ལུད་འཕྱག</text:p>
          </table:table-cell>
          <table:table-cell office:value-type="string">
            <text:p>/lue chag</text:p>
          </table:table-cell>
          <table:table-cell office:value-type="string">
            <text:p>(བྱ་ཚིག་)</text:p>
          </table:table-cell>
          <table:table-cell office:value-type="string">
            <text:p>ནོར་བཞག་ས་ནང་ལས་ལུད་འཕྱག་བཀོ་ནི་ལུད་འཕྱག་མི་ལུད་འཕྱག་དོ།</text:p>
          </table:table-cell>
          <table:table-cell table:number-columns-repeated="252"/>
        </table:table-row>
        <table:table-row table:style-name="ro1">
          <table:table-cell office:value-type="string">
            <text:p>ལུད་བླུགས།</text:p>
          </table:table-cell>
          <table:table-cell office:value-type="string">
            <text:p>/lue lug</text:p>
          </table:table-cell>
          <table:table-cell office:value-type="string">
            <text:p>(བྱ་ཚིག་)</text:p>
          </table:table-cell>
          <table:table-cell office:value-type="string">
            <text:p>ལྡུམ་ར་དང་ཞིང་ཚུ་ནང་ལུད་བླུགས་ནི།</text:p>
          </table:table-cell>
          <table:table-cell table:number-columns-repeated="252"/>
        </table:table-row>
        <table:table-row table:style-name="ro1">
          <table:table-cell office:value-type="string">
            <text:p>ལུད་སྦྱོར།</text:p>
          </table:table-cell>
          <table:table-cell office:value-type="string">
            <text:p>/lue jor/</text:p>
          </table:table-cell>
          <table:table-cell office:value-type="string">
            <text:p>(བྱ་ཚིག་)</text:p>
          </table:table-cell>
          <table:table-cell office:value-type="string">
            <text:p>༡ལུད་རིགས་མ་འདྲཝ་ཚུ་གཅིག་ཁར་སླ་བསྲེ་ནི།༢རྫས་རིགས་མ་འདྲཝ་སླ་བསྲེས་ཏེ་ལུད་བཟོ་ནི།</text:p>
          </table:table-cell>
          <table:table-cell table:number-columns-repeated="252"/>
        </table:table-row>
        <table:table-row table:style-name="ro1">
          <table:table-cell office:value-type="string">
            <text:p>ལུདཔ།</text:p>
          </table:table-cell>
          <table:table-cell office:value-type="string">
            <text:p>/luep/</text:p>
          </table:table-cell>
          <table:table-cell office:value-type="string">
            <text:p>(མིང་)</text:p>
          </table:table-cell>
          <table:table-cell office:value-type="string">
            <text:p>༡འབྱུ་བླུགས་ས།ཚར་གྱིས་འཐགས་འཐག་པའི་ལུདཔ།༢གཏམ་ཁ་ལས་ལུད་ལུདཔ།</text:p>
          </table:table-cell>
          <table:table-cell table:number-columns-repeated="252"/>
        </table:table-row>
        <table:table-row table:style-name="ro1">
          <table:table-cell office:value-type="string">
            <text:p>ལུནི།</text:p>
          </table:table-cell>
          <table:table-cell office:value-type="string">
            <text:p>/lun</text:p>
          </table:table-cell>
          <table:table-cell office:value-type="string">
            <text:p>(མིང་)</text:p>
          </table:table-cell>
          <table:table-cell office:value-type="string">
            <text:p>ང་གིས་འབད་བ་ལུནི་མ་བཏུབ།</text:p>
          </table:table-cell>
          <table:table-cell table:number-columns-repeated="252"/>
        </table:table-row>
        <table:table-row table:style-name="ro1">
          <table:table-cell office:value-type="string">
            <text:p>ལུམྦི་ནི།</text:p>
          </table:table-cell>
          <table:table-cell office:value-type="string">
            <text:p>/lum bi ni/</text:p>
          </table:table-cell>
          <table:table-cell office:value-type="string">
            <text:p>(མིང་)</text:p>
          </table:table-cell>
          <table:table-cell office:value-type="string">
            <text:p>སངས་རྒྱས་ཤཱཀྱ་ཐུབ་པ་འཁྲུངས་སའི་གནས།</text:p>
          </table:table-cell>
          <table:table-cell table:number-columns-repeated="252"/>
        </table:table-row>
        <table:table-row table:style-name="ro1">
          <table:table-cell office:value-type="string">
            <text:p>ལུས།</text:p>
          </table:table-cell>
          <table:table-cell office:value-type="string">
            <text:p>/lue/</text:p>
          </table:table-cell>
          <table:table-cell office:value-type="string">
            <text:p>(མིང་)</text:p>
          </table:table-cell>
          <table:table-cell office:value-type="string">
            <text:p>༡མིའི་ལུས།ལུས་ཀྱི་ཕུང་པོ།མི་ལུས་རིན་པོ་ཆེ།ལུས་རྟེན་བཟང་པོ།རྣམ་ཤེས་འཐོན་འགྱོ་བའི་ཤུལ་ལུ་གཟུགས་ཀྱི་ཕུང་པོ་འདི་ལུས་ནི་འདི་གིས་ལུས་ཟེར་བཏགས་ནུག།༢རྗེས་སུ་ལུས་རྟིང་མར་ལུས་མི།</text:p>
          </table:table-cell>
          <table:table-cell table:number-columns-repeated="252"/>
        </table:table-row>
        <table:table-row table:style-name="ro1">
          <table:table-cell office:value-type="string">
            <text:p>ལུས་ཀྱི་གནས་ལྔ།</text:p>
          </table:table-cell>
          <table:table-cell office:value-type="string">
            <text:p>/lue ki ne nga/</text:p>
          </table:table-cell>
          <table:table-cell office:value-type="string">
            <text:p>(མིང་)</text:p>
          </table:table-cell>
          <table:table-cell office:value-type="string">
            <text:p>ཕྱག་འཕུལཝ་ད་ས་ཁར་རེག་དགོ་པའི་དཔྱལཝ་ལག་མཐིལ་གཉིས་སྤུསཔུ་མོ་གཉིས་དང་ལྔ།</text:p>
          </table:table-cell>
          <table:table-cell table:number-columns-repeated="252"/>
        </table:table-row>
        <table:table-row table:style-name="ro1">
          <table:table-cell office:value-type="string">
            <text:p>ལུས་ཀྱི་རྩལ་གསུམ།</text:p>
          </table:table-cell>
          <table:table-cell office:value-type="string">
            <text:p>/le ki tsel sum/</text:p>
          </table:table-cell>
          <table:table-cell office:value-type="string">
            <text:p>(མིང་)</text:p>
          </table:table-cell>
          <table:table-cell office:value-type="string">
            <text:p>མཐེབ་ཀྱིས་ཤ་ནོན་པ་རྐྱལ་གྱིས་ཆུ་ཆེན་ཆོད་པ་ཡང་རྩལ་བྱ་བཟུམ་ལུ་ཕོ་རྩལ་སྣ་དགུའི་ནང་གསེས་གསུམ།</text:p>
          </table:table-cell>
          <table:table-cell table:number-columns-repeated="252"/>
        </table:table-row>
        <table:table-row table:style-name="ro1">
          <table:table-cell office:value-type="string">
            <text:p>ལུས་ཀྱི་ལས།</text:p>
          </table:table-cell>
          <table:table-cell office:value-type="string">
            <text:p>/le ki le/</text:p>
          </table:table-cell>
          <table:table-cell office:value-type="string">
            <text:p>(མིང་)</text:p>
          </table:table-cell>
          <table:table-cell office:value-type="string">
            <text:p>སྲོག་གཅད་ནི་མ་བྱིན་པར་ལེན་ནི་མི་ཚངས་པར་སྤྱོད་ནི་གསུམ།</text:p>
          </table:table-cell>
          <table:table-cell table:number-columns-repeated="252"/>
        </table:table-row>
        <table:table-row table:style-name="ro1">
          <table:table-cell office:value-type="string">
            <text:p>ལུས་ཁམས།</text:p>
          </table:table-cell>
          <table:table-cell office:value-type="string">
            <text:p>/lue kham/</text:p>
          </table:table-cell>
          <table:table-cell office:value-type="string">
            <text:p>(མིང་)</text:p>
          </table:table-cell>
          <table:table-cell office:value-type="string">
            <text:p>གཟུགས་ཁམས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ལུས་སྒྱུར།</text:p>
          </table:table-cell>
          <table:table-cell office:value-type="string">
            <text:p>/lue jur/</text:p>
          </table:table-cell>
          <table:table-cell office:value-type="string">
            <text:p>(བྱ་ཁྱད་)</text:p>
          </table:table-cell>
          <table:table-cell office:value-type="string">
            <text:p>ལོ་ཀེག་ཟླ་ཀེག་ལ་སོགས་པའི་ཚེས་གྲངས་ཀྱི་བར་ཆད་ཞི་བའི་ཐབས་ལུ་གྱོན་ཆས་སོར་ཏེ་ལུས་བསྒྱུར་ནི།</text:p>
          </table:table-cell>
          <table:table-cell table:number-columns-repeated="252"/>
        </table:table-row>
        <table:table-row table:style-name="ro1">
          <table:table-cell office:value-type="string">
            <text:p>ལུས་ངག་ཡིད་གསུམ།</text:p>
          </table:table-cell>
          <table:table-cell office:value-type="string">
            <text:p>/lue nga yi sum</text:p>
          </table:table-cell>
          <table:table-cell office:value-type="string">
            <text:p>(མིང་)</text:p>
          </table:table-cell>
          <table:table-cell office:value-type="string">
            <text:p>སྒོ་༣དང་གཅིགསེམས་ལྡན་ཡོངས་ཀྱི་དབང་པོ་གཙོ་བོ་གསུམ།ལུས།ངགཡིད་ཀྱི་སྒོ།</text:p>
          </table:table-cell>
          <table:table-cell table:number-columns-repeated="252"/>
        </table:table-row>
        <table:table-row table:style-name="ro1">
          <table:table-cell office:value-type="string">
            <text:p>ལུས་སྔ་མ།</text:p>
          </table:table-cell>
          <table:table-cell office:value-type="string">
            <text:p>/lue nga ma/</text:p>
          </table:table-cell>
          <table:table-cell office:value-type="string">
            <text:p>(མིང་)</text:p>
          </table:table-cell>
          <table:table-cell office:value-type="string">
            <text:p>སྐྱེ་བ་ཧེ་མའི་ལུས།</text:p>
          </table:table-cell>
          <table:table-cell table:number-columns-repeated="252"/>
        </table:table-row>
        <table:table-row table:style-name="ro1">
          <table:table-cell office:value-type="string">
            <text:p>ལུས་ཅན།</text:p>
          </table:table-cell>
          <table:table-cell office:value-type="string">
            <text:p>/lue cen/</text:p>
          </table:table-cell>
          <table:table-cell office:value-type="string">
            <text:p>(མིང་)</text:p>
          </table:table-cell>
          <table:table-cell office:value-type="string">
            <text:p>གཟུགས་ཅན་སེམས་ཅན་སྤྱིར་བཏང་ག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ལུས་རྟེན།</text:p>
          </table:table-cell>
          <table:table-cell office:value-type="string">
            <text:p>/lue ten/</text:p>
          </table:table-cell>
          <table:table-cell office:value-type="string">
            <text:p>(མིང་)</text:p>
          </table:table-cell>
          <table:table-cell office:value-type="string">
            <text:p>ཕུང་པོ་ལྔ་ཚོགས་པའི་གང་ཟག་གི་གཟུགས་གཞི།མི་ཡི་ལུས་རྟེན་སེམས་ཅན་གྱི་ལུས་རྟེན་ཚུ།</text:p>
          </table:table-cell>
          <table:table-cell table:number-columns-repeated="252"/>
        </table:table-row>
        <table:table-row table:style-name="ro1">
          <table:table-cell office:value-type="string">
            <text:p>ལུས་སྟོབས།</text:p>
          </table:table-cell>
          <table:table-cell office:value-type="string">
            <text:p>/lue tob/</text:p>
          </table:table-cell>
          <table:table-cell office:value-type="string">
            <text:p>(མིང་)</text:p>
          </table:table-cell>
          <table:table-cell office:value-type="string">
            <text:p>གཟུགས་ཀྱི་སྟོབས་ཤུགས་གཟུགས་ཀྱི་ཉམས་སྟོབས།</text:p>
          </table:table-cell>
          <table:table-cell table:number-columns-repeated="252"/>
        </table:table-row>
        <table:table-row table:style-name="ro1">
          <table:table-cell office:value-type="string">
            <text:p>ལུས་དལ།</text:p>
          </table:table-cell>
          <table:table-cell office:value-type="string">
            <text:p>/lue del/</text:p>
          </table:table-cell>
          <table:table-cell office:value-type="string">
            <text:p>(མིང་)</text:p>
          </table:table-cell>
          <table:table-cell office:value-type="string">
            <text:p>ཟ་ནི་མེད་པའི་ཁ་དལ་འབད་ནི་མེད་པའི་ལུས་དལ།</text:p>
          </table:table-cell>
          <table:table-cell table:number-columns-repeated="252"/>
        </table:table-row>
        <table:table-row table:style-name="ro1">
          <table:table-cell office:value-type="string">
            <text:p>ལུས་འབྲེལ།</text:p>
          </table:table-cell>
          <table:table-cell office:value-type="string">
            <text:p>/lue drel/</text:p>
          </table:table-cell>
          <table:table-cell office:value-type="string">
            <text:p>(བྱ་ཚིག་)</text:p>
          </table:table-cell>
          <table:table-cell office:value-type="string">
            <text:p>ཕོ་མོ་གཉིས་ཀྱི་ལུས་འབྲེལ།ལུས་སྦྱོར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ལུས་སྦྱིན།</text:p>
          </table:table-cell>
          <table:table-cell office:value-type="string">
            <text:p>/lue jin/</text:p>
          </table:table-cell>
          <table:table-cell office:value-type="string">
            <text:p>(བྱ་ཚིག་)</text:p>
          </table:table-cell>
          <table:table-cell office:value-type="string">
            <text:p>དམིགས་པའི་སྒོ་ལས་རང་ལུས་སྦྱིན་པ་གཏང་ནི།</text:p>
          </table:table-cell>
          <table:table-cell table:number-columns-repeated="252"/>
        </table:table-row>
        <table:table-row table:style-name="ro1">
          <table:table-cell office:value-type="string">
            <text:p>ལུས་སྦྱོང༌།</text:p>
          </table:table-cell>
          <table:table-cell office:value-type="string">
            <text:p>/lue jong/</text:p>
          </table:table-cell>
          <table:table-cell office:value-type="string">
            <text:p>(མིང་)</text:p>
          </table:table-cell>
          <table:table-cell office:value-type="string">
            <text:p>ལུས་རྩལ་གྱི་སྦྱོང་བརྡར་འབད་ནི་གཟུགས་བཏུལ་ནི།</text:p>
          </table:table-cell>
          <table:table-cell table:number-columns-repeated="252"/>
        </table:table-row>
        <table:table-row table:style-name="ro1">
          <table:table-cell office:value-type="string">
            <text:p>ལུས་སྦྱོར།</text:p>
          </table:table-cell>
          <table:table-cell office:value-type="string">
            <text:p>/lue jor/</text:p>
          </table:table-cell>
          <table:table-cell office:value-type="string">
            <text:p>(བྱ་ཚིག་)</text:p>
          </table:table-cell>
          <table:table-cell office:value-type="string">
            <text:p>ཕོ་མོའི་ལུས་གཉིས་གཅིག་ཁར་སྦྱོར་ནི།ལུས་འབྲེལ་གྱ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ལུས་རྩལ།</text:p>
          </table:table-cell>
          <table:table-cell office:value-type="string">
            <text:p>/lue tsel/</text:p>
          </table:table-cell>
          <table:table-cell office:value-type="string">
            <text:p>(མིང་)</text:p>
          </table:table-cell>
          <table:table-cell office:value-type="string">
            <text:p>མཆོངས་ནི་རྐྱལ་རྐྱབ་ནི་བང་རྒྱུག་ནི་ཚུ་གི་ཁྱད་རིག།</text:p>
          </table:table-cell>
          <table:table-cell table:number-columns-repeated="252"/>
        </table:table-row>
        <table:table-row table:style-name="ro1">
          <table:table-cell office:value-type="string">
            <text:p>ལུས་ཚད།</text:p>
          </table:table-cell>
          <table:table-cell office:value-type="string">
            <text:p>/lue tshe/</text:p>
          </table:table-cell>
          <table:table-cell office:value-type="string">
            <text:p>(མིང་)</text:p>
          </table:table-cell>
          <table:table-cell office:value-type="string">
            <text:p>གཟུགས་ཀྱི་ཚད་གཞི།</text:p>
          </table:table-cell>
          <table:table-cell table:number-columns-repeated="252"/>
        </table:table-row>
        <table:table-row table:style-name="ro1">
          <table:table-cell office:value-type="string">
            <text:p>ལུས་སེམས།</text:p>
          </table:table-cell>
          <table:table-cell office:value-type="string">
            <text:p>/lue sem/</text:p>
          </table:table-cell>
          <table:table-cell office:value-type="string">
            <text:p>(མིང་)</text:p>
          </table:table-cell>
          <table:table-cell office:value-type="string">
            <text:p>ལུས་དང་སེམས་གཉིས་གཅིག་ཁར་སླབ་ཐངས།</text:p>
          </table:table-cell>
          <table:table-cell table:number-columns-repeated="252"/>
        </table:table-row>
        <table:table-row table:style-name="ro1">
          <table:table-cell office:value-type="string">
            <text:p>ལུསན།</text:p>
          </table:table-cell>
          <table:table-cell office:value-type="string">
            <text:p>/luen</text:p>
          </table:table-cell>
          <table:table-cell office:value-type="string">
            <text:p>(མིང་)</text:p>
          </table:table-cell>
          <table:table-cell office:value-type="string">
            <text:p>འགྲན་བསྡུར་འབདཝ་ད་ཤུལ་མ་ལུསན་གསོལ་རས་མི་ཐོབ།</text:p>
          </table:table-cell>
          <table:table-cell table:number-columns-repeated="252"/>
        </table:table-row>
        <table:table-row table:style-name="ro1">
          <table:table-cell office:value-type="string">
            <text:p>ལུསཔ།</text:p>
          </table:table-cell>
          <table:table-cell office:value-type="string">
            <text:p>/luep/</text:p>
          </table:table-cell>
          <table:table-cell office:value-type="string">
            <text:p>(མིང་)</text:p>
          </table:table-cell>
          <table:table-cell office:value-type="string">
            <text:p>ཤུལ་མ་ལུས་ལུསཔ།</text:p>
          </table:table-cell>
          <table:table-cell table:number-columns-repeated="252"/>
        </table:table-row>
        <table:table-row table:style-name="ro1">
          <table:table-cell office:value-type="string">
            <text:p>ལེ་ཚན།</text:p>
          </table:table-cell>
          <table:table-cell office:value-type="string">
            <text:p>/le tshen/</text:p>
          </table:table-cell>
          <table:table-cell office:value-type="string">
            <text:p>(མིང་)</text:p>
          </table:table-cell>
          <table:table-cell office:value-type="string">
            <text:p>སྡེ་ཚན་དང་དོན་གཅིག།ལེའུ་ཚན་གྱི་བསྡུས་ཚིག།</text:p>
          </table:table-cell>
          <table:table-cell table:number-columns-repeated="252"/>
        </table:table-row>
        <table:table-row table:style-name="ro1">
          <table:table-cell office:value-type="string">
            <text:p>ལེ་ལོ།</text:p>
          </table:table-cell>
          <table:table-cell office:value-type="string">
            <text:p>/le lo/</text:p>
          </table:table-cell>
          <table:table-cell office:value-type="string">
            <text:p>(མིང་)</text:p>
          </table:table-cell>
          <table:table-cell office:value-type="string">
            <text:p>སྒྱིད་ཐག་སྐྱུར་ནི།སྙོམས་ལས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ལེ་ལོ་ཅན།</text:p>
          </table:table-cell>
          <table:table-cell office:value-type="string">
            <text:p>/le lo cen/</text:p>
          </table:table-cell>
          <table:table-cell office:value-type="string">
            <text:p>(མིང་ཁྱད་)</text:p>
          </table:table-cell>
          <table:table-cell office:value-type="string">
            <text:p>ལེ་ལོ་ཡོད་མི།</text:p>
          </table:table-cell>
          <table:table-cell table:number-columns-repeated="252"/>
        </table:table-row>
        <table:table-row table:style-name="ro1">
          <table:table-cell office:value-type="string">
            <text:p>ལེ་ཤ</text:p>
          </table:table-cell>
          <table:table-cell office:value-type="string">
            <text:p>/le sha/</text:p>
          </table:table-cell>
          <table:table-cell office:value-type="string">
            <text:p>(མིང་ཁྱད་)</text:p>
          </table:table-cell>
          <table:table-cell office:value-type="string">
            <text:p>མང་རབས་ཅིག་ཟེར་བའི་དོན།མང་ཚིག།མི་ལེ་ཤ་ནོར་ལེ་ཤ་ཏི་རུ་ལེ་ཤ་སྣུམ་འཁོར་ལེ་ཤ་ཟེར་མང་ཚིག་ཅིག།</text:p>
          </table:table-cell>
          <table:table-cell table:number-columns-repeated="252"/>
        </table:table-row>
        <table:table-row table:style-name="ro1">
          <table:table-cell office:value-type="string">
            <text:p>ལེགས།</text:p>
          </table:table-cell>
          <table:table-cell office:value-type="string">
            <text:p>/leg </text:p>
          </table:table-cell>
          <table:table-cell office:value-type="string">
            <text:p>(མིང་ཁྱད་)</text:p>
          </table:table-cell>
          <table:table-cell office:value-type="string">
            <text:p>༡བཟོ་དྲག་ཤོས།༢སྤུས་དྲག་ཤོས།</text:p>
          </table:table-cell>
          <table:table-cell table:number-columns-repeated="252"/>
        </table:table-row>
        <table:table-row table:style-name="ro1">
          <table:table-cell office:value-type="string">
            <text:p>ལེགས་སྐྱེས།</text:p>
          </table:table-cell>
          <table:table-cell office:value-type="string">
            <text:p>/leg ke</text:p>
          </table:table-cell>
          <table:table-cell office:value-type="string">
            <text:p>(མིང་)</text:p>
          </table:table-cell>
          <table:table-cell office:value-type="string">
            <text:p>ལེགས་སོའི་གསོལ་རས།</text:p>
          </table:table-cell>
          <table:table-cell table:number-columns-repeated="252"/>
        </table:table-row>
        <table:table-row table:style-name="ro1">
          <table:table-cell office:value-type="string">
            <text:p>ལེགས་བཅོས།</text:p>
          </table:table-cell>
          <table:table-cell office:value-type="string">
            <text:p>/leg coe</text:p>
          </table:table-cell>
          <table:table-cell office:value-type="string">
            <text:p>(མིང་)</text:p>
          </table:table-cell>
          <table:table-cell office:value-type="string">
            <text:p>ཧེ་མ་བ་དྲགཔ་འབད་ལེགས་ཞིམ་བཟོ་ནི།བཅོ་ཁ་ལེགས་ཞིམ་བརྐྱབ་ནི།ཡར་དྲག་བཟོ་ནི།</text:p>
          </table:table-cell>
          <table:table-cell table:number-columns-repeated="252"/>
        </table:table-row>
        <table:table-row table:style-name="ro1">
          <table:table-cell office:value-type="string">
            <text:p>ལེགས་ཆ།</text:p>
          </table:table-cell>
          <table:table-cell office:value-type="string">
            <text:p>/leg cha</text:p>
          </table:table-cell>
          <table:table-cell office:value-type="string">
            <text:p>(མིང་)</text:p>
          </table:table-cell>
          <table:table-cell office:value-type="string">
            <text:p>ལེགས་པའི་ཆ་ཤས།དྲག་པའི་ཆ་ཤས།</text:p>
          </table:table-cell>
          <table:table-cell table:number-columns-repeated="252"/>
        </table:table-row>
        <table:table-row table:style-name="ro1">
          <table:table-cell office:value-type="string">
            <text:p>ལེགས་ཆང༌།</text:p>
          </table:table-cell>
          <table:table-cell office:value-type="string">
            <text:p>/leg chang</text:p>
          </table:table-cell>
          <table:table-cell office:value-type="string">
            <text:p>(མིང་)</text:p>
          </table:table-cell>
          <table:table-cell office:value-type="string">
            <text:p>ལཱ་ལེགས་ཞིམ་འབད་བའི་གཟེངས་བསྟོད་ལུ་ཆང་བྱིན་སྲོལ་ཡོད་དོ་བཟུམ།དཔེར་ན་ཞབས་བྲོ་ཧན་པའི་ལེགས་ཆང་དམག་དཔུང་བཏུལ་བའི་ལེགས་ཆང༌།</text:p>
          </table:table-cell>
          <table:table-cell table:number-columns-repeated="252"/>
        </table:table-row>
        <table:table-row table:style-name="ro1">
          <table:table-cell office:value-type="string">
            <text:p>ལེགས་ཉེས།</text:p>
          </table:table-cell>
          <table:table-cell office:value-type="string">
            <text:p>/leg nye</text:p>
          </table:table-cell>
          <table:table-cell office:value-type="string">
            <text:p>(མིང་)</text:p>
          </table:table-cell>
          <table:table-cell office:value-type="string">
            <text:p>ལེགས་ཤོམ་དང་བྱང་ཉེས་གཅིག་ཁར་སླབ་ཐངས།</text:p>
          </table:table-cell>
          <table:table-cell table:number-columns-repeated="252"/>
        </table:table-row>
        <table:table-row table:style-name="ro1">
          <table:table-cell office:value-type="string">
            <text:p>ལེགས་ཏོག་ཏོ།</text:p>
          </table:table-cell>
          <table:table-cell office:value-type="string">
            <text:p>/leg tog to</text:p>
          </table:table-cell>
          <table:table-cell office:value-type="string">
            <text:p>(མིང་ཁྱད་)</text:p>
          </table:table-cell>
          <table:table-cell office:value-type="string">
            <text:p>ལེགས་ཞིམ་བྱ་མཆིས་ཆི།ཧུམ་མཆིས་ཆི།མཛེས་ཏོག་ཏོ།</text:p>
          </table:table-cell>
          <table:table-cell table:number-columns-repeated="252"/>
        </table:table-row>
        <table:table-row table:style-name="ro1">
          <table:table-cell office:value-type="string">
            <text:p>ལེགས་དར།</text:p>
          </table:table-cell>
          <table:table-cell office:value-type="string">
            <text:p>/leg dar</text:p>
          </table:table-cell>
          <table:table-cell office:value-type="string">
            <text:p>(མིང་)</text:p>
          </table:table-cell>
          <table:table-cell office:value-type="string">
            <text:p>ཁྲི་མངའ་གསོལ་དང་གཉེན་སྟོན་གྱི་སྐབས་ཚུ་ལུ་ཕུལ་བའི་དར།རྟེན་འབྲེལ་ལེགས་ཞིམ་བརྩི་སར་ལེགས་སོར་ཕུལ་བའི་ཁ་དར།</text:p>
          </table:table-cell>
          <table:table-cell table:number-columns-repeated="252"/>
        </table:table-row>
        <table:table-row table:style-name="ro1">
          <table:table-cell office:value-type="string">
            <text:p>ལེགས་ལྡན།</text:p>
          </table:table-cell>
          <table:table-cell office:value-type="string">
            <text:p>/leg den</text:p>
          </table:table-cell>
          <table:table-cell office:value-type="string">
            <text:p>(མིང་)</text:p>
          </table:table-cell>
          <table:table-cell office:value-type="string">
            <text:p>༡ལེགས་པའི་དཔལ་དང་ལྡན་པ།༢མགོན་པོ་ལེགས་ལྡན་གྱི་མཚན།༣གང་ཟག་གི་མིང་དཔེར་ན་ལེགས་ལྡན་བློ་གྲོས་ལེགས་ལྡན་རྡོ་རྗེ་ལེགས་ལྡན་དབང་ཕྱུག་ཟེར་དོ་བཟུམ་མི་གི་མིང་ལུ་འཇུགཔ་ལེ་ཤ་ཡོད།</text:p>
          </table:table-cell>
          <table:table-cell table:number-columns-repeated="252"/>
        </table:table-row>
        <table:table-row table:style-name="ro1">
          <table:table-cell office:value-type="string">
            <text:p>ལེགས་པའི་སྐར་མ།</text:p>
          </table:table-cell>
          <table:table-cell office:value-type="string">
            <text:p>/leg pai kar ma</text:p>
          </table:table-cell>
          <table:table-cell office:value-type="string">
            <text:p>(མིང་)</text:p>
          </table:table-cell>
          <table:table-cell office:value-type="string">
            <text:p>སངས་རྒྱས་ལུ་ལོག་ལྟ་སྐྱེད་མི།དགེ་སློང་ཅིག་ག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ལེགས་པའི་ཡོན་ཏན་དྲུག</text:p>
          </table:table-cell>
          <table:table-cell office:value-type="string">
            <text:p>/leg pai yoen ten dru</text:p>
          </table:table-cell>
          <table:table-cell office:value-type="string">
            <text:p>(མིང་)</text:p>
          </table:table-cell>
          <table:table-cell office:value-type="string">
            <text:p>དབང་ཕྱུག་ཕུན་སུམ་ཚོགས་པ།གཟུགས་ཕུན་སུམ་ཚོགས་པ།དཔལ་ཕུན་སུམ་ཚོགས་པ།གྲགས་པ་ཕུན་སུམ་ཚོགས་པ།ཡེ་ཤེས་ཕུན་སུམ་ཚོགས་པ་བརྩོན་གྲུས་ཕུན་སུམ་ཚོགས་པ་དྲུག།</text:p>
          </table:table-cell>
          <table:table-cell table:number-columns-repeated="252"/>
        </table:table-row>
        <table:table-row table:style-name="ro1">
          <table:table-cell office:value-type="string">
            <text:p>ལེགས་པ།</text:p>
          </table:table-cell>
          <table:table-cell office:value-type="string">
            <text:p>/leg pai kar ma</text:p>
          </table:table-cell>
          <table:table-cell office:value-type="string">
            <text:p>(མིང་)</text:p>
          </table:table-cell>
          <table:table-cell office:value-type="string">
            <text:p>ལེགས་ཤོམ་ཡོད་པ།དྲག་པ།</text:p>
          </table:table-cell>
          <table:table-cell table:number-columns-repeated="252"/>
        </table:table-row>
        <table:table-row table:style-name="ro1">
          <table:table-cell office:value-type="string">
            <text:p>ལེགས་པས།</text:p>
          </table:table-cell>
          <table:table-cell office:value-type="string">
            <text:p>/le pe/</text:p>
          </table:table-cell>
          <table:table-cell office:value-type="string">
            <text:p>(མིང་)</text:p>
          </table:table-cell>
          <table:table-cell office:value-type="string">
            <text:p>༡ལེགས་ཤོམ་འདུག་ཟེར་སླབ་པའི་ཚིག༢གཞན་ཡང་བཀྲིས་ལེགས་པས་ཀྱི་ཞབས་ཁྲ་བསྒོར་ནི་ཚུ།</text:p>
          </table:table-cell>
          <table:table-cell office:value-type="string">
            <text:p>ལེགས་པས་གོ་ཟེར་བཀྲིས་བདེ་ལེགས་ཀྱི་དར་བཏགས་པའི་སྐབས་ལུ་དང་ལཱ་ལེགས་ཞིམ་ཅིག་འགྱོ་བའི་སྐབས་ལུ་ཆེད་བསྟོད་འབད་བའི་ཚིག།</text:p>
          </table:table-cell>
          <table:table-cell table:number-columns-repeated="251"/>
        </table:table-row>
        <table:table-row table:style-name="ro1">
          <table:table-cell office:value-type="string">
            <text:p>ལེགས་སྤེལ།</text:p>
          </table:table-cell>
          <table:table-cell office:value-type="string">
            <text:p>/leg pel</text:p>
          </table:table-cell>
          <table:table-cell office:value-type="string">
            <text:p>(བྱ་ཚིག་)</text:p>
          </table:table-cell>
          <table:table-cell office:value-type="string">
            <text:p>ལེགས་ཞིམ་ཚུ་ཕར་སྤེལ་ནི།ལེགས་སྤེལ་ཉེས་འགོག་འབད་དགོ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ལེགས་འབུལ།</text:p>
          </table:table-cell>
          <table:table-cell office:value-type="string">
            <text:p>/leg buel</text:p>
          </table:table-cell>
          <table:table-cell office:value-type="string">
            <text:p>(བྱ་ཚིག་)</text:p>
          </table:table-cell>
          <table:table-cell office:value-type="string">
            <text:p>༡བཀྲ་ཤིས་བདེ་ལེགས་རྟེན་འབྲེལ་བཟང་པོའི་དོན་ལུ་ཕུལ་བའི་འབུལ་བ།༢ཅ་ལ་གསརཔ་ཐོནམ་ད་འཆམ་མཐུནམ་ཚུ་ལུ་གསར་ཕུད་ཕུལ་ནི་ལུ་ཡང་གོ།</text:p>
          </table:table-cell>
          <table:table-cell table:number-columns-repeated="252"/>
        </table:table-row>
        <table:table-row table:style-name="ro1">
          <table:table-cell office:value-type="string">
            <text:p>ལེགས་སྦྱར།</text:p>
          </table:table-cell>
          <table:table-cell office:value-type="string">
            <text:p>/leg jar/</text:p>
          </table:table-cell>
          <table:table-cell office:value-type="string">
            <text:p>(མིང་)</text:p>
          </table:table-cell>
          <table:table-cell office:value-type="string">
            <text:p>༡ལེགས་སྦྱར་ལྷའི་སྐད་སཾ་སྐྲྀ་ཏ་༢མི་འཛོམས་ས་ལུ་ལོ་རྒྱུས་སླབ་ནི་གི་གསུང་བཤད་ལུ་ཡང་ལེགས་སྦྱར་ཟེར་བཏགས་ནུག།</text:p>
          </table:table-cell>
          <table:table-cell table:number-columns-repeated="252"/>
        </table:table-row>
        <table:table-row table:style-name="ro1">
          <table:table-cell office:value-type="string">
            <text:p>ལེགས་སྦྱར་སྐད།</text:p>
          </table:table-cell>
          <table:table-cell office:value-type="string">
            <text:p>/leg jar ke/</text:p>
          </table:table-cell>
          <table:table-cell office:value-type="string">
            <text:p>(མིང་)</text:p>
          </table:table-cell>
          <table:table-cell office:value-type="string">
            <text:p>རྒྱ་གར་གྱི་སྐད་རིགས་བཞི་ཡི་ནང་གསེས་སཾ་སྐྲི་ཏའི་སྐད།</text:p>
          </table:table-cell>
          <table:table-cell table:number-columns-repeated="252"/>
        </table:table-row>
        <table:table-row table:style-name="ro1">
          <table:table-cell office:value-type="string">
            <text:p>ལེགས་སྦྱར་བ།</text:p>
          </table:table-cell>
          <table:table-cell office:value-type="string">
            <text:p>/leg jar wa/</text:p>
          </table:table-cell>
          <table:table-cell office:value-type="string">
            <text:p>(མིང་)</text:p>
          </table:table-cell>
          <table:table-cell office:value-type="string">
            <text:p>མཐོ་རིམ་སློབ་གྲྭ་དང་སློབ་སྦྱོང་སྤེལ་ཁང་ཚུ་ནང་དཔེ་ཆ་སྟོན་མི་གི་སློབ་དཔོན།</text:p>
          </table:table-cell>
          <table:table-cell table:number-columns-repeated="252"/>
        </table:table-row>
        <table:table-row table:style-name="ro1">
          <table:table-cell office:value-type="string">
            <text:p>ལེགས་མི་ལེགས།</text:p>
          </table:table-cell>
          <table:table-cell office:value-type="string">
            <text:p>/le mi le/</text:p>
          </table:table-cell>
          <table:table-cell office:value-type="string">
            <text:p>(མིང་ཁྱད་)</text:p>
          </table:table-cell>
          <table:table-cell office:value-type="string">
            <text:p>༡མི་འདི་གི་སེམས་ལེགས་མི་ལེགས་སླབ་མི་དགོ་ཟེར་བ་ཅིན་གནམ་མེད་ས་མེད་ལེགས་ཞིམ་༢སེམས་འདི་ལེགས་མི་ལེགས་བལྟ་དགོ་པས་ཟེར་བ་ཅིན་ལེགས་ཞིམ་ཨིན་ན་མེན་མ་ངེས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ལེགས་སྨོན།</text:p>
          </table:table-cell>
          <table:table-cell office:value-type="string">
            <text:p>/le moen/</text:p>
          </table:table-cell>
          <table:table-cell office:value-type="string">
            <text:p>(མིང་)</text:p>
          </table:table-cell>
          <table:table-cell office:value-type="string">
            <text:p>སྨོན་ལམ་ལེགས་ཞིམ་བཏབ་ནི།</text:p>
          </table:table-cell>
          <table:table-cell table:number-columns-repeated="252"/>
        </table:table-row>
        <table:table-row table:style-name="ro1">
          <table:table-cell office:value-type="string">
            <text:p>ལེགས་ཞིམ།</text:p>
          </table:table-cell>
          <table:table-cell office:value-type="string">
            <text:p>/le zhim/</text:p>
          </table:table-cell>
          <table:table-cell office:value-type="string">
            <text:p>(མིང་)</text:p>
          </table:table-cell>
          <table:table-cell office:value-type="string">
            <text:p>ལེགས་ཤོམ་དང་ལེགས་ཞིམ་གཉིས་དོན་གཅིག་མི་ལེགས་ཞིམ་ཅ་ལ་ལེགས་ཞིམ་ཡོན་ཏན་ལེགས་ཞིམ་ཟེར་བཟང་པོའི་ཁྱད་ཆོས་ཅིག་ལུ་སླབ་ཨིན།</text:p>
          </table:table-cell>
          <table:table-cell table:number-columns-repeated="252"/>
        </table:table-row>
        <table:table-row table:style-name="ro1">
          <table:table-cell office:value-type="string">
            <text:p>ལེགས་རེ་ལེགས་ཚད།</text:p>
          </table:table-cell>
          <table:table-cell office:value-type="string">
            <text:p>/le re le tshe/</text:p>
          </table:table-cell>
          <table:table-cell office:value-type="string">
            <text:p>(མིང་)</text:p>
          </table:table-cell>
          <table:table-cell office:value-type="string">
            <text:p>ལེགས་མི་ག་ར་ཟེར་སླབ་པའི་དོན།ལེགས་རིགས་ལེགས་ཚད་ཟེར་སླབ་སྲོལ་ཡང་ཡོད།</text:p>
          </table:table-cell>
          <table:table-cell table:number-columns-repeated="252"/>
        </table:table-row>
        <table:table-row table:style-name="ro1">
          <table:table-cell office:value-type="string">
            <text:p>ལེགས་ཤོམ།</text:p>
          </table:table-cell>
          <table:table-cell office:value-type="string">
            <text:p>/le shom/</text:p>
          </table:table-cell>
          <table:table-cell office:value-type="string">
            <text:p>(མིང་)</text:p>
          </table:table-cell>
          <table:table-cell office:value-type="string">
            <text:p>ལེགས་ཞིམ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ལེགས་ཤོས།</text:p>
          </table:table-cell>
          <table:table-cell office:value-type="string">
            <text:p>/le shoe/</text:p>
          </table:table-cell>
          <table:table-cell office:value-type="string">
            <text:p>(མིང་ཁྱད་)</text:p>
          </table:table-cell>
          <table:table-cell office:value-type="string">
            <text:p>ལེགས་པའི་ནང་ལས་དྲག་ཤོས།</text:p>
          </table:table-cell>
          <table:table-cell table:number-columns-repeated="252"/>
        </table:table-row>
        <table:table-row table:style-name="ro1">
          <table:table-cell office:value-type="string">
            <text:p>ལེགས་བཤད།</text:p>
          </table:table-cell>
          <table:table-cell office:value-type="string">
            <text:p>/le she/</text:p>
          </table:table-cell>
          <table:table-cell office:value-type="string">
            <text:p>(མིང་)</text:p>
          </table:table-cell>
          <table:table-cell office:value-type="string">
            <text:p>ལེགས་བཤད་གསེར་གྱི་བདུད་རྩི།ལེགས་བཤད་རིན་ཆེན་འཕྲེང་བ་ཟེར་སངས་རྒྱས་ཀྱི་གསུང་དང་སྔོན་བྱོན་མཁས་པ་ཚུ་གིས་བསླབ་བྱ་འབད་གསུངས་བཞག་པའི་དཔྱེ་ཆ་ཚུ།</text:p>
          </table:table-cell>
          <table:table-cell table:number-columns-repeated="252"/>
        </table:table-row>
        <table:table-row table:style-name="ro1">
          <table:table-cell office:value-type="string">
            <text:p>ལེགས་བཤད་པ།</text:p>
          </table:table-cell>
          <table:table-cell office:value-type="string">
            <text:p>/le she pa/</text:p>
          </table:table-cell>
          <table:table-cell office:value-type="string">
            <text:p>(མིང་)</text:p>
          </table:table-cell>
          <table:table-cell office:value-type="string">
            <text:p>ལེགས་སྦྱར་བ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ལེགས་སོ།</text:p>
          </table:table-cell>
          <table:table-cell office:value-type="string">
            <text:p>/le so/</text:p>
          </table:table-cell>
          <table:table-cell office:value-type="string">
            <text:p>(མིང་)</text:p>
          </table:table-cell>
          <table:table-cell office:value-type="string">
            <text:p>ལཱ་ལེགས་ཞིམ་འབད་བའི་དགའ་ཚོར་ལུ་གསོལ་རས་གནང་ནི་ཆེ་བསྟོད་ཞུ་ནི་ཚུ།</text:p>
          </table:table-cell>
          <table:table-cell table:number-columns-repeated="252"/>
        </table:table-row>
        <table:table-row table:style-name="ro1">
          <table:table-cell office:value-type="string">
            <text:p>ལེགས་ཧེང༌།</text:p>
          </table:table-cell>
          <table:table-cell office:value-type="string">
            <text:p>/le heng/</text:p>
          </table:table-cell>
          <table:table-cell office:value-type="string">
            <text:p>(མིང་)</text:p>
          </table:table-cell>
          <table:table-cell office:value-type="string">
            <text:p>ལེགས་ཚུལ།</text:p>
          </table:table-cell>
          <table:table-cell table:number-columns-repeated="252"/>
        </table:table-row>
        <table:table-row table:style-name="ro1">
          <table:table-cell office:value-type="string">
            <text:p>ལེགསན།</text:p>
          </table:table-cell>
          <table:table-cell office:value-type="string">
            <text:p>/len</text:p>
          </table:table-cell>
          <table:table-cell office:value-type="string">
            <text:p>(མིང་)</text:p>
          </table:table-cell>
          <table:table-cell office:value-type="string">
            <text:p>ལེགསན་འདི་རང་བཞག་ནི།</text:p>
          </table:table-cell>
          <table:table-cell table:number-columns-repeated="252"/>
        </table:table-row>
        <table:table-row table:style-name="ro1">
          <table:table-cell office:value-type="string">
            <text:p>ལེགསཔ།</text:p>
          </table:table-cell>
          <table:table-cell office:value-type="string">
            <text:p>/lep</text:p>
          </table:table-cell>
          <table:table-cell office:value-type="string">
            <text:p>(མིང་)</text:p>
          </table:table-cell>
          <table:table-cell office:value-type="string">
            <text:p>འདི་གི་གྲལ་ཁར་ལེགསཔ་ག་ནི་ཡང་མིན་ནུག།</text:p>
          </table:table-cell>
          <table:table-cell table:number-columns-repeated="252"/>
        </table:table-row>
        <table:table-row table:style-name="ro1">
          <table:table-cell office:value-type="string">
            <text:p>ལེན།</text:p>
          </table:table-cell>
          <table:table-cell office:value-type="string">
            <text:p>/len/</text:p>
          </table:table-cell>
          <table:table-cell office:value-type="string">
            <text:p>(མིང་)</text:p>
          </table:table-cell>
          <table:table-cell office:value-type="string">
            <text:p>༡དངོས་པོ་ལག་པར་ལེན་ནི་༢དང་ལེན་ལག་ལེན་ངོས་ལེན་ཚུ་གི་ཚིག་གྲོགས།</text:p>
          </table:table-cell>
          <table:table-cell table:number-columns-repeated="252"/>
        </table:table-row>
        <table:table-row table:style-name="ro1">
          <table:table-cell office:value-type="string">
            <text:p>ལེན་ཐོ།</text:p>
          </table:table-cell>
          <table:table-cell office:value-type="string">
            <text:p>/len tho/</text:p>
          </table:table-cell>
          <table:table-cell office:value-type="string">
            <text:p>(མིང་)</text:p>
          </table:table-cell>
          <table:table-cell office:value-type="string">
            <text:p>དངོས་པོ་ལེན་རིགས་ཀྱི་ཡིག་ཐོ།</text:p>
          </table:table-cell>
          <table:table-cell table:number-columns-repeated="252"/>
        </table:table-row>
        <table:table-row table:style-name="ro1">
          <table:table-cell office:value-type="string">
            <text:p>ལེན་མི།</text:p>
          </table:table-cell>
          <table:table-cell office:value-type="string">
            <text:p>/len mi/</text:p>
          </table:table-cell>
          <table:table-cell office:value-type="string">
            <text:p>(མིང་)</text:p>
          </table:table-cell>
          <table:table-cell office:value-type="string">
            <text:p>རྩིས་ལེན་མི་ལག་པ་གིས་ལེན་མི།</text:p>
          </table:table-cell>
          <table:table-cell table:number-columns-repeated="252"/>
        </table:table-row>
        <table:table-row table:style-name="ro1">
          <table:table-cell office:value-type="string">
            <text:p>ལེན་པ།</text:p>
          </table:table-cell>
          <table:table-cell office:value-type="string">
            <text:p>/len pa/</text:p>
          </table:table-cell>
          <table:table-cell office:value-type="string">
            <text:p>(བྱ་ཚིག་)</text:p>
          </table:table-cell>
          <table:table-cell office:value-type="string">
            <text:p>༡ལག་པར་ལེན་པའི་བྱ་ཚིག།༢རྟེན་འབྲེལ་བཅུ་གཉིས་ཀྱི་ནང་གསེས་གཅིག།</text:p>
          </table:table-cell>
          <table:table-cell table:number-columns-repeated="252"/>
        </table:table-row>
        <table:table-row table:style-name="ro1">
          <table:table-cell office:value-type="string">
            <text:p>ལེབ།</text:p>
          </table:table-cell>
          <table:table-cell office:value-type="string">
            <text:p>/leb/</text:p>
          </table:table-cell>
          <table:table-cell office:value-type="string">
            <text:p>(མིང་)</text:p>
          </table:table-cell>
          <table:table-cell office:value-type="string">
            <text:p>༡དངོས་པོ་དབྱིབས་ལེབ་ཏག་ཏ་ཅན་མའི་མིང༌།ཏི་རུ་ལེབ་གཅིག༢ཁྱིམ་ཐོག་ཤིང་ལེབ།རྡོ་ལེབ་དང་ཐག་ལེབ་དཔྱེ་ཆའི་ཤོག་ལེབ་ཚུ་རིག་གྲོགས་དང༌།༣ཟུར་མིན་པའི་ལེབ།དཔེར་ན་གྱང་གི་ལེབ།རིའི་ལེབ་ཚུ།༤གཞན་ས་གཞི་ཏོ་ལེབ་གང་དང་རྐང་ལེབ་གང་ཟེར་བ་ཅིན་དུམ་གྲ་ཅིགཨ་ཙི་ཅིག་ཟེར་སླབ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ལེབ་སྒྲོ།</text:p>
          </table:table-cell>
          <table:table-cell office:value-type="string">
            <text:p>/leb dro/</text:p>
          </table:table-cell>
          <table:table-cell office:value-type="string">
            <text:p>(མིང་)</text:p>
          </table:table-cell>
          <table:table-cell office:value-type="string">
            <text:p>བྱའི་གཟུགས་ཀྱི་ཟུར་ལོགས་ཀྱི་མིན་པའི་སྒྲོ།</text:p>
          </table:table-cell>
          <table:table-cell table:number-columns-repeated="252"/>
        </table:table-row>
        <table:table-row table:style-name="ro1">
          <table:table-cell office:value-type="string">
            <text:p>ལེབ་རྔ།</text:p>
          </table:table-cell>
          <table:table-cell office:value-type="string">
            <text:p>/leb nga/</text:p>
          </table:table-cell>
          <table:table-cell office:value-type="string">
            <text:p>(མིང་)</text:p>
          </table:table-cell>
          <table:table-cell office:value-type="string">
            <text:p>མཆོད་ཆས་རྔའི་དབྱེ་བ་ཅིགརྒྱུ་ཟོ་གིས་འབད་བཟོ་བཟོ་བའི་རྔ།རྔ་འདི་མང་ཤོས་མགོན་ཁང་གི་དོན་ལུ་དང་ཆོས་སྲུང་གི་བསྐང་རྒྱུན་གཏང་ནིའི་དོན་ལུ་ལག་ལེན་འཐབ་ཨིན།</text:p>
          </table:table-cell>
          <table:table-cell table:number-columns-repeated="252"/>
        </table:table-row>
        <table:table-row table:style-name="ro1">
          <table:table-cell office:value-type="string">
            <text:p>ལེབ་གཅིག</text:p>
          </table:table-cell>
          <table:table-cell office:value-type="string">
            <text:p>/leb ci/</text:p>
          </table:table-cell>
          <table:table-cell office:value-type="string">
            <text:p>(མིང་)</text:p>
          </table:table-cell>
          <table:table-cell office:value-type="string">
            <text:p>ཏི་རུ་ལེབ་གཅིག་དཔེ་ཆ་ཤོག་ལེབ་གཅིག་ཚུ་དབྱིབས་ལེབ་ལེབ་འབད་བའི་ཅ་ལ་ཚུ་གི་གྱངས་ཁ་བརྩི་ཐངས།དངོས་པོ་གཞན་ལུ་རྡོག་མ་དང་ཕུད་རྡོག་ཟེར་མ་གཏོགས་ལེབ་ཟེར་མི་འཇུག།</text:p>
          </table:table-cell>
          <table:table-cell table:number-columns-repeated="252"/>
        </table:table-row>
        <table:table-row table:style-name="ro1">
          <table:table-cell office:value-type="string">
            <text:p>ལེབ་ཏག་ཏ།</text:p>
          </table:table-cell>
          <table:table-cell office:value-type="string">
            <text:p>/leb tag ta/</text:p>
          </table:table-cell>
          <table:table-cell office:value-type="string">
            <text:p>(མིང་ཁྱད་)</text:p>
          </table:table-cell>
          <table:table-cell office:value-type="string">
            <text:p>ཨེན་ཏ་བཟུམ་མའི་དབྱིབས་ཀྱི་བྱེ་བྲག་ཅིག།</text:p>
          </table:table-cell>
          <table:table-cell table:number-columns-repeated="252"/>
        </table:table-row>
        <table:table-row table:style-name="ro1">
          <table:table-cell office:value-type="string">
            <text:p>ལེབ་ཏེགམ།</text:p>
          </table:table-cell>
          <table:table-cell office:value-type="string">
            <text:p>/leb tem/</text:p>
          </table:table-cell>
          <table:table-cell office:value-type="string">
            <text:p>(མིང་ཁྱད་)</text:p>
          </table:table-cell>
          <table:table-cell office:value-type="string">
            <text:p>ལེབ་ཏག་ཏག་ཡོད་པའི་མིང་དང་ཅ་ལ་ཚུ།དཔེར་ན་མི་ལྷ་པ་ལེབ་ཏེགམ་ཁྱིམ་ལེབ་ཏེགམ་ཚུ།</text:p>
          </table:table-cell>
          <table:table-cell table:number-columns-repeated="252"/>
        </table:table-row>
        <table:table-row table:style-name="ro1">
          <table:table-cell office:value-type="string">
            <text:p>ལེབ་ལེབ།</text:p>
          </table:table-cell>
          <table:table-cell office:value-type="string">
            <text:p>/leb leb</text:p>
          </table:table-cell>
          <table:table-cell office:value-type="string">
            <text:p>མིང་(ཁྱད་)</text:p>
          </table:table-cell>
          <table:table-cell office:value-type="string">
            <text:p>ཧ་ཅང་གིས་ནོན་པའི་དོན།དཔེར་ན་ད་རེས་མདའ་རྐྱབ་པའི་ཟེར་བྱང་ཕྱད་ཀྱིས་ང་བཅས་ཚུ་ལེབ་ལེབ་རང་བཟོ་བཏང་ཡི།༢སྤང་ནང་ཆར་པ་གིས་ལེབ་ལེབ་རང་བརྡུངས་ད་ཡི།</text:p>
          </table:table-cell>
          <table:table-cell table:number-columns-repeated="252"/>
        </table:table-row>
        <table:table-row table:style-name="ro1">
          <table:table-cell office:value-type="string">
            <text:p>ལེའུ།</text:p>
          </table:table-cell>
          <table:table-cell office:value-type="string">
            <text:p>/leu</text:p>
          </table:table-cell>
          <table:table-cell office:value-type="string">
            <text:p>(མིང་)</text:p>
          </table:table-cell>
          <table:table-cell office:value-type="string">
            <text:p>༡རྣམ་ཐར་དང་དཔེ་ཆ་ཚུ་དོན་ཚན་སོ་སོར་ཕྱེ་བའི་རབ་བྱེད།༢ཞབས་ཁྲའི་རྐང་སྟབས་འབད་བསྟབས་ཀྱི་ལེའུ།༣ཁོ་གིས་ལེའུ་ཅིག་བཙུགས་ཏེ་ཉན་རང་མ་བཏུབ།ཁོ་གིས་ལེའུ་བསྒྱིར་ད་ནུག་ཟེར་བ་ཅིན་གནས་སྐབས་སོ་སོ་ཅིག་བརྩམས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ལེའུ་ཚན།</text:p>
          </table:table-cell>
          <table:table-cell office:value-type="string">
            <text:p>/leu tshen</text:p>
          </table:table-cell>
          <table:table-cell office:value-type="string">
            <text:p>(མིང་)</text:p>
          </table:table-cell>
          <table:table-cell office:value-type="string">
            <text:p>ཐོག་མཐའ་བར་གསུམ་ལ་སོགས་པའི་ལེའུ་སོ་སོའི་ཚན་པ།</text:p>
          </table:table-cell>
          <table:table-cell table:number-columns-repeated="252"/>
        </table:table-row>
        <table:table-row table:style-name="ro1">
          <table:table-cell office:value-type="string">
            <text:p>ལོ།</text:p>
          </table:table-cell>
          <table:table-cell office:value-type="string">
            <text:p>/lo/</text:p>
          </table:table-cell>
          <table:table-cell office:value-type="string">
            <text:p>(མིང་)</text:p>
          </table:table-cell>
          <table:table-cell office:value-type="string">
            <text:p>༡ཞག་སུམ་ཅུ་ལུ་ཟླཝ་གཅིག་ཟླཝ་བཅུ་གཉིས་ལུ་ལོ་ཟེར་བརྩིཝ་ཨིན།༢ལོ་གྲངས་བརྩི་ཐངས་ལུ་ངོ་ལོ་འདས་ལོ་གང་ལོ་དང་ལྷམ་གསུམ་བརྩི་ནི་ཡོད།དཔེར་ན་མི་གཅིག་གནམ་ལོ་༢༠༠༠གྱི་ཟླ་༡༡པའི་ནང་སྐྱེས་བ་ཅིན་གནམ་ལོ་༢༠༠༤ཟླ་༡པའི་ནང་ངོ་ལོ་ཡངན་ངོ་ཐོག་ལོ་༥དང་འདས་ལོ་༤གང་ལོ་༣དང་ཟླཝ་༢འབད་བརྩི་འོང༌།</text:p>
          </table:table-cell>
          <table:table-cell table:number-columns-repeated="252"/>
        </table:table-row>
        <table:table-row table:style-name="ro1">
          <table:table-cell office:value-type="string">
            <text:p>ལོ་ཀེ་ཤྭ་རཿ</text:p>
          </table:table-cell>
          <table:table-cell office:value-type="string">
            <text:p>/lo ke sha ra/</text:p>
          </table:table-cell>
          <table:table-cell office:value-type="string">
            <text:p>(མིང་)</text:p>
          </table:table-cell>
          <table:table-cell office:value-type="string">
            <text:p>ལེགས་སྦྱར།འཇིག་རྟེན་དབང་ཕྱུག་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ལོ་ཀག</text:p>
          </table:table-cell>
          <table:table-cell office:value-type="string">
            <text:p>/lo ka/</text:p>
          </table:table-cell>
          <table:table-cell office:value-type="string">
            <text:p>(མིང་)</text:p>
          </table:table-cell>
          <table:table-cell office:value-type="string">
            <text:p>རང་ལོ་བྱི་བ་ཨིན་པ་ཅིན་གནམ་ལོ་བྱི་བ་ཐོནམ་ད་ལོ་ཀག་ཕོགཔ་ཨིན།ལོ་ཀེག་ཟླ་ཀག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ལོ་སྐེག</text:p>
          </table:table-cell>
          <table:table-cell office:value-type="string">
            <text:p>/lo ke </text:p>
          </table:table-cell>
          <table:table-cell office:value-type="string">
            <text:p>(མིང་)</text:p>
          </table:table-cell>
          <table:table-cell office:value-type="string">
            <text:p>ལོ་ཀག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ལོ་སྐོར་བཅུ་གཉིས།</text:p>
          </table:table-cell>
          <table:table-cell office:value-type="string">
            <text:p>/lo kor cu nyi/</text:p>
          </table:table-cell>
          <table:table-cell office:value-type="string">
            <text:p>(མིང་)</text:p>
          </table:table-cell>
          <table:table-cell office:value-type="string">
            <text:p>ལོ་འཁོར་བཅུ་གཉིས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ལོ་སྐྱེད།</text:p>
          </table:table-cell>
          <table:table-cell office:value-type="string">
            <text:p>/lo ke/</text:p>
          </table:table-cell>
          <table:table-cell office:value-type="string">
            <text:p>(མིང་)</text:p>
          </table:table-cell>
          <table:table-cell office:value-type="string">
            <text:p>དངུལ་བསྐྱིན་འགྲུལ་ལེན་མི་ཚུ་ལུ་ལོ་འཁོར་རེ་ནང་སྐྱེད་རྩིས་ཚར་རེ་ཕོག་མི་ལུ་ལོ་སྐྱེད།</text:p>
          </table:table-cell>
          <table:table-cell table:number-columns-repeated="252"/>
        </table:table-row>
        <table:table-row table:style-name="ro1">
          <table:table-cell office:value-type="string">
            <text:p>ལོ་ཁམས།</text:p>
          </table:table-cell>
          <table:table-cell office:value-type="string">
            <text:p>/lo kham/</text:p>
          </table:table-cell>
          <table:table-cell office:value-type="string">
            <text:p>(མིང་)</text:p>
          </table:table-cell>
          <table:table-cell office:value-type="string">
            <text:p>ལོ་རེ་ལུ་ཤིང་མེ་ས་ལྕགས་ཆུ་ལྔ་གང་རུང་གི་ཁམས་རེ་ཡོད་མི་ལས་དུ་ཅི་ལོ་ཁམས་ཤིང་ཨིན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ལོ་འཁོར།</text:p>
          </table:table-cell>
          <table:table-cell office:value-type="string">
            <text:p>/lo khor/</text:p>
          </table:table-cell>
          <table:table-cell office:value-type="string">
            <text:p>(མིང་)</text:p>
          </table:table-cell>
          <table:table-cell office:value-type="string">
            <text:p>༡ཟླཝ་བཅུ་གཉིས་ཚངམ་ད་ལོ་འཁོར་གཅིགལོ་འཁོར་ངལ་གསོ་ཟེར་དོ་བཟུམ།༢ལོ་བཅིུས་ཚངམ་ད་ལོ་འཁོར་གཅིག་འཁོར་ཡི་ཟེར་སླབ་འོང༌།</text:p>
          </table:table-cell>
          <table:table-cell table:number-columns-repeated="252"/>
        </table:table-row>
        <table:table-row table:style-name="ro1">
          <table:table-cell office:value-type="string">
            <text:p>ལོ་འཁོར་བཅུ་གཉིས།</text:p>
          </table:table-cell>
          <table:table-cell office:value-type="string">
            <text:p>/lo khor cu nyi/</text:p>
          </table:table-cell>
          <table:table-cell office:value-type="string">
            <text:p>(མིང་)</text:p>
          </table:table-cell>
          <table:table-cell office:value-type="string">
            <text:p>བྱི་བ་གླང་སྟག་ཡོས་འབྲུག་སྦྲུལ་རྟ་ལུག་སྤྲེལ་བྱ་ཁྱི་ཕག་དང་བཅུ་གཉིས།</text:p>
          </table:table-cell>
          <table:table-cell table:number-columns-repeated="252"/>
        </table:table-row>
        <table:table-row table:style-name="ro1">
          <table:table-cell office:value-type="string">
            <text:p>ལོ་གྲངས།</text:p>
          </table:table-cell>
          <table:table-cell office:value-type="string">
            <text:p>/lo drang/</text:p>
          </table:table-cell>
          <table:table-cell office:value-type="string">
            <text:p>(མིང་)</text:p>
          </table:table-cell>
          <table:table-cell office:value-type="string">
            <text:p>ལོའི་གྱངས་ཁ།ལོ་གྲངས་ཚང་བ་ལོ་གྲངས་བཅོ་ལྔ་ལོ་གྲངས་མ་ཚང་པས་ཚུ།</text:p>
          </table:table-cell>
          <table:table-cell table:number-columns-repeated="252"/>
        </table:table-row>
        <table:table-row table:style-name="ro1">
          <table:table-cell office:value-type="string">
            <text:p>ལོ་འགོ</text:p>
          </table:table-cell>
          <table:table-cell office:value-type="string">
            <text:p>/lo go/</text:p>
          </table:table-cell>
          <table:table-cell office:value-type="string">
            <text:p>(མིང་)</text:p>
          </table:table-cell>
          <table:table-cell office:value-type="string">
            <text:p>༡གནམ་ལོ་གསར་ཚེས་ཀྱི་ལོ་འགོ།ལོ་འགོ་བརྩི་ཐངས་ལེ་ཤ་ཡོད་རུང་གྲགས་ཆེ་བ།དུས་འཁོར་རྩ་རྒྱུད་ཀྱི་རྗེས་སུ་འབྲངས་མི་སྐར་རྩིསཔ་ཚུ་གིས་ལོ་འགོ་དེ་ཧོར་ཟླ་གསུམ་པའི་ཚེས་གཅིག་ནག་ཟླ་ཡར་ངོའི་ཚེས་གཅིག་ལས་བརྩིཝ་ཨིན།གདན་བཞི་དང་རྡོ་རྗེ་མཁའ་འགྲོའི་ལུགས་ལས་ལོ་འགོ་དེ་ཧོར་ཟླ་བཅུ་གཉིས་པ་དགུན་ཟླ་འབྲིང་པོའི་ཚེས་༡ལས་བརྩིཝ་ཨིན།ནག་རྩིས་པ་ཚུ་གིས་ལོ་འགོ་དེ་དགུན་ཉིམ་ལོག་པའི་ཟླ་བ་༡༡པའི་ཚེས་༡བརྩིཝ་ཨིན།མདོ་སྡེ་གསེར་འོད་དང་སྨན་གྱི་རྒྱུད་བཞི་ལྟར་དུ་རྒྱ་ནག་ཧོར་བོད་འབྲུག་པ་ཚུ་གིས་ལོ་འགོ་དེ་ཧོར་ཟླ་དང་པའི་ཚེས་གཅིག་ལས་བརྩིཝ་ཨིན།༢ལོ་རྒྱུས་གྲགས་ཅན་འགོ་བཙུགས་པའི་གནམ་ལོ་དཔེར་ན་རབ་བྱུང་དང་པའི་ལོ་འགོ་གནམ་ལོ་མེ་ཡོས་ལས་བརྩིཝ་ཨིན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ལོ་རྒན་དྲུག་ཅུ།</text:p>
          </table:table-cell>
          <table:table-cell office:value-type="string">
            <text:p>/lo gen drug cu/</text:p>
          </table:table-cell>
          <table:table-cell office:value-type="string">
            <text:p>(མིང་)</text:p>
          </table:table-cell>
          <table:table-cell office:value-type="string">
            <text:p>ལོ་བཅུ་གཉིས་ལུ་ཁམས་ལྔ་རེ་གིས་ཕོ་མོ་རེ་སྦྱར་ཏེ་བརྩི་མི་ལུ་ལོ་རྒན་དྲུག་ཅུ་ཟེར་སླབ་ཨིན་པས།</text:p>
          </table:table-cell>
          <table:table-cell table:number-columns-repeated="252"/>
        </table:table-row>
        <table:table-row table:style-name="ro1">
          <table:table-cell office:value-type="string">
            <text:p>ལོ་རྒས།</text:p>
          </table:table-cell>
          <table:table-cell office:value-type="string">
            <text:p>/lo ge/</text:p>
          </table:table-cell>
          <table:table-cell office:value-type="string">
            <text:p>(མིང་ཁྱད་)</text:p>
          </table:table-cell>
          <table:table-cell office:value-type="string">
            <text:p>ལོ་གྲངས་ལེ་ཤ་སོང་སྟེ་ན་ཚོད་ཨ་རྒས་འགྱོ་ནི།</text:p>
          </table:table-cell>
          <table:table-cell table:number-columns-repeated="252"/>
        </table:table-row>
        <table:table-row table:style-name="ro1">
          <table:table-cell office:value-type="string">
            <text:p>ལོ་རྒྱུས།</text:p>
          </table:table-cell>
          <table:table-cell office:value-type="string">
            <text:p>/lo jue/</text:p>
          </table:table-cell>
          <table:table-cell office:value-type="string">
            <text:p>(མིང)་</text:p>
          </table:table-cell>
          <table:table-cell office:value-type="string">
            <text:p>ཧེ་མ་བྱུང་བའི་གཏམ་ལོ་རྒྱུས་རྒྱལ་རབས་དང་ཆོས་འབྱུང་བཟུམ།</text:p>
          </table:table-cell>
          <table:table-cell table:number-columns-repeated="252"/>
        </table:table-row>
        <table:table-row table:style-name="ro1">
          <table:table-cell office:value-type="string">
            <text:p>ལོ་ངོ༌།</text:p>
          </table:table-cell>
          <table:table-cell office:value-type="string">
            <text:p>/lo ngo/</text:p>
          </table:table-cell>
          <table:table-cell office:value-type="string">
            <text:p>(མིང་)</text:p>
          </table:table-cell>
          <table:table-cell office:value-type="string">
            <text:p>ལོ་ངོ་གཅིག་ཟེར་བ་ཅིན་ལོ་གཅིག་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ལོ་ཆང༌།</text:p>
          </table:table-cell>
          <table:table-cell office:value-type="string">
            <text:p>/lo chang/</text:p>
          </table:table-cell>
          <table:table-cell office:value-type="string">
            <text:p>(མིང་)</text:p>
          </table:table-cell>
          <table:table-cell office:value-type="string">
            <text:p>བཙོ་སྟེ་ལོ་གཅིག་སོང་བའི་ཆང༌།</text:p>
          </table:table-cell>
          <table:table-cell table:number-columns-repeated="252"/>
        </table:table-row>
        <table:table-row table:style-name="ro1">
          <table:table-cell office:value-type="string">
            <text:p>ལོ་ཆུང༌།</text:p>
          </table:table-cell>
          <table:table-cell office:value-type="string">
            <text:p>/lo chung/</text:p>
          </table:table-cell>
          <table:table-cell office:value-type="string">
            <text:p>(མིང་ཁྱད་)</text:p>
          </table:table-cell>
          <table:table-cell office:value-type="string">
            <text:p>ལོ་ན་ཆུང་ཀུ།</text:p>
          </table:table-cell>
          <table:table-cell table:number-columns-repeated="252"/>
        </table:table-row>
        <table:table-row table:style-name="ro1">
          <table:table-cell office:value-type="string">
            <text:p>ལོ་ཆེན་དྷརྨ་ཤྲི།</text:p>
          </table:table-cell>
          <table:table-cell office:value-type="string">
            <text:p>/lo chen </text:p>
          </table:table-cell>
          <table:table-cell office:value-type="string">
            <text:p>(མིང་)</text:p>
          </table:table-cell>
          <table:table-cell office:value-type="string">
            <text:p>རབ་བྱུང་བཅུ་གཅིག་པའི་ནང་བྱོན་མི་མདོ་སྔགས་གསར་རྙིང་ལུ་མཁས་པ་ཆོས་རྒྱལ་གཏེར་བདག་གླིང་པའི་ནུ་གཅུང་ཆོས་དཔལ་རྒྱ་མཚོ་གི་མཚན།</text:p>
          </table:table-cell>
          <table:table-cell table:number-columns-repeated="252"/>
        </table:table-row>
        <table:table-row table:style-name="ro1">
          <table:table-cell office:value-type="string">
            <text:p>ལོ་ཆོག</text:p>
          </table:table-cell>
          <table:table-cell office:value-type="string">
            <text:p>/lo cho/</text:p>
          </table:table-cell>
          <table:table-cell office:value-type="string">
            <text:p>(མིང་)</text:p>
          </table:table-cell>
          <table:table-cell office:value-type="string">
            <text:p>ལོ་འཁོར་ལུ་རང་གི་དཀོན་མཆོག་མཆོད་པའི་ཆོ་ག།ལོ་མཆོད་དང་འདྲ།</text:p>
          </table:table-cell>
          <table:table-cell table:number-columns-repeated="252"/>
        </table:table-row>
        <table:table-row table:style-name="ro1">
          <table:table-cell office:value-type="string">
            <text:p>ལོ་མཆོད།</text:p>
          </table:table-cell>
          <table:table-cell office:value-type="string">
            <text:p>/lo choe/</text:p>
          </table:table-cell>
          <table:table-cell office:value-type="string">
            <text:p>(མིང་)</text:p>
          </table:table-cell>
          <table:table-cell office:value-type="string">
            <text:p>ལོ་བསྟར་བཞིན་དུ་འབད་བའི་ཆོ་ག་དང་དུས་མཆོད།</text:p>
          </table:table-cell>
          <table:table-cell table:number-columns-repeated="252"/>
        </table:table-row>
        <table:table-row table:style-name="ro1">
          <table:table-cell office:value-type="string">
            <text:p>ལོ་མཇུག</text:p>
          </table:table-cell>
          <table:table-cell office:value-type="string">
            <text:p>/lo ju/</text:p>
          </table:table-cell>
          <table:table-cell office:value-type="string">
            <text:p>(མིང་)</text:p>
          </table:table-cell>
          <table:table-cell office:value-type="string">
            <text:p>ཟླཝ་བཅུ་གཉིས་པ།ལོའི་སྨད་ཆ།</text:p>
          </table:table-cell>
          <table:table-cell table:number-columns-repeated="252"/>
        </table:table-row>
        <table:table-row table:style-name="ro1">
          <table:table-cell office:value-type="string">
            <text:p>ལོ་ཉེས།</text:p>
          </table:table-cell>
          <table:table-cell office:value-type="string">
            <text:p>/lo nye/</text:p>
          </table:table-cell>
          <table:table-cell office:value-type="string">
            <text:p>(མིང་ཁྱད་)</text:p>
          </table:table-cell>
          <table:table-cell office:value-type="string">
            <text:p>སྟོན་ཐོག་དང་ལོ་ཐོག་ཤིང་ཏོག་ཚུ་ལེགས་ཞིམ་མེད་པའི་ལོ།</text:p>
          </table:table-cell>
          <table:table-cell table:number-columns-repeated="252"/>
        </table:table-row>
        <table:table-row table:style-name="ro1">
          <table:table-cell office:value-type="string">
            <text:p>ལོ་མཉམ།</text:p>
          </table:table-cell>
          <table:table-cell office:value-type="string">
            <text:p>/lo nyam/</text:p>
          </table:table-cell>
          <table:table-cell office:value-type="string">
            <text:p>(མིང་)</text:p>
          </table:table-cell>
          <table:table-cell office:value-type="string">
            <text:p>ཁོ་དང་ང་ལོ་ཁལ་རེ་འདྲན་འདྲ་ཨིན་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ལོ་ཏོག</text:p>
          </table:table-cell>
          <table:table-cell office:value-type="string">
            <text:p>/lo to</text:p>
          </table:table-cell>
          <table:table-cell office:value-type="string">
            <text:p>(མིང་)</text:p>
          </table:table-cell>
          <table:table-cell office:value-type="string">
            <text:p>འབྲུ་སྤྱིར་བཏང་གི་མིང༌།ལོ་ཐོག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ལོ་རྟག་བུ།</text:p>
          </table:table-cell>
          <table:table-cell office:value-type="string">
            <text:p>/lo ta bu</text:p>
          </table:table-cell>
          <table:table-cell office:value-type="string">
            <text:p>(མིང་)</text:p>
          </table:table-cell>
          <table:table-cell office:value-type="string">
            <text:p>ལོ་ཨ་རྟག་རང་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ལོ་ལྟར།</text:p>
          </table:table-cell>
          <table:table-cell office:value-type="string">
            <text:p>/lo tar/</text:p>
          </table:table-cell>
          <table:table-cell office:value-type="string">
            <text:p>(མིང་)</text:p>
          </table:table-cell>
          <table:table-cell office:value-type="string">
            <text:p>ལོ་དེ་བཞིན་དུ་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ལོ་བསྟར།</text:p>
          </table:table-cell>
          <table:table-cell office:value-type="string">
            <text:p>/lo tar/</text:p>
          </table:table-cell>
          <table:table-cell office:value-type="string">
            <text:p>(མིང་)</text:p>
          </table:table-cell>
          <table:table-cell office:value-type="string">
            <text:p>ལོ་རེ་རེ་བཞིན་དུ་ཟེར་བའི་དོན་ལོ་བསྟར་གྱི་དངུལ་ཕོགས་ལོ་བསྟར་གྱི་མཐུན་རྐྱེན་ལོ་བསྟར་གྱི་དུས་སྟོན་ཚུ།</text:p>
          </table:table-cell>
          <table:table-cell table:number-columns-repeated="252"/>
        </table:table-row>
        <table:table-row table:style-name="ro1">
          <table:table-cell office:value-type="string">
            <text:p>ལོ་ཐོག</text:p>
          </table:table-cell>
          <table:table-cell office:value-type="string">
            <text:p>/lo tho</text:p>
          </table:table-cell>
          <table:table-cell office:value-type="string">
            <text:p>(མིང་)</text:p>
          </table:table-cell>
          <table:table-cell office:value-type="string">
            <text:p>ས་ལས་སྐྱེ་བའི་ལོ་ཐོག་གི་རིགས་ལོ་ཏོག་དང་དོན་གཅིག།དཀར་ནས་རེད།བྱཱོ་རྒྱ་རེད།པད་དཀར།གེ་ཟ་མོན་འབྱ་གཡང་རེད་ཚུ།</text:p>
          </table:table-cell>
          <table:table-cell table:number-columns-repeated="252"/>
        </table:table-row>
        <table:table-row table:style-name="ro1">
          <table:table-cell office:value-type="string">
            <text:p>ལོ་དར་མ།</text:p>
          </table:table-cell>
          <table:table-cell office:value-type="string">
            <text:p>/lo dar ma/</text:p>
          </table:table-cell>
          <table:table-cell office:value-type="string">
            <text:p>(མིང་)</text:p>
          </table:table-cell>
          <table:table-cell office:value-type="string">
            <text:p>ཕོ་རྒྱ་དང་ཨམ་སྲུ་ལོ་གཞོནམ་ཚུ་ལུ་སླབ་ཨིན།</text:p>
          </table:table-cell>
          <table:table-cell table:number-columns-repeated="252"/>
        </table:table-row>
        <table:table-row table:style-name="ro1">
          <table:table-cell office:value-type="string">
            <text:p>ལོ་དུས།</text:p>
          </table:table-cell>
          <table:table-cell office:value-type="string">
            <text:p>/lo due/</text:p>
          </table:table-cell>
          <table:table-cell office:value-type="string">
            <text:p>(མིང་)</text:p>
          </table:table-cell>
          <table:table-cell office:value-type="string">
            <text:p>ལོ་དུས་སྐུ་མཆོད་ལོ་དུས་གསོལ་མཆོད་ལོ་དུས་སྨྱུང་གནས་ཟེར་དོ་བཟུམ་ལོ་འཁོར་གྱི་དུས་ཚོད།</text:p>
          </table:table-cell>
          <table:table-cell table:number-columns-repeated="252"/>
        </table:table-row>
        <table:table-row table:style-name="ro1">
          <table:table-cell office:value-type="string">
            <text:p>ལོ་བདག</text:p>
          </table:table-cell>
          <table:table-cell office:value-type="string">
            <text:p>/lo dar</text:p>
          </table:table-cell>
          <table:table-cell office:value-type="string">
            <text:p>(མིང་)</text:p>
          </table:table-cell>
          <table:table-cell office:value-type="string">
            <text:p>རང་སྐྱེས་བའི་ལོ་གྱི་གནམ་ལོ།དཔེར་ན་ཁྱོད་ལོ་བདག་ག་ཅི་སྨོ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ལོ་འདབ།</text:p>
          </table:table-cell>
          <table:table-cell office:value-type="string">
            <text:p>/lo dab/</text:p>
          </table:table-cell>
          <table:table-cell office:value-type="string">
            <text:p>(མིང་)</text:p>
          </table:table-cell>
          <table:table-cell office:value-type="string">
            <text:p>ཤིང་དང་ཧོན་སྡོང་ཚུ་གི་འདབ་མ།</text:p>
          </table:table-cell>
          <table:table-cell table:number-columns-repeated="252"/>
        </table:table-row>
        <table:table-row table:style-name="ro1">
          <table:table-cell office:value-type="string">
            <text:p>ལོ་ན།</text:p>
          </table:table-cell>
          <table:table-cell office:value-type="string">
            <text:p>/lo na/</text:p>
          </table:table-cell>
          <table:table-cell office:value-type="string">
            <text:p>(མིང་)</text:p>
          </table:table-cell>
          <table:table-cell office:value-type="string">
            <text:p>ལོ་ན་ཆུང་ཀུ་ལོ་ན་རྒན་ཤོས་ལོ་ན་ཆེ་ཆུང་ཟེར་ལོ་ན་ཚོད་ཀྱ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ལོ་ནག</text:p>
          </table:table-cell>
          <table:table-cell office:value-type="string">
            <text:p>/lo nag</text:p>
          </table:table-cell>
          <table:table-cell office:value-type="string">
            <text:p>(མིང་)</text:p>
          </table:table-cell>
          <table:table-cell office:value-type="string">
            <text:p>གནམ་ལོ་གཉིས་ནག་ནམ་ཤར་ལུ་ལོ་ནག་ཟེར་བརྩི་སྲོལ་ཡོད།</text:p>
          </table:table-cell>
          <table:table-cell table:number-columns-repeated="252"/>
        </table:table-row>
        <table:table-row table:style-name="ro1">
          <table:table-cell office:value-type="string">
            <text:p>ལོ་ཕུད།</text:p>
          </table:table-cell>
          <table:table-cell office:value-type="string">
            <text:p>/lo phue/</text:p>
          </table:table-cell>
          <table:table-cell office:value-type="string">
            <text:p>(མིང་)</text:p>
          </table:table-cell>
          <table:table-cell office:value-type="string">
            <text:p>ལོ་རེ་ནང་དུས་ཚོད་དང་བསྟུན་ཏེ་འཚོ་བའི་འབྲུ་རིགས་དང་ཤིང་ཏོག་ཚུ་གི་གསར་ཕུད་དཀོན་མཆོག་ལུ་ཕུལ་མི།</text:p>
          </table:table-cell>
          <table:table-cell table:number-columns-repeated="252"/>
        </table:table-row>
        <table:table-row table:style-name="ro1">
          <table:table-cell office:value-type="string">
            <text:p>ལོ་ཕོགས།</text:p>
          </table:table-cell>
          <table:table-cell office:value-type="string">
            <text:p>/lo phog</text:p>
          </table:table-cell>
          <table:table-cell office:value-type="string">
            <text:p>(མིང་)</text:p>
          </table:table-cell>
          <table:table-cell office:value-type="string">
            <text:p>ལོ་གཅིག་ཟ་ནི་ལང་བའི་ལྟོ་རྒྱགས།</text:p>
          </table:table-cell>
          <table:table-cell table:number-columns-repeated="252"/>
        </table:table-row>
        <table:table-row table:style-name="ro1">
          <table:table-cell office:value-type="string">
            <text:p>ལོ་ཕྱུགས།</text:p>
          </table:table-cell>
          <table:table-cell office:value-type="string">
            <text:p>/lo chug</text:p>
          </table:table-cell>
          <table:table-cell office:value-type="string">
            <text:p>(མིང་)</text:p>
          </table:table-cell>
          <table:table-cell office:value-type="string">
            <text:p>ཆར་ཆུ་དུས་སུ་འབབ་ལོ་ཕྱུགས་རྟག་ཏུ་ལེགས་ཟེར་དོ་བཟུམ་ཞིང་ནང་གི་འབྲུ་དང་ནོར་སེམས་ཅན་ཚུ་གཅིག་ཁར་བསྡུས་ཏེ་སླབ་པའི་ཚིག།</text:p>
          </table:table-cell>
          <table:table-cell table:number-columns-repeated="252"/>
        </table:table-row>
        <table:table-row table:style-name="ro1">
          <table:table-cell office:value-type="string">
            <text:p>ལོ་ཕྱེད།</text:p>
          </table:table-cell>
          <table:table-cell office:value-type="string">
            <text:p>/lo che/</text:p>
          </table:table-cell>
          <table:table-cell office:value-type="string">
            <text:p>(མིང་)</text:p>
          </table:table-cell>
          <table:table-cell office:value-type="string">
            <text:p>ཟླཝ་དྲུག་གི་དུས་ཚོད།</text:p>
          </table:table-cell>
          <table:table-cell table:number-columns-repeated="252"/>
        </table:table-row>
        <table:table-row table:style-name="ro1">
          <table:table-cell office:value-type="string">
            <text:p>ལོ་འཕོ།</text:p>
          </table:table-cell>
          <table:table-cell office:value-type="string">
            <text:p>/lo pho/</text:p>
          </table:table-cell>
          <table:table-cell office:value-type="string">
            <text:p>(མིང་)</text:p>
          </table:table-cell>
          <table:table-cell office:value-type="string">
            <text:p>ལོ་ཧེ་མམ་རྫོགས་ཏེ་ཤུལ་མམ་གསརཔ་ཚེས་ནི།</text:p>
          </table:table-cell>
          <table:table-cell table:number-columns-repeated="252"/>
        </table:table-row>
        <table:table-row table:style-name="ro1">
          <table:table-cell office:value-type="string">
            <text:p>ལོ་མ།</text:p>
          </table:table-cell>
          <table:table-cell office:value-type="string">
            <text:p>/lo ma/</text:p>
          </table:table-cell>
          <table:table-cell office:value-type="string">
            <text:p>(མིང་)</text:p>
          </table:table-cell>
          <table:table-cell office:value-type="string">
            <text:p>༡གཡུང་རྡོག་དང་ལ་ཕུག་གི་འདབ་མ་མིང༌།ལོ་མའི་སྐམ་ལོ་མའི་ཚོདམ།༢སྔོ་ཤིང་ཚུ་གི་ལོ་འདབ་ཀྱི་མིང་ཡང་ཨིན།</text:p>
          </table:table-cell>
          <table:table-cell table:number-columns-repeated="252"/>
        </table:table-row>
        <table:table-row table:style-name="ro1">
          <table:table-cell office:value-type="string">
            <text:p>ལོ་མོ།</text:p>
          </table:table-cell>
          <table:table-cell office:value-type="string">
            <text:p>/lo mo/</text:p>
          </table:table-cell>
          <table:table-cell office:value-type="string">
            <text:p>(མིང་)</text:p>
          </table:table-cell>
          <table:table-cell office:value-type="string">
            <text:p>ལོ་འཁོར་གཅིག་གི་དོན་ལས་རྐྱེན་བར་ཆད་དང་སྲོག་ལུས་དབང་ཐང་ཚུ་གི་དར་རྒུད་དང་བཟང་ངན་སྟོན་པའི་རྩིས་ཀྱི་མོ།</text:p>
          </table:table-cell>
          <table:table-cell table:number-columns-repeated="252"/>
        </table:table-row>
        <table:table-row table:style-name="ro1">
          <table:table-cell office:value-type="string">
            <text:p>ལོ་ཙཱ་བ།</text:p>
          </table:table-cell>
          <table:table-cell office:value-type="string">
            <text:p>/lo tsa wa/</text:p>
          </table:table-cell>
          <table:table-cell office:value-type="string">
            <text:p>(མིང་)</text:p>
          </table:table-cell>
          <table:table-cell office:value-type="string">
            <text:p>སྐད་ཡིག་གཅིག་ལས་གཅིག་ནང་སྐད་སྒྱུར་རྐྱབ་མི།དཔེར་ན་ལེགས་སྦྱར་གྱི་སྐད་ནང་ཡོད་པའི་ཆོས་བོད་སྐད་ནང་སྒྱུར་མི་བཻ་རོ་ཙཱ་ན་དང་མར་པ་ལོ་ཙ་བ་བཟུམ།</text:p>
          </table:table-cell>
          <table:table-cell table:number-columns-repeated="252"/>
        </table:table-row>
        <table:table-row table:style-name="ro1">
          <table:table-cell office:value-type="string">
            <text:p>ལོ་ཚད།</text:p>
          </table:table-cell>
          <table:table-cell office:value-type="string">
            <text:p>/lo tshe/</text:p>
          </table:table-cell>
          <table:table-cell office:value-type="string">
            <text:p>(མིང་)</text:p>
          </table:table-cell>
          <table:table-cell office:value-type="string">
            <text:p>ལོ་གི་ཚད།</text:p>
          </table:table-cell>
          <table:table-cell table:number-columns-repeated="252"/>
        </table:table-row>
        <table:table-row table:style-name="ro1">
          <table:table-cell office:value-type="string">
            <text:p>ལོ་ཚིགས།</text:p>
          </table:table-cell>
          <table:table-cell office:value-type="string">
            <text:p>/lo tshig</text:p>
          </table:table-cell>
          <table:table-cell office:value-type="string">
            <text:p>(མིང་)</text:p>
          </table:table-cell>
          <table:table-cell office:value-type="string">
            <text:p>རྒྱལ་ཁབ་ནང་ཁག་ཆེ་བའི་སྐྱེས་ཆེན་དམ་པ་ཚུ་གི་འཁྲུངས་གཤེགས་ཚུ་གི་ལོ་གྲངས་བརྩི་ནིའི་རྣམ་གཞག།</text:p>
          </table:table-cell>
          <table:table-cell table:number-columns-repeated="252"/>
        </table:table-row>
        <table:table-row table:style-name="ro1">
          <table:table-cell office:value-type="string">
            <text:p>ལོ་གཞོནམ།</text:p>
          </table:table-cell>
          <table:table-cell office:value-type="string">
            <text:p>/lo zhoem/</text:p>
          </table:table-cell>
          <table:table-cell office:value-type="string">
            <text:p>(མིང་ཁྱད་)</text:p>
          </table:table-cell>
          <table:table-cell office:value-type="string">
            <text:p>ལོ་ན་ཆུང་ཀུ་དང་རྒྱས་པའི་གྲངས་སུ་མ་ཚུད་པའི་ལོ་ན་དར་མ་ཚུ།</text:p>
          </table:table-cell>
          <table:table-cell table:number-columns-repeated="252"/>
        </table:table-row>
        <table:table-row table:style-name="ro1">
          <table:table-cell office:value-type="string">
            <text:p>ལོ་ཟླ།</text:p>
          </table:table-cell>
          <table:table-cell office:value-type="string">
            <text:p>/lo da/</text:p>
          </table:table-cell>
          <table:table-cell office:value-type="string">
            <text:p>(མིང་)</text:p>
          </table:table-cell>
          <table:table-cell office:value-type="string">
            <text:p>ལོ་དང་ཟླ་བའི་བསྡུས་ཚིག།</text:p>
          </table:table-cell>
          <table:table-cell table:number-columns-repeated="252"/>
        </table:table-row>
        <table:table-row table:style-name="ro1">
          <table:table-cell office:value-type="string">
            <text:p>ལོ་རེ་འཆར།</text:p>
          </table:table-cell>
          <table:table-cell office:value-type="string">
            <text:p>/lo re tshar/</text:p>
          </table:table-cell>
          <table:table-cell office:value-type="string">
            <text:p>(མིང་)</text:p>
          </table:table-cell>
          <table:table-cell office:value-type="string">
            <text:p>ལོ་ཨ་རྟག་རང༌།</text:p>
          </table:table-cell>
          <table:table-cell table:number-columns-repeated="252"/>
        </table:table-row>
        <table:table-row table:style-name="ro1">
          <table:table-cell office:value-type="string">
            <text:p>ལོ་ལེགས།</text:p>
          </table:table-cell>
          <table:table-cell office:value-type="string">
            <text:p>/lo leg</text:p>
          </table:table-cell>
          <table:table-cell office:value-type="string">
            <text:p>(མིང་ཁྱད་)</text:p>
          </table:table-cell>
          <table:table-cell office:value-type="string">
            <text:p>བཏབ་པའི་ལོ་ཐོག་ལེགསཔ་ལས་འབྲུའི་འཐོན་བསྐྱེད་འཕེལ་ནི།</text:p>
          </table:table-cell>
          <table:table-cell table:number-columns-repeated="252"/>
        </table:table-row>
        <table:table-row table:style-name="ro1">
          <table:table-cell office:value-type="string">
            <text:p>ལོ་གསར།</text:p>
          </table:table-cell>
          <table:table-cell office:value-type="string">
            <text:p>/lo sar/</text:p>
          </table:table-cell>
          <table:table-cell office:value-type="string">
            <text:p>(མིང་)</text:p>
          </table:table-cell>
          <table:table-cell office:value-type="string">
            <text:p>ལོ་རྙིངམ་རྫོགས་ཏེ་ལོ་གསརཔ་འགོ་བཙུགསཔ་ད་ལོ་གཅིག་ལུ་ལེགས་ཞིམ་འབྱུང་ནི་གི་རྟེན་འབྲེལ་བརྩི་ནིའི་དོན་ལུ་ཟླཝ་དང་པའི་ལོ་གསར་ཟླཝ་བཅུ་གཉིས་པའི་ལོ་གསར་ཟེར་བརྩི་མི།</text:p>
          </table:table-cell>
          <table:table-cell table:number-columns-repeated="252"/>
        </table:table-row>
        <table:table-row table:style-name="ro1">
          <table:table-cell office:value-type="string">
            <text:p>ལོ་གསུམ་ཁམ་བུ།</text:p>
          </table:table-cell>
          <table:table-cell office:value-type="string">
            <text:p>/lo sum kham bu/</text:p>
          </table:table-cell>
          <table:table-cell office:value-type="string">
            <text:p>(མིང་)</text:p>
          </table:table-cell>
          <table:table-cell office:value-type="string">
            <text:p>ཤིང་བཙུགས་ཞིན་ན་ལོ་གསུམ་འགྱོཝ་ད་དོག་མ་བཏག་མི་གི་ཁམ།</text:p>
          </table:table-cell>
          <table:table-cell table:number-columns-repeated="252"/>
        </table:table-row>
        <table:table-row table:style-name="ro1">
          <table:table-cell office:value-type="string">
            <text:p>ལོ་གསུམ་ཕྱོགས་གསུམ།</text:p>
          </table:table-cell>
          <table:table-cell office:value-type="string">
            <text:p>/lo sum chog sum/</text:p>
          </table:table-cell>
          <table:table-cell office:value-type="string">
            <text:p>(མིང་)</text:p>
          </table:table-cell>
          <table:table-cell office:value-type="string">
            <text:p>ལོ་གསུམ་དང་ཟླཝ་གསུམ་ཞག་གསུམ་གྱི་མཚམས་བཅད་དེ་སྒྲུབ་པ་གནང་མི།</text:p>
          </table:table-cell>
          <table:table-cell table:number-columns-repeated="252"/>
        </table:table-row>
        <table:table-row table:style-name="ro1">
          <table:table-cell office:value-type="string">
            <text:p>ལོག</text:p>
          </table:table-cell>
          <table:table-cell office:value-type="string">
            <text:p>/log/</text:p>
          </table:table-cell>
          <table:table-cell office:value-type="string">
            <text:p>(མིང་)</text:p>
          </table:table-cell>
          <table:table-cell office:value-type="string">
            <text:p>༡ཡང་བསྐྱར།༢ལན་ལོག།༣ཚུར་ལོག་ནི།</text:p>
          </table:table-cell>
          <table:table-cell table:number-columns-repeated="252"/>
        </table:table-row>
        <table:table-row table:style-name="ro1">
          <table:table-cell office:value-type="string">
            <text:p>ལོག་ལོག་ཅི་རང༌།</text:p>
          </table:table-cell>
          <table:table-cell office:value-type="string">
            <text:p>/log log ci rang/</text:p>
          </table:table-cell>
          <table:table-cell office:value-type="string">
            <text:p>(མིང་)</text:p>
          </table:table-cell>
          <table:table-cell office:value-type="string">
            <text:p>ཡང་བསྐྱར་དང་དོན་འདྲ།</text:p>
          </table:table-cell>
          <table:table-cell table:number-columns-repeated="252"/>
        </table:table-row>
        <table:table-row table:style-name="ro1">
          <table:table-cell office:value-type="string">
            <text:p>ལོག་འཇལ།</text:p>
          </table:table-cell>
          <table:table-cell office:value-type="string">
            <text:p>/log jel/</text:p>
          </table:table-cell>
          <table:table-cell office:value-type="string">
            <text:p>(བྱ་ཚིག་)</text:p>
          </table:table-cell>
          <table:table-cell office:value-type="string">
            <text:p>བཟང་ངན་གང་རུང་གི་ལན་འཇལ་ནི།བསྐྱིན་ཚབ་བཏབ་ནི།</text:p>
          </table:table-cell>
          <table:table-cell table:number-columns-repeated="252"/>
        </table:table-row>
        <table:table-row table:style-name="ro1">
          <table:table-cell office:value-type="string">
            <text:p>ལོག་རྟོག</text:p>
          </table:table-cell>
          <table:table-cell office:value-type="string">
            <text:p>/lo to</text:p>
          </table:table-cell>
          <table:table-cell office:value-type="string">
            <text:p>(མིང་)</text:p>
          </table:table-cell>
          <table:table-cell office:value-type="string">
            <text:p>ཕྱི་འགྱུར་འབད་ཧ་གོ་ནི་སེམས་ཀྱི་ལོག་རྟོག་རྣམ་རྟོག་ངན་པ།</text:p>
          </table:table-cell>
          <table:table-cell table:number-columns-repeated="252"/>
        </table:table-row>
        <table:table-row table:style-name="ro1">
          <table:table-cell office:value-type="string">
            <text:p>ལོག་ལྟ།</text:p>
          </table:table-cell>
          <table:table-cell office:value-type="string">
            <text:p>/log ta/</text:p>
          </table:table-cell>
          <table:table-cell office:value-type="string">
            <text:p>(མིང་)</text:p>
          </table:table-cell>
          <table:table-cell office:value-type="string">
            <text:p>སངས་རྒྱས་དང་བླ་མ་ཚུ་ལུ་སྐྱོན་དུ་མཐོང་བའི་སེམས་ལུ་ལོག་ལྟ་ཟེར་སླབ་འོང་དཀོན་མཆོག་དང་ལས་རྒྱུ་འབྲས་ཚུ་མི་བདེན་ཟེར་མནོ་མི།</text:p>
          </table:table-cell>
          <table:table-cell table:number-columns-repeated="252"/>
        </table:table-row>
        <table:table-row table:style-name="ro1">
          <table:table-cell office:value-type="string">
            <text:p>ལོག་ལྟབ།</text:p>
          </table:table-cell>
          <table:table-cell office:value-type="string">
            <text:p>/log tab</text:p>
          </table:table-cell>
          <table:table-cell office:value-type="string">
            <text:p>(མིང་)</text:p>
          </table:table-cell>
          <table:table-cell office:value-type="string">
            <text:p>ཉིས་གྱུར་དང་འདྲ་ལོག་ལྟབ་གསུམ་ལྟབ་ཟེར་བརྒྱ་དཔྱ་ཉིས་བརྒྱ་དང་གསུམ་བརྒྱ་བཟུམ།</text:p>
          </table:table-cell>
          <table:table-cell table:number-columns-repeated="252"/>
        </table:table-row>
        <table:table-row table:style-name="ro1">
          <table:table-cell office:value-type="string">
            <text:p>ལོག་སྨོན།</text:p>
          </table:table-cell>
          <table:table-cell office:value-type="string">
            <text:p>/log moen/</text:p>
          </table:table-cell>
          <table:table-cell office:value-type="string">
            <text:p>(མིང་)</text:p>
          </table:table-cell>
          <table:table-cell office:value-type="string">
            <text:p>སྨོན་ལམ་ལོག་པ་བཏབ་པའ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ལོག་གཡེམ།</text:p>
          </table:table-cell>
          <table:table-cell office:value-type="string">
            <text:p>/lo yem</text:p>
          </table:table-cell>
          <table:table-cell office:value-type="string">
            <text:p>(མིང་)</text:p>
          </table:table-cell>
          <table:table-cell office:value-type="string">
            <text:p>རིགས་དང་བདག་པོ་གནས་དང་དུས་ཀྱིས་བསྲུང་མཚམས་ལས་བརྒལ་ཏེ་འདོད་པ་སྤྱོད་མི།དེ་ཡང་རིགས་ནི་རང་དང་ངོ་ཚ་ཕོག་མི།བདག་པོ་ནི་གཞན་གྱིས་དབང་བའི་མི།གནས་ནི་རྟེན་དྲུང་དང་ཡན་ལག་མིན་པ་དང་སྡོམ་ལྡན།དུས་ནི་གཟུགས་མ་བདེ་བ་དང་དུས་བཟང་བསྙེན་གནས་སྲུང་བའི་སྐབས་ཚུ།</text:p>
          </table:table-cell>
          <table:table-cell table:number-columns-repeated="252"/>
        </table:table-row>
        <table:table-row table:style-name="ro1">
          <table:table-cell office:value-type="string">
            <text:p>ལོག་ལེན།</text:p>
          </table:table-cell>
          <table:table-cell office:value-type="string">
            <text:p>/log len/</text:p>
          </table:table-cell>
          <table:table-cell office:value-type="string">
            <text:p>(བྱ་ཚིག་)</text:p>
          </table:table-cell>
          <table:table-cell office:value-type="string">
            <text:p>རྒྱུ་ཆ་རང་འཇགས་ལོག་ལེན་ནི།</text:p>
          </table:table-cell>
          <table:table-cell table:number-columns-repeated="252"/>
        </table:table-row>
        <table:table-row table:style-name="ro1">
          <table:table-cell office:value-type="string">
            <text:p>ལོག་ལོག</text:p>
          </table:table-cell>
          <table:table-cell office:value-type="string">
            <text:p>/log lo</text:p>
          </table:table-cell>
          <table:table-cell office:value-type="string">
            <text:p>(མིང་)</text:p>
          </table:table-cell>
          <table:table-cell office:value-type="string">
            <text:p>ཡང་བསྐྱར་གྱི་དོན།དཔེར་ན་བློ་ལོག་ལོག་སླབ་ནི་མི་འོང༌།ལོག་ལོག་རང་འོངམ་མས།ལོག་ལོག་རང་ཟཝ་མས་ཚུ།</text:p>
          </table:table-cell>
          <table:table-cell table:number-columns-repeated="252"/>
        </table:table-row>
        <table:table-row table:style-name="ro1">
          <table:table-cell office:value-type="string">
            <text:p>ལོག་ཤུལ་ལས།</text:p>
          </table:table-cell>
          <table:table-cell office:value-type="string">
            <text:p>/log shuel le/</text:p>
          </table:table-cell>
          <table:table-cell office:value-type="string">
            <text:p>(མིང་)</text:p>
          </table:table-cell>
          <table:table-cell office:value-type="string">
            <text:p>ད་ལྟོ་ཐག་བཅད་ད་ལོག་ཤུལ་ལས་ག་ནི་ཡང་མི་སླབ་ཟེར་དོ་བཟུམ་རྟིང་ལས་ཟེར་མི་དང་འདྲ།</text:p>
          </table:table-cell>
          <table:table-cell table:number-columns-repeated="252"/>
        </table:table-row>
        <table:table-row table:style-name="ro1">
          <table:table-cell office:value-type="string">
            <text:p>ལོགན།</text:p>
          </table:table-cell>
          <table:table-cell office:value-type="string">
            <text:p>/lon</text:p>
          </table:table-cell>
          <table:table-cell office:value-type="string">
            <text:p>(མིང་)</text:p>
          </table:table-cell>
          <table:table-cell office:value-type="string">
            <text:p>ལོགན་ད་ལྟོ་ལས་ལོགཔ་དྲག།</text:p>
          </table:table-cell>
          <table:table-cell table:number-columns-repeated="252"/>
        </table:table-row>
        <table:table-row table:style-name="ro1">
          <table:table-cell office:value-type="string">
            <text:p>ལོགཔ།</text:p>
          </table:table-cell>
          <table:table-cell office:value-type="string">
            <text:p>/lop</text:p>
          </table:table-cell>
          <table:table-cell office:value-type="string">
            <text:p>(བྱ་ཁྱད་)</text:p>
          </table:table-cell>
          <table:table-cell office:value-type="string">
            <text:p>ལོག་ལོགཔ་འོང་ལོག་ལོགཔ་བཟུམ་ཅིག་འབད་ཡི།</text:p>
          </table:table-cell>
          <table:table-cell table:number-columns-repeated="252"/>
        </table:table-row>
        <table:table-row table:style-name="ro1">
          <table:table-cell office:value-type="string">
            <text:p>ལོགས།</text:p>
          </table:table-cell>
          <table:table-cell office:value-type="string">
            <text:p>/log </text:p>
          </table:table-cell>
          <table:table-cell office:value-type="string">
            <text:p>(མིང་)</text:p>
          </table:table-cell>
          <table:table-cell office:value-type="string">
            <text:p>ཀ་བའི་ལོགས་ཕར་གྱི་ལོགས་ཚུ་གྱང་གི་ལོགས་ཡི་གུ་སྦྱར་ནུག་ཟེར་དོ་བཟུམ་ངོགས་དང་ངོས་ཚུ་ལུ་འཇུག་འོང༌།</text:p>
          </table:table-cell>
          <table:table-cell table:number-columns-repeated="252"/>
        </table:table-row>
        <table:table-row table:style-name="ro1">
          <table:table-cell office:value-type="string">
            <text:p>ལོགས་བརྒྱད།</text:p>
          </table:table-cell>
          <table:table-cell office:value-type="string">
            <text:p>/log je</text:p>
          </table:table-cell>
          <table:table-cell office:value-type="string">
            <text:p>(མིང་)</text:p>
          </table:table-cell>
          <table:table-cell office:value-type="string">
            <text:p>ལེབ་བརྒྱད་ཡོད་པ།</text:p>
          </table:table-cell>
          <table:table-cell table:number-columns-repeated="252"/>
        </table:table-row>
        <table:table-row table:style-name="ro1">
          <table:table-cell office:value-type="string">
            <text:p>ལོགས་རིས།</text:p>
          </table:table-cell>
          <table:table-cell office:value-type="string">
            <text:p>/log ri/</text:p>
          </table:table-cell>
          <table:table-cell office:value-type="string">
            <text:p>(མིང་)</text:p>
          </table:table-cell>
          <table:table-cell office:value-type="string">
            <text:p>ལྷ་ཁང་ཚུ་གི་ལྡེབས་རིས་ཀྱི་མིང་གཞན།</text:p>
          </table:table-cell>
          <table:table-cell table:number-columns-repeated="252"/>
        </table:table-row>
        <table:table-row table:style-name="ro1">
          <table:table-cell office:value-type="string">
            <text:p>ལོགས་སུ།</text:p>
          </table:table-cell>
          <table:table-cell office:value-type="string">
            <text:p>/log su</text:p>
          </table:table-cell>
          <table:table-cell office:value-type="string">
            <text:p>(མིང་)</text:p>
          </table:table-cell>
          <table:table-cell office:value-type="string">
            <text:p>ལོགས་སུ་སྒོས་སུ་སྒོས་ལོགས་ཚུ་དོན་འདྲ།དཔེར་ན་ཕྱག་དབང་ལོགས་སུ་བཅར་ཕྱག་མཇལ་སྒོས་ལོགས་འབད་ཕུལ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ལོགས་སུ་བཏོན།</text:p>
          </table:table-cell>
          <table:table-cell office:value-type="string">
            <text:p>/log su toen/</text:p>
          </table:table-cell>
          <table:table-cell office:value-type="string">
            <text:p>(བྱ་ཚིག་)</text:p>
          </table:table-cell>
          <table:table-cell office:value-type="string">
            <text:p>དམིགས་བསལ་སོ་སོར་བཏོན་པ།</text:p>
          </table:table-cell>
          <table:table-cell table:number-columns-repeated="252"/>
        </table:table-row>
        <table:table-row table:style-name="ro1">
          <table:table-cell office:value-type="string">
            <text:p>ལོགས་སུ་ཕྱེ།</text:p>
          </table:table-cell>
          <table:table-cell office:value-type="string">
            <text:p>/log su che/</text:p>
          </table:table-cell>
          <table:table-cell office:value-type="string">
            <text:p>(བྱ་ཚིག་)</text:p>
          </table:table-cell>
          <table:table-cell office:value-type="string">
            <text:p>དམིགས་བསལ་གྱི་དབྱེ་བ་ཕྱེ།</text:p>
          </table:table-cell>
          <table:table-cell table:number-columns-repeated="252"/>
        </table:table-row>
        <table:table-row table:style-name="ro1">
          <table:table-cell office:value-type="string">
            <text:p>ལོང༌།</text:p>
          </table:table-cell>
          <table:table-cell office:value-type="string">
            <text:p>/long/</text:p>
          </table:table-cell>
          <table:table-cell office:value-type="string">
            <text:p>(བྱ་ཚིག་)</text:p>
          </table:table-cell>
          <table:table-cell office:value-type="string">
            <text:p>༡སར་སྡོད་ས་ལས་ཡར་ལོང་ནི།༢གཞན་འབད་ལོང་བཅའ་ལོང་ཟ་ལོང་འཐུང་ལོང་ཟེར་མི་ཚུ་དུས་ཡུན་གྱི་མིང་༣ཡར་ལོང་རང་མི་ནུག་ཟེར་བ་ཅིན་ཡར་བསྐྱེད་བཏགས་མ་ཚུགསཔ་དང་ཡར་ལོང་རང་མེདཔ་བཟོ་ད་ནུག་ཟེར་བ་ཅིན་ནོནམ་འབད་བརྡུངས་པའི་དོན་ཚུ་ལུ་འཇུགཔ་ཨིན།</text:p>
          </table:table-cell>
          <table:table-cell table:number-columns-repeated="252"/>
        </table:table-row>
        <table:table-row table:style-name="ro1">
          <table:table-cell office:value-type="string">
            <text:p>ལོང་ཁོམ།</text:p>
          </table:table-cell>
          <table:table-cell office:value-type="string">
            <text:p>/long khom/</text:p>
          </table:table-cell>
          <table:table-cell office:value-type="string">
            <text:p>(མིང་)</text:p>
          </table:table-cell>
          <table:table-cell office:value-type="string">
            <text:p>དལ་ཁོམ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ལོང་སྡོད།</text:p>
          </table:table-cell>
          <table:table-cell office:value-type="string">
            <text:p>/long doe/</text:p>
          </table:table-cell>
          <table:table-cell office:value-type="string">
            <text:p>(བྱ་ཚིག་)</text:p>
          </table:table-cell>
          <table:table-cell office:value-type="string">
            <text:p>ཡར་ལོང་སྟེ་སྡོད་ནི།</text:p>
          </table:table-cell>
          <table:table-cell table:number-columns-repeated="252"/>
        </table:table-row>
        <table:table-row table:style-name="ro1">
          <table:table-cell office:value-type="string">
            <text:p>ལོང་མི་ལོང༌།</text:p>
          </table:table-cell>
          <table:table-cell office:value-type="string">
            <text:p>/long mi long/</text:p>
          </table:table-cell>
          <table:table-cell office:value-type="string">
            <text:p>(མིང་)</text:p>
          </table:table-cell>
          <table:table-cell office:value-type="string">
            <text:p>ཡར་ལོང་མི་ལོང་བལྟ་རྡོ་རྗེ་ལོང་མི་ལོང་བལྟ་ཞིན་ན་སོང༌།</text:p>
          </table:table-cell>
          <table:table-cell table:number-columns-repeated="252"/>
        </table:table-row>
        <table:table-row table:style-name="ro1">
          <table:table-cell office:value-type="string">
            <text:p>ལོང་ལོང༌།</text:p>
          </table:table-cell>
          <table:table-cell office:value-type="string">
            <text:p>/long long</text:p>
          </table:table-cell>
          <table:table-cell office:value-type="string">
            <text:p>(བྱ་ཁྱད་)</text:p>
          </table:table-cell>
          <table:table-cell office:value-type="string">
            <text:p>དུ་པ་ལོང་ལོང་བཏང་འཐོན་དེས།མི་གཅིག་ལོང་ལོང་བཏང་འོང་ས་མཐོང་ཡི།ལུང་ལུང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ལོངནི།</text:p>
          </table:table-cell>
          <table:table-cell office:value-type="string">
            <text:p>/lon</text:p>
          </table:table-cell>
          <table:table-cell office:value-type="string">
            <text:p>(མིང་)</text:p>
          </table:table-cell>
          <table:table-cell office:value-type="string">
            <text:p>ཟ་ལོངནི་མི་ནུག།སྡོད་ལོངནི་མི་ནུག།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ལོངཔ།</text:p>
          </table:table-cell>
          <table:table-cell office:value-type="string">
            <text:p>/lop</text:p>
          </table:table-cell>
          <table:table-cell office:value-type="string">
            <text:p>(མིང་)</text:p>
          </table:table-cell>
          <table:table-cell office:value-type="string">
            <text:p>མལ་ཆའི་ནང་ལས་ལོང་ལོངཔ་རང་མིན་ནུག།</text:p>
          </table:table-cell>
          <table:table-cell table:number-columns-repeated="252"/>
        </table:table-row>
        <table:table-row table:style-name="ro1">
          <table:table-cell office:value-type="string">
            <text:p>ལོངམ།</text:p>
          </table:table-cell>
          <table:table-cell office:value-type="string">
            <text:p>/lom</text:p>
          </table:table-cell>
          <table:table-cell office:value-type="string">
            <text:p>(མིང་)</text:p>
          </table:table-cell>
          <table:table-cell office:value-type="string">
            <text:p>ང་དྲོ་པ་ལས་ཡར་ལོངམ་ལོང་ས་རང་སྡོད་ཡོད།</text:p>
          </table:table-cell>
          <table:table-cell table:number-columns-repeated="252"/>
        </table:table-row>
        <table:table-row table:style-name="ro1">
          <table:table-cell office:value-type="string">
            <text:p>ལོངས་སྐུ།</text:p>
          </table:table-cell>
          <table:table-cell office:value-type="string">
            <text:p>/long ku/</text:p>
          </table:table-cell>
          <table:table-cell office:value-type="string">
            <text:p>(མིང་)</text:p>
          </table:table-cell>
          <table:table-cell office:value-type="string">
            <text:p>སྐུ་གསུམ་ཟེར་བརྩི་སྲོལ་ཡོད་པའི་ནང་གི་ལོངས་སྤྱོད་རྫོགས་པའི་སྐུ།</text:p>
          </table:table-cell>
          <table:table-cell table:number-columns-repeated="252"/>
        </table:table-row>
        <table:table-row table:style-name="ro1">
          <table:table-cell office:value-type="string">
            <text:p>ལོངས་སྤྱོད།</text:p>
          </table:table-cell>
          <table:table-cell office:value-type="string">
            <text:p>/long coe/</text:p>
          </table:table-cell>
          <table:table-cell office:value-type="string">
            <text:p>(མིང་ངམ་བྱ་ཚིག)</text:p>
          </table:table-cell>
          <table:table-cell office:value-type="string">
            <text:p>༡འདོད་ཡོན་ལོངས་སྤྱོད་ཟེར་བ་ཅིན་ཟག་བཅས་དགེ་བའི་འབྲས་བུ་འབྱོར་པ་ཕུན་སུམ་ཚོགས་པའི་མིང་དང༌།༢ཕ་མའི་རྒྱུ་བུ་གཞི་གིས་ལོངས་སྤྱོད་ཟེར་བ་ཅིན་འཆང་སྤྱོད་འབད་ནི་གཡོག་བཀོལ་ནི་ཚུ་གི་བྱ་ཚིག་ལུ་འཇུགཔ་ཨིན།</text:p>
          </table:table-cell>
          <table:table-cell table:number-columns-repeated="252"/>
        </table:table-row>
        <table:table-row table:style-name="ro1">
          <table:table-cell office:value-type="string">
            <text:p>ལོད།</text:p>
          </table:table-cell>
          <table:table-cell office:value-type="string">
            <text:p>/loe/</text:p>
          </table:table-cell>
          <table:table-cell office:value-type="string">
            <text:p>(མིང་)</text:p>
          </table:table-cell>
          <table:table-cell office:value-type="string">
            <text:p>༡གྲོ་ལོད་ཟེར་བ་ཅིན་གུ་རུ་དྲག་པོ་རྡོ་རྗེ་གྲོ་ལོད་ཀྱི་མཚན་དང༌།༢ལོད་པའི་ས་ཟེར་བ་ཅིན་གཡུས་ཀྱི་མིང་ཅིག་ལུ་ཡང་འཇུག་ནི་ཡོད།༣ནདཔ་ལོད་ནུག་ཟེར་བ་ཅིན་ཇེ་སྡུག་འགྱོ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ལོད་སུ།</text:p>
          </table:table-cell>
          <table:table-cell office:value-type="string">
            <text:p>/loe su/</text:p>
          </table:table-cell>
          <table:table-cell office:value-type="string">
            <text:p>(མིང་)</text:p>
          </table:table-cell>
          <table:table-cell office:value-type="string">
            <text:p>ནདཔ་འདི་ལོད་སུ་ཅིག་ར་ཨིན་པས་ཟེར་བ་ཅིན་ཧེ་མ་དང་འཕྱདན་སྐྱོ་སུ་ཅིག་འགྱོ་བའི་དོན་ཨིན།</text:p>
          </table:table-cell>
          <table:table-cell table:number-columns-repeated="252"/>
        </table:table-row>
        <table:table-row table:style-name="ro1">
          <table:table-cell office:value-type="string">
            <text:p>ལོདན།</text:p>
          </table:table-cell>
          <table:table-cell office:value-type="string">
            <text:p>/lon</text:p>
          </table:table-cell>
          <table:table-cell office:value-type="string">
            <text:p>(མིང་)</text:p>
          </table:table-cell>
          <table:table-cell office:value-type="string">
            <text:p>ནདཔ་ལོདན་ལ་ཁག་འོང༌།</text:p>
          </table:table-cell>
          <table:table-cell table:number-columns-repeated="252"/>
        </table:table-row>
        <table:table-row table:style-name="ro1">
          <table:table-cell office:value-type="string">
            <text:p>ལོདཔ།</text:p>
          </table:table-cell>
          <table:table-cell office:value-type="string">
            <text:p>/lop</text:p>
          </table:table-cell>
          <table:table-cell office:value-type="string">
            <text:p>(མིང་)</text:p>
          </table:table-cell>
          <table:table-cell office:value-type="string">
            <text:p>ནདཔ་འདི་ཁ་ཙ་ད་འཕྱདཔ་ད་ད་རེས་ལོད་ལོདཔ་བཟུམ་འདུག།</text:p>
          </table:table-cell>
          <table:table-cell table:number-columns-repeated="252"/>
        </table:table-row>
        <table:table-row table:style-name="ro1">
          <table:table-cell office:value-type="string">
            <text:p>ལོན།</text:p>
          </table:table-cell>
          <table:table-cell office:value-type="string">
            <text:p>/lon</text:p>
          </table:table-cell>
          <table:table-cell office:value-type="string">
            <text:p>(མིང་)</text:p>
          </table:table-cell>
          <table:table-cell office:value-type="string">
            <text:p>༡ཐོབ་ཚར་བའི་དོན།ནོར་བུ་ལག་ཏུ་ལོན་རྒྱུས་ལོན་ཟེར་དོ་བཟུམ།༢བུ་ལོན་ཟེར་རང་གི་རྒྱུ་གིས་མ་ལང་པར་གཞན་ལས་བསྐྱིན་འགྲུལ་འཚོལ་ནི།བུ་ལོན་མེདན་ཕྱུགཔོ་ཨིན་ཟེར་སླབ་ནི་ཡོད།</text:p>
          </table:table-cell>
          <table:table-cell table:number-columns-repeated="252"/>
        </table:table-row>
        <table:table-row table:style-name="ro1">
          <table:table-cell office:value-type="string">
            <text:p>ལོམ།</text:p>
          </table:table-cell>
          <table:table-cell office:value-type="string">
            <text:p>/lom/</text:p>
          </table:table-cell>
          <table:table-cell office:value-type="string">
            <text:p>(མིང་)</text:p>
          </table:table-cell>
          <table:table-cell office:value-type="string">
            <text:p>ཚོད་བསྲེས་ཧོན་ཚོད་དང་གཡུང་རྡོག་གི་གི་འདབ་མ།ལོམ་ཕར་བཅད་གཡུང་རྡོག་ཚུར་བཅད་ཟེར་དོ་བཟུམ་ཚོད་བསྲེས་ལོ་མའི་མིང་མཐའ་བསྡུ་བ།</text:p>
          </table:table-cell>
          <table:table-cell table:number-columns-repeated="252"/>
        </table:table-row>
        <table:table-row table:style-name="ro1">
          <table:table-cell office:value-type="string">
            <text:p>ལོར།</text:p>
          </table:table-cell>
          <table:table-cell office:value-type="string">
            <text:p>/lor/</text:p>
          </table:table-cell>
          <table:table-cell office:value-type="string">
            <text:p>(མིང་)</text:p>
          </table:table-cell>
          <table:table-cell office:value-type="string">
            <text:p>དངུལ་གྱི་ཚབ་འབད་ཉོ་ཚོང་འཐབ་ནི་ཤོག་གུ་དེ་ལུ་ཤོག་དངུལ་ཟེར་ཡང་སླབ་ཨིན།གཅིག་ལོར་གཉིས་ལོར་ལྔ་ལོར་བཅུ་ལོར་ཁལ་ལོར་བརྒྱ་ལོར་ལྔ་བརྒྱ་ལོར་ཚུ།</text:p>
          </table:table-cell>
          <table:table-cell table:number-columns-repeated="252"/>
        </table:table-row>
        <table:table-row table:style-name="ro1">
          <table:table-cell office:value-type="string">
            <text:p>ལོས།</text:p>
          </table:table-cell>
          <table:table-cell office:value-type="string">
            <text:p>/loe/</text:p>
          </table:table-cell>
          <table:table-cell office:value-type="string">
            <text:p>(མིང་)</text:p>
          </table:table-cell>
          <table:table-cell office:value-type="string">
            <text:p>རྒྱུ་མཚན་སྟོན་པའི་སྒྲ་ཅིག་ཨིན།གཏམ་ལོས་ཀྱང་བདེན།།སེམས་ལོས་ཀྱང་དགའ།།ཟེར་མི་ཚུ་དེ་ལུ་ལའུ་ཟེར་ཡང་སླབ་ནི་ཡོད།</text:p>
          </table:table-cell>
          <table:table-cell table:number-columns-repeated="252"/>
        </table:table-row>
        <table:table-row table:style-name="ro1">
          <table:table-cell office:value-type="string">
            <text:p>ལ་ལ།</text:p>
          </table:table-cell>
          <table:table-cell office:value-type="string">
            <text:p>/la la/</text:p>
          </table:table-cell>
          <table:table-cell office:value-type="string">
            <text:p>(མིང་)</text:p>
          </table:table-cell>
          <table:table-cell office:value-type="string">
            <text:p>ལ་ལུ་གཅིག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ལ་ལུ་ཅིག</text:p>
          </table:table-cell>
          <table:table-cell office:value-type="string">
            <text:p>/la lu ci/</text:p>
          </table:table-cell>
          <table:table-cell office:value-type="string">
            <text:p>(མིང་)</text:p>
          </table:table-cell>
          <table:table-cell office:value-type="string">
            <text:p>མི་དག་པ་ཅིག།མི་རེ་གཉིས་འདེ་ཅིག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ལ་ལུང༌།</text:p>
          </table:table-cell>
          <table:table-cell office:value-type="string">
            <text:p>/la lung/</text:p>
          </table:table-cell>
          <table:table-cell office:value-type="string">
            <text:p>(མིང་)</text:p>
          </table:table-cell>
          <table:table-cell office:value-type="string">
            <text:p>མཐོ་བའི་ལ་དང་དམའ་བའི་ལུངམ་གཉིས་གཅིག་ཁར་སླབ་ཐངས།</text:p>
          </table:table-cell>
          <table:table-cell table:number-columns-repeated="252"/>
        </table:table-row>
        <table:table-row table:style-name="ro1">
          <table:table-cell office:value-type="string">
            <text:p>ལ་བཤལ།</text:p>
          </table:table-cell>
          <table:table-cell office:value-type="string">
            <text:p>/la shel/</text:p>
          </table:table-cell>
          <table:table-cell office:value-type="string">
            <text:p>(མིང་)</text:p>
          </table:table-cell>
          <table:table-cell office:value-type="string">
            <text:p>ལ་ཁ་ལས་ཕར་བལྟ་བཤལ་འགྱོ་ནི་ལ་བཤལ་འགྱོ་ནི།</text:p>
          </table:table-cell>
          <table:table-cell table:number-columns-repeated="252"/>
        </table:table-row>
        <table:table-row table:style-name="ro1">
          <table:table-cell office:value-type="string">
            <text:p>ལ་བཤལ་པ།</text:p>
          </table:table-cell>
          <table:table-cell office:value-type="string">
            <text:p>/la shel pa/</text:p>
          </table:table-cell>
          <table:table-cell office:value-type="string">
            <text:p>(མིང་)</text:p>
          </table:table-cell>
          <table:table-cell office:value-type="string">
            <text:p>༡ས་སྲུང་པ་ལ་ཁར་ས་མཚམས་བདག་འཛིན་འབད་མི་སྲུང་རྒྱབ།༢ལ་བདའ་སྟེ་བཤལ་འགྱོ་མི།</text:p>
          </table:table-cell>
          <table:table-cell table:number-columns-repeated="252"/>
        </table:table-row>
        <table:table-row table:style-name="ro1">
          <table:table-cell office:value-type="string">
            <text:p>ལ་སོགས།</text:p>
          </table:table-cell>
          <table:table-cell office:value-type="string">
            <text:p>/la sog/</text:p>
          </table:table-cell>
          <table:table-cell office:value-type="string">
            <text:p>(མིང་)</text:p>
          </table:table-cell>
          <table:table-cell office:value-type="string">
            <text:p>མིང་དང་དོན་གཞན་ལེ་ཤ་སྡུད་པའི་ཚིག་ཕྲད།།</text:p>
          </table:table-cell>
          <table:table-cell table:number-columns-repeated="252"/>
        </table:table-row>
        <table:table-row table:style-name="ro1" table:number-rows-repeated="6503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Jomolhari" svg:font-family="Jomolha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30">11/30/2009</text:date>, <text:time>16:25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2-05T12:20:30</meta:creation-date>
    <dc:date>2009-11-30T16:25:18</dc:date>
    <meta:editing-cycles>21</meta:editing-cycles>
    <meta:editing-duration>PT12H54M28S</meta:editing-duration>
    <meta:user-defined meta:name="Info 1"/>
    <meta:user-defined meta:name="Info 2"/>
    <meta:user-defined meta:name="Info 3"/>
    <meta:user-defined meta:name="Info 4"/>
    <meta:document-statistic meta:table-count="3" meta:cell-count="2018"/>
  </office:meta>
</office:document-meta>
</file>